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ra_0.8_0.2_1000" table:style-name="ta1">
        <table:shapes>
          <draw:frame draw:z-index="0" draw:style-name="gr1" draw:text-style-name="P1" svg:width="292.59mm" svg:height="90.05mm" svg:x="22.29mm" svg:y="1.06mm">
            <draw:object draw:notify-on-update-of-ranges="'extra_0.8_0.2_1000'.A1:'extra_0.8_0.2_1000'.A1 'extra_0.8_0.2_1000'.A2:'extra_0.8_0.2_1000'.A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61462483" calcext:value-type="float">
            <text:p>3.61462483</text:p>
          </table:table-cell>
        </table:table-row>
        <table:table-row table:style-name="ro1">
          <table:table-cell office:value-type="float" office:value="2.51866301" calcext:value-type="float">
            <text:p>2.51866301</text:p>
          </table:table-cell>
        </table:table-row>
        <table:table-row table:style-name="ro1">
          <table:table-cell office:value-type="float" office:value="2.4505406" calcext:value-type="float">
            <text:p>2.4505406</text:p>
          </table:table-cell>
        </table:table-row>
        <table:table-row table:style-name="ro1">
          <table:table-cell office:value-type="float" office:value="2.43576645" calcext:value-type="float">
            <text:p>2.43576645</text:p>
          </table:table-cell>
        </table:table-row>
        <table:table-row table:style-name="ro1">
          <table:table-cell office:value-type="float" office:value="2.42549242" calcext:value-type="float">
            <text:p>2.42549242</text:p>
          </table:table-cell>
        </table:table-row>
        <table:table-row table:style-name="ro1">
          <table:table-cell office:value-type="float" office:value="2.41549899" calcext:value-type="float">
            <text:p>2.41549899</text:p>
          </table:table-cell>
        </table:table-row>
        <table:table-row table:style-name="ro1">
          <table:table-cell office:value-type="float" office:value="2.4052209" calcext:value-type="float">
            <text:p>2.4052209</text:p>
          </table:table-cell>
        </table:table-row>
        <table:table-row table:style-name="ro1">
          <table:table-cell office:value-type="float" office:value="2.39447487" calcext:value-type="float">
            <text:p>2.39447487</text:p>
          </table:table-cell>
        </table:table-row>
        <table:table-row table:style-name="ro1">
          <table:table-cell office:value-type="float" office:value="2.38313062" calcext:value-type="float">
            <text:p>2.38313062</text:p>
          </table:table-cell>
        </table:table-row>
        <table:table-row table:style-name="ro1">
          <table:table-cell office:value-type="float" office:value="2.37106999" calcext:value-type="float">
            <text:p>2.37106999</text:p>
          </table:table-cell>
        </table:table-row>
        <table:table-row table:style-name="ro1">
          <table:table-cell office:value-type="float" office:value="2.35818126" calcext:value-type="float">
            <text:p>2.35818126</text:p>
          </table:table-cell>
        </table:table-row>
        <table:table-row table:style-name="ro1">
          <table:table-cell office:value-type="float" office:value="2.34435915" calcext:value-type="float">
            <text:p>2.34435915</text:p>
          </table:table-cell>
        </table:table-row>
        <table:table-row table:style-name="ro1">
          <table:table-cell office:value-type="float" office:value="2.32950628" calcext:value-type="float">
            <text:p>2.32950628</text:p>
          </table:table-cell>
        </table:table-row>
        <table:table-row table:style-name="ro1">
          <table:table-cell office:value-type="float" office:value="2.31353535" calcext:value-type="float">
            <text:p>2.31353535</text:p>
          </table:table-cell>
        </table:table-row>
        <table:table-row table:style-name="ro1">
          <table:table-cell office:value-type="float" office:value="2.29637171" calcext:value-type="float">
            <text:p>2.29637171</text:p>
          </table:table-cell>
        </table:table-row>
        <table:table-row table:style-name="ro1">
          <table:table-cell office:value-type="float" office:value="2.27795638" calcext:value-type="float">
            <text:p>2.27795638</text:p>
          </table:table-cell>
        </table:table-row>
        <table:table-row table:style-name="ro1">
          <table:table-cell office:value-type="float" office:value="2.25824907" calcext:value-type="float">
            <text:p>2.25824907</text:p>
          </table:table-cell>
        </table:table-row>
        <table:table-row table:style-name="ro1">
          <table:table-cell office:value-type="float" office:value="2.23723119" calcext:value-type="float">
            <text:p>2.23723119</text:p>
          </table:table-cell>
        </table:table-row>
        <table:table-row table:style-name="ro1">
          <table:table-cell office:value-type="float" office:value="2.21490835" calcext:value-type="float">
            <text:p>2.21490835</text:p>
          </table:table-cell>
        </table:table-row>
        <table:table-row table:style-name="ro1">
          <table:table-cell office:value-type="float" office:value="2.19131212" calcext:value-type="float">
            <text:p>2.19131212</text:p>
          </table:table-cell>
        </table:table-row>
        <table:table-row table:style-name="ro1">
          <table:table-cell office:value-type="float" office:value="2.16650073" calcext:value-type="float">
            <text:p>2.16650073</text:p>
          </table:table-cell>
        </table:table-row>
        <table:table-row table:style-name="ro1">
          <table:table-cell office:value-type="float" office:value="2.14055833" calcext:value-type="float">
            <text:p>2.14055833</text:p>
          </table:table-cell>
        </table:table-row>
        <table:table-row table:style-name="ro1">
          <table:table-cell office:value-type="float" office:value="2.11359281" calcext:value-type="float">
            <text:p>2.11359281</text:p>
          </table:table-cell>
        </table:table-row>
        <table:table-row table:style-name="ro1">
          <table:table-cell office:value-type="float" office:value="2.08573217" calcext:value-type="float">
            <text:p>2.08573217</text:p>
          </table:table-cell>
        </table:table-row>
        <table:table-row table:style-name="ro1">
          <table:table-cell office:value-type="float" office:value="2.05711954" calcext:value-type="float">
            <text:p>2.05711954</text:p>
          </table:table-cell>
        </table:table-row>
        <table:table-row table:style-name="ro1">
          <table:table-cell office:value-type="float" office:value="2.02790736" calcext:value-type="float">
            <text:p>2.02790736</text:p>
          </table:table-cell>
        </table:table-row>
        <table:table-row table:style-name="ro1">
          <table:table-cell office:value-type="float" office:value="1.9982511" calcext:value-type="float">
            <text:p>1.9982511</text:p>
          </table:table-cell>
        </table:table-row>
        <table:table-row table:style-name="ro1">
          <table:table-cell office:value-type="float" office:value="1.9683031" calcext:value-type="float">
            <text:p>1.9683031</text:p>
          </table:table-cell>
        </table:table-row>
        <table:table-row table:style-name="ro1">
          <table:table-cell office:value-type="float" office:value="1.938207" calcext:value-type="float">
            <text:p>1.938207</text:p>
          </table:table-cell>
        </table:table-row>
        <table:table-row table:style-name="ro1">
          <table:table-cell office:value-type="float" office:value="1.90809319" calcext:value-type="float">
            <text:p>1.90809319</text:p>
          </table:table-cell>
        </table:table-row>
        <table:table-row table:style-name="ro1">
          <table:table-cell office:value-type="float" office:value="1.87807555" calcext:value-type="float">
            <text:p>1.87807555</text:p>
          </table:table-cell>
        </table:table-row>
        <table:table-row table:style-name="ro1">
          <table:table-cell office:value-type="float" office:value="1.84824948" calcext:value-type="float">
            <text:p>1.84824948</text:p>
          </table:table-cell>
        </table:table-row>
        <table:table-row table:style-name="ro1">
          <table:table-cell office:value-type="float" office:value="1.81869133" calcext:value-type="float">
            <text:p>1.81869133</text:p>
          </table:table-cell>
        </table:table-row>
        <table:table-row table:style-name="ro1">
          <table:table-cell office:value-type="float" office:value="1.789459" calcext:value-type="float">
            <text:p>1.789459</text:p>
          </table:table-cell>
        </table:table-row>
        <table:table-row table:style-name="ro1">
          <table:table-cell office:value-type="float" office:value="1.76059337" calcext:value-type="float">
            <text:p>1.76059337</text:p>
          </table:table-cell>
        </table:table-row>
        <table:table-row table:style-name="ro1">
          <table:table-cell office:value-type="float" office:value="1.73212049" calcext:value-type="float">
            <text:p>1.73212049</text:p>
          </table:table-cell>
        </table:table-row>
        <table:table-row table:style-name="ro1">
          <table:table-cell office:value-type="float" office:value="1.70405408" calcext:value-type="float">
            <text:p>1.70405408</text:p>
          </table:table-cell>
        </table:table-row>
        <table:table-row table:style-name="ro1">
          <table:table-cell office:value-type="float" office:value="1.67639821" calcext:value-type="float">
            <text:p>1.67639821</text:p>
          </table:table-cell>
        </table:table-row>
        <table:table-row table:style-name="ro1">
          <table:table-cell office:value-type="float" office:value="1.64914989" calcext:value-type="float">
            <text:p>1.64914989</text:p>
          </table:table-cell>
        </table:table-row>
        <table:table-row table:style-name="ro1">
          <table:table-cell office:value-type="float" office:value="1.62230146" calcext:value-type="float">
            <text:p>1.62230146</text:p>
          </table:table-cell>
        </table:table-row>
        <table:table-row table:style-name="ro1">
          <table:table-cell office:value-type="float" office:value="1.59584271" calcext:value-type="float">
            <text:p>1.59584271</text:p>
          </table:table-cell>
        </table:table-row>
        <table:table-row table:style-name="ro1">
          <table:table-cell office:value-type="float" office:value="1.56976256" calcext:value-type="float">
            <text:p>1.56976256</text:p>
          </table:table-cell>
        </table:table-row>
        <table:table-row table:style-name="ro1">
          <table:table-cell office:value-type="float" office:value="1.54405043" calcext:value-type="float">
            <text:p>1.54405043</text:p>
          </table:table-cell>
        </table:table-row>
        <table:table-row table:style-name="ro1">
          <table:table-cell office:value-type="float" office:value="1.51869719" calcext:value-type="float">
            <text:p>1.51869719</text:p>
          </table:table-cell>
        </table:table-row>
        <table:table-row table:style-name="ro1">
          <table:table-cell office:value-type="float" office:value="1.49369578" calcext:value-type="float">
            <text:p>1.49369578</text:p>
          </table:table-cell>
        </table:table-row>
        <table:table-row table:style-name="ro1">
          <table:table-cell office:value-type="float" office:value="1.46904155" calcext:value-type="float">
            <text:p>1.46904155</text:p>
          </table:table-cell>
        </table:table-row>
        <table:table-row table:style-name="ro1">
          <table:table-cell office:value-type="float" office:value="1.44473229" calcext:value-type="float">
            <text:p>1.44473229</text:p>
          </table:table-cell>
        </table:table-row>
        <table:table-row table:style-name="ro1">
          <table:table-cell office:value-type="float" office:value="1.42076811" calcext:value-type="float">
            <text:p>1.42076811</text:p>
          </table:table-cell>
        </table:table-row>
        <table:table-row table:style-name="ro1">
          <table:table-cell office:value-type="float" office:value="1.39715114" calcext:value-type="float">
            <text:p>1.39715114</text:p>
          </table:table-cell>
        </table:table-row>
        <table:table-row table:style-name="ro1">
          <table:table-cell office:value-type="float" office:value="1.37388516" calcext:value-type="float">
            <text:p>1.37388516</text:p>
          </table:table-cell>
        </table:table-row>
        <table:table-row table:style-name="ro1">
          <table:table-cell office:value-type="float" office:value="1.35097514" calcext:value-type="float">
            <text:p>1.35097514</text:p>
          </table:table-cell>
        </table:table-row>
        <table:table-row table:style-name="ro1">
          <table:table-cell office:value-type="float" office:value="1.32842676" calcext:value-type="float">
            <text:p>1.32842676</text:p>
          </table:table-cell>
        </table:table-row>
        <table:table-row table:style-name="ro1">
          <table:table-cell office:value-type="float" office:value="1.306246" calcext:value-type="float">
            <text:p>1.306246</text:p>
          </table:table-cell>
        </table:table-row>
        <table:table-row table:style-name="ro1">
          <table:table-cell office:value-type="float" office:value="1.2844387" calcext:value-type="float">
            <text:p>1.2844387</text:p>
          </table:table-cell>
        </table:table-row>
        <table:table-row table:style-name="ro1">
          <table:table-cell office:value-type="float" office:value="1.2630102" calcext:value-type="float">
            <text:p>1.2630102</text:p>
          </table:table-cell>
        </table:table-row>
        <table:table-row table:style-name="ro1">
          <table:table-cell office:value-type="float" office:value="1.24196504" calcext:value-type="float">
            <text:p>1.24196504</text:p>
          </table:table-cell>
        </table:table-row>
        <table:table-row table:style-name="ro1">
          <table:table-cell office:value-type="float" office:value="1.22130675" calcext:value-type="float">
            <text:p>1.22130675</text:p>
          </table:table-cell>
        </table:table-row>
        <table:table-row table:style-name="ro1">
          <table:table-cell office:value-type="float" office:value="1.20103768" calcext:value-type="float">
            <text:p>1.20103768</text:p>
          </table:table-cell>
        </table:table-row>
        <table:table-row table:style-name="ro1">
          <table:table-cell office:value-type="float" office:value="1.18115889" calcext:value-type="float">
            <text:p>1.18115889</text:p>
          </table:table-cell>
        </table:table-row>
        <table:table-row table:style-name="ro1">
          <table:table-cell office:value-type="float" office:value="1.1616701" calcext:value-type="float">
            <text:p>1.1616701</text:p>
          </table:table-cell>
        </table:table-row>
        <table:table-row table:style-name="ro1">
          <table:table-cell office:value-type="float" office:value="1.14256976" calcext:value-type="float">
            <text:p>1.14256976</text:p>
          </table:table-cell>
        </table:table-row>
        <table:table-row table:style-name="ro1">
          <table:table-cell office:value-type="float" office:value="1.12385502" calcext:value-type="float">
            <text:p>1.12385502</text:p>
          </table:table-cell>
        </table:table-row>
        <table:table-row table:style-name="ro1">
          <table:table-cell office:value-type="float" office:value="1.10552186" calcext:value-type="float">
            <text:p>1.10552186</text:p>
          </table:table-cell>
        </table:table-row>
        <table:table-row table:style-name="ro1">
          <table:table-cell office:value-type="float" office:value="1.08756516" calcext:value-type="float">
            <text:p>1.08756516</text:p>
          </table:table-cell>
        </table:table-row>
        <table:table-row table:style-name="ro1">
          <table:table-cell office:value-type="float" office:value="1.06997885" calcext:value-type="float">
            <text:p>1.06997885</text:p>
          </table:table-cell>
        </table:table-row>
        <table:table-row table:style-name="ro1">
          <table:table-cell office:value-type="float" office:value="1.052756" calcext:value-type="float">
            <text:p>1.052756</text:p>
          </table:table-cell>
        </table:table-row>
        <table:table-row table:style-name="ro1">
          <table:table-cell office:value-type="float" office:value="1.03588896" calcext:value-type="float">
            <text:p>1.03588896</text:p>
          </table:table-cell>
        </table:table-row>
        <table:table-row table:style-name="ro1">
          <table:table-cell office:value-type="float" office:value="1.0193695" calcext:value-type="float">
            <text:p>1.0193695</text:p>
          </table:table-cell>
        </table:table-row>
        <table:table-row table:style-name="ro1">
          <table:table-cell office:value-type="float" office:value="1.00318891" calcext:value-type="float">
            <text:p>1.00318891</text:p>
          </table:table-cell>
        </table:table-row>
        <table:table-row table:style-name="ro1">
          <table:table-cell office:value-type="float" office:value="0.98733811" calcext:value-type="float">
            <text:p>0.98733811</text:p>
          </table:table-cell>
        </table:table-row>
        <table:table-row table:style-name="ro1">
          <table:table-cell office:value-type="float" office:value="0.97180779" calcext:value-type="float">
            <text:p>0.97180779</text:p>
          </table:table-cell>
        </table:table-row>
        <table:table-row table:style-name="ro1">
          <table:table-cell office:value-type="float" office:value="0.95658846" calcext:value-type="float">
            <text:p>0.95658846</text:p>
          </table:table-cell>
        </table:table-row>
        <table:table-row table:style-name="ro1">
          <table:table-cell office:value-type="float" office:value="0.94167059" calcext:value-type="float">
            <text:p>0.94167059</text:p>
          </table:table-cell>
        </table:table-row>
        <table:table-row table:style-name="ro1">
          <table:table-cell office:value-type="float" office:value="0.92704465" calcext:value-type="float">
            <text:p>0.92704465</text:p>
          </table:table-cell>
        </table:table-row>
        <table:table-row table:style-name="ro1">
          <table:table-cell office:value-type="float" office:value="0.91270121" calcext:value-type="float">
            <text:p>0.91270121</text:p>
          </table:table-cell>
        </table:table-row>
        <table:table-row table:style-name="ro1">
          <table:table-cell office:value-type="float" office:value="0.89863099" calcext:value-type="float">
            <text:p>0.89863099</text:p>
          </table:table-cell>
        </table:table-row>
        <table:table-row table:style-name="ro1">
          <table:table-cell office:value-type="float" office:value="0.88482493" calcext:value-type="float">
            <text:p>0.88482493</text:p>
          </table:table-cell>
        </table:table-row>
        <table:table-row table:style-name="ro1">
          <table:table-cell office:value-type="float" office:value="0.87127426" calcext:value-type="float">
            <text:p>0.87127426</text:p>
          </table:table-cell>
        </table:table-row>
        <table:table-row table:style-name="ro1">
          <table:table-cell office:value-type="float" office:value="0.8579705" calcext:value-type="float">
            <text:p>0.8579705</text:p>
          </table:table-cell>
        </table:table-row>
        <table:table-row table:style-name="ro1">
          <table:table-cell office:value-type="float" office:value="0.84490557" calcext:value-type="float">
            <text:p>0.84490557</text:p>
          </table:table-cell>
        </table:table-row>
        <table:table-row table:style-name="ro1">
          <table:table-cell office:value-type="float" office:value="0.83207178" calcext:value-type="float">
            <text:p>0.83207178</text:p>
          </table:table-cell>
        </table:table-row>
        <table:table-row table:style-name="ro1">
          <table:table-cell office:value-type="float" office:value="0.8194619" calcext:value-type="float">
            <text:p>0.8194619</text:p>
          </table:table-cell>
        </table:table-row>
        <table:table-row table:style-name="ro1">
          <table:table-cell office:value-type="float" office:value="0.80706914" calcext:value-type="float">
            <text:p>0.80706914</text:p>
          </table:table-cell>
        </table:table-row>
        <table:table-row table:style-name="ro1">
          <table:table-cell office:value-type="float" office:value="0.79488725" calcext:value-type="float">
            <text:p>0.79488725</text:p>
          </table:table-cell>
        </table:table-row>
        <table:table-row table:style-name="ro1">
          <table:table-cell office:value-type="float" office:value="0.78291046" calcext:value-type="float">
            <text:p>0.78291046</text:p>
          </table:table-cell>
        </table:table-row>
        <table:table-row table:style-name="ro1">
          <table:table-cell office:value-type="float" office:value="0.77113355" calcext:value-type="float">
            <text:p>0.77113355</text:p>
          </table:table-cell>
        </table:table-row>
        <table:table-row table:style-name="ro1">
          <table:table-cell office:value-type="float" office:value="0.75955181" calcext:value-type="float">
            <text:p>0.75955181</text:p>
          </table:table-cell>
        </table:table-row>
        <table:table-row table:style-name="ro1">
          <table:table-cell office:value-type="float" office:value="0.74816105" calcext:value-type="float">
            <text:p>0.74816105</text:p>
          </table:table-cell>
        </table:table-row>
        <table:table-row table:style-name="ro1">
          <table:table-cell office:value-type="float" office:value="0.73695757" calcext:value-type="float">
            <text:p>0.73695757</text:p>
          </table:table-cell>
        </table:table-row>
        <table:table-row table:style-name="ro1">
          <table:table-cell office:value-type="float" office:value="0.72593814" calcext:value-type="float">
            <text:p>0.72593814</text:p>
          </table:table-cell>
        </table:table-row>
        <table:table-row table:style-name="ro1">
          <table:table-cell office:value-type="float" office:value="0.71509996" calcext:value-type="float">
            <text:p>0.71509996</text:p>
          </table:table-cell>
        </table:table-row>
        <table:table-row table:style-name="ro1">
          <table:table-cell office:value-type="float" office:value="0.70444061" calcext:value-type="float">
            <text:p>0.70444061</text:p>
          </table:table-cell>
        </table:table-row>
        <table:table-row table:style-name="ro1">
          <table:table-cell office:value-type="float" office:value="0.69395801" calcext:value-type="float">
            <text:p>0.69395801</text:p>
          </table:table-cell>
        </table:table-row>
        <table:table-row table:style-name="ro1">
          <table:table-cell office:value-type="float" office:value="0.68365031" calcext:value-type="float">
            <text:p>0.68365031</text:p>
          </table:table-cell>
        </table:table-row>
        <table:table-row table:style-name="ro1">
          <table:table-cell office:value-type="float" office:value="0.67351592" calcext:value-type="float">
            <text:p>0.67351592</text:p>
          </table:table-cell>
        </table:table-row>
        <table:table-row table:style-name="ro1">
          <table:table-cell office:value-type="float" office:value="0.66355336" calcext:value-type="float">
            <text:p>0.66355336</text:p>
          </table:table-cell>
        </table:table-row>
        <table:table-row table:style-name="ro1">
          <table:table-cell office:value-type="float" office:value="0.65376125" calcext:value-type="float">
            <text:p>0.65376125</text:p>
          </table:table-cell>
        </table:table-row>
        <table:table-row table:style-name="ro1">
          <table:table-cell office:value-type="float" office:value="0.64413826" calcext:value-type="float">
            <text:p>0.64413826</text:p>
          </table:table-cell>
        </table:table-row>
        <table:table-row table:style-name="ro1">
          <table:table-cell office:value-type="float" office:value="0.63468304" calcext:value-type="float">
            <text:p>0.63468304</text:p>
          </table:table-cell>
        </table:table-row>
        <table:table-row table:style-name="ro1">
          <table:table-cell office:value-type="float" office:value="0.6253942" calcext:value-type="float">
            <text:p>0.6253942</text:p>
          </table:table-cell>
        </table:table-row>
        <table:table-row table:style-name="ro1">
          <table:table-cell office:value-type="float" office:value="0.61627027" calcext:value-type="float">
            <text:p>0.61627027</text:p>
          </table:table-cell>
        </table:table-row>
        <table:table-row table:style-name="ro1">
          <table:table-cell office:value-type="float" office:value="0.6073097" calcext:value-type="float">
            <text:p>0.6073097</text:p>
          </table:table-cell>
        </table:table-row>
        <table:table-row table:style-name="ro1">
          <table:table-cell office:value-type="float" office:value="0.59851081" calcext:value-type="float">
            <text:p>0.59851081</text:p>
          </table:table-cell>
        </table:table-row>
        <table:table-row table:style-name="ro1">
          <table:table-cell office:value-type="float" office:value="0.58987181" calcext:value-type="float">
            <text:p>0.58987181</text:p>
          </table:table-cell>
        </table:table-row>
        <table:table-row table:style-name="ro1">
          <table:table-cell office:value-type="float" office:value="0.58139079" calcext:value-type="float">
            <text:p>0.58139079</text:p>
          </table:table-cell>
        </table:table-row>
        <table:table-row table:style-name="ro1">
          <table:table-cell office:value-type="float" office:value="0.57306573" calcext:value-type="float">
            <text:p>0.57306573</text:p>
          </table:table-cell>
        </table:table-row>
        <table:table-row table:style-name="ro1">
          <table:table-cell office:value-type="float" office:value="0.5648945" calcext:value-type="float">
            <text:p>0.5648945</text:p>
          </table:table-cell>
        </table:table-row>
        <table:table-row table:style-name="ro1">
          <table:table-cell office:value-type="float" office:value="0.55687488" calcext:value-type="float">
            <text:p>0.55687488</text:p>
          </table:table-cell>
        </table:table-row>
        <table:table-row table:style-name="ro1">
          <table:table-cell office:value-type="float" office:value="0.54900456" calcext:value-type="float">
            <text:p>0.54900456</text:p>
          </table:table-cell>
        </table:table-row>
        <table:table-row table:style-name="ro1">
          <table:table-cell office:value-type="float" office:value="0.54128114" calcext:value-type="float">
            <text:p>0.54128114</text:p>
          </table:table-cell>
        </table:table-row>
        <table:table-row table:style-name="ro1">
          <table:table-cell office:value-type="float" office:value="0.5337022" calcext:value-type="float">
            <text:p>0.5337022</text:p>
          </table:table-cell>
        </table:table-row>
        <table:table-row table:style-name="ro1">
          <table:table-cell office:value-type="float" office:value="0.52626523" calcext:value-type="float">
            <text:p>0.52626523</text:p>
          </table:table-cell>
        </table:table-row>
        <table:table-row table:style-name="ro1">
          <table:table-cell office:value-type="float" office:value="0.51896773" calcext:value-type="float">
            <text:p>0.51896773</text:p>
          </table:table-cell>
        </table:table-row>
        <table:table-row table:style-name="ro1">
          <table:table-cell office:value-type="float" office:value="0.51180714" calcext:value-type="float">
            <text:p>0.51180714</text:p>
          </table:table-cell>
        </table:table-row>
        <table:table-row table:style-name="ro1">
          <table:table-cell office:value-type="float" office:value="0.50478091" calcext:value-type="float">
            <text:p>0.50478091</text:p>
          </table:table-cell>
        </table:table-row>
        <table:table-row table:style-name="ro1">
          <table:table-cell office:value-type="float" office:value="0.49788648" calcext:value-type="float">
            <text:p>0.49788648</text:p>
          </table:table-cell>
        </table:table-row>
        <table:table-row table:style-name="ro1">
          <table:table-cell office:value-type="float" office:value="0.4911213" calcext:value-type="float">
            <text:p>0.4911213</text:p>
          </table:table-cell>
        </table:table-row>
        <table:table-row table:style-name="ro1">
          <table:table-cell office:value-type="float" office:value="0.48448282" calcext:value-type="float">
            <text:p>0.48448282</text:p>
          </table:table-cell>
        </table:table-row>
        <table:table-row table:style-name="ro1">
          <table:table-cell office:value-type="float" office:value="0.47796854" calcext:value-type="float">
            <text:p>0.47796854</text:p>
          </table:table-cell>
        </table:table-row>
        <table:table-row table:style-name="ro1">
          <table:table-cell office:value-type="float" office:value="0.47157595" calcext:value-type="float">
            <text:p>0.47157595</text:p>
          </table:table-cell>
        </table:table-row>
        <table:table-row table:style-name="ro1">
          <table:table-cell office:value-type="float" office:value="0.46530258" calcext:value-type="float">
            <text:p>0.46530258</text:p>
          </table:table-cell>
        </table:table-row>
        <table:table-row table:style-name="ro1">
          <table:table-cell office:value-type="float" office:value="0.45914601" calcext:value-type="float">
            <text:p>0.45914601</text:p>
          </table:table-cell>
        </table:table-row>
        <table:table-row table:style-name="ro1">
          <table:table-cell office:value-type="float" office:value="0.45310384" calcext:value-type="float">
            <text:p>0.45310384</text:p>
          </table:table-cell>
        </table:table-row>
        <table:table-row table:style-name="ro1">
          <table:table-cell office:value-type="float" office:value="0.44717371" calcext:value-type="float">
            <text:p>0.44717371</text:p>
          </table:table-cell>
        </table:table-row>
        <table:table-row table:style-name="ro1">
          <table:table-cell office:value-type="float" office:value="0.44135331" calcext:value-type="float">
            <text:p>0.44135331</text:p>
          </table:table-cell>
        </table:table-row>
        <table:table-row table:style-name="ro1">
          <table:table-cell office:value-type="float" office:value="0.43564035" calcext:value-type="float">
            <text:p>0.43564035</text:p>
          </table:table-cell>
        </table:table-row>
        <table:table-row table:style-name="ro1">
          <table:table-cell office:value-type="float" office:value="0.4300326" calcext:value-type="float">
            <text:p>0.4300326</text:p>
          </table:table-cell>
        </table:table-row>
        <table:table-row table:style-name="ro1">
          <table:table-cell office:value-type="float" office:value="0.42452788" calcext:value-type="float">
            <text:p>0.42452788</text:p>
          </table:table-cell>
        </table:table-row>
        <table:table-row table:style-name="ro1">
          <table:table-cell office:value-type="float" office:value="0.41912404" calcext:value-type="float">
            <text:p>0.41912404</text:p>
          </table:table-cell>
        </table:table-row>
        <table:table-row table:style-name="ro1">
          <table:table-cell office:value-type="float" office:value="0.41381898" calcext:value-type="float">
            <text:p>0.41381898</text:p>
          </table:table-cell>
        </table:table-row>
        <table:table-row table:style-name="ro1">
          <table:table-cell office:value-type="float" office:value="0.40861064" calcext:value-type="float">
            <text:p>0.40861064</text:p>
          </table:table-cell>
        </table:table-row>
        <table:table-row table:style-name="ro1">
          <table:table-cell office:value-type="float" office:value="0.403497" calcext:value-type="float">
            <text:p>0.403497</text:p>
          </table:table-cell>
        </table:table-row>
        <table:table-row table:style-name="ro1">
          <table:table-cell office:value-type="float" office:value="0.39847611" calcext:value-type="float">
            <text:p>0.39847611</text:p>
          </table:table-cell>
        </table:table-row>
        <table:table-row table:style-name="ro1">
          <table:table-cell office:value-type="float" office:value="0.39354602" calcext:value-type="float">
            <text:p>0.39354602</text:p>
          </table:table-cell>
        </table:table-row>
        <table:table-row table:style-name="ro1">
          <table:table-cell office:value-type="float" office:value="0.38870485" calcext:value-type="float">
            <text:p>0.38870485</text:p>
          </table:table-cell>
        </table:table-row>
        <table:table-row table:style-name="ro1">
          <table:table-cell office:value-type="float" office:value="0.38395075" calcext:value-type="float">
            <text:p>0.38395075</text:p>
          </table:table-cell>
        </table:table-row>
        <table:table-row table:style-name="ro1">
          <table:table-cell office:value-type="float" office:value="0.37928193" calcext:value-type="float">
            <text:p>0.37928193</text:p>
          </table:table-cell>
        </table:table-row>
        <table:table-row table:style-name="ro1">
          <table:table-cell office:value-type="float" office:value="0.37469662" calcext:value-type="float">
            <text:p>0.37469662</text:p>
          </table:table-cell>
        </table:table-row>
        <table:table-row table:style-name="ro1">
          <table:table-cell office:value-type="float" office:value="0.37019308" calcext:value-type="float">
            <text:p>0.37019308</text:p>
          </table:table-cell>
        </table:table-row>
        <table:table-row table:style-name="ro1">
          <table:table-cell office:value-type="float" office:value="0.36576963" calcext:value-type="float">
            <text:p>0.36576963</text:p>
          </table:table-cell>
        </table:table-row>
        <table:table-row table:style-name="ro1">
          <table:table-cell office:value-type="float" office:value="0.36142462" calcext:value-type="float">
            <text:p>0.36142462</text:p>
          </table:table-cell>
        </table:table-row>
        <table:table-row table:style-name="ro1">
          <table:table-cell office:value-type="float" office:value="0.35715643" calcext:value-type="float">
            <text:p>0.35715643</text:p>
          </table:table-cell>
        </table:table-row>
        <table:table-row table:style-name="ro1">
          <table:table-cell office:value-type="float" office:value="0.35296349" calcext:value-type="float">
            <text:p>0.35296349</text:p>
          </table:table-cell>
        </table:table-row>
        <table:table-row table:style-name="ro1">
          <table:table-cell office:value-type="float" office:value="0.34884423" calcext:value-type="float">
            <text:p>0.34884423</text:p>
          </table:table-cell>
        </table:table-row>
        <table:table-row table:style-name="ro1">
          <table:table-cell office:value-type="float" office:value="0.34479716" calcext:value-type="float">
            <text:p>0.34479716</text:p>
          </table:table-cell>
        </table:table-row>
        <table:table-row table:style-name="ro1">
          <table:table-cell office:value-type="float" office:value="0.3408208" calcext:value-type="float">
            <text:p>0.3408208</text:p>
          </table:table-cell>
        </table:table-row>
        <table:table-row table:style-name="ro1">
          <table:table-cell office:value-type="float" office:value="0.33691368" calcext:value-type="float">
            <text:p>0.33691368</text:p>
          </table:table-cell>
        </table:table-row>
        <table:table-row table:style-name="ro1">
          <table:table-cell office:value-type="float" office:value="0.3330744" calcext:value-type="float">
            <text:p>0.3330744</text:p>
          </table:table-cell>
        </table:table-row>
        <table:table-row table:style-name="ro1">
          <table:table-cell office:value-type="float" office:value="0.32930157" calcext:value-type="float">
            <text:p>0.32930157</text:p>
          </table:table-cell>
        </table:table-row>
        <table:table-row table:style-name="ro1">
          <table:table-cell office:value-type="float" office:value="0.32559384" calcext:value-type="float">
            <text:p>0.32559384</text:p>
          </table:table-cell>
        </table:table-row>
        <table:table-row table:style-name="ro1">
          <table:table-cell office:value-type="float" office:value="0.32194987" calcext:value-type="float">
            <text:p>0.32194987</text:p>
          </table:table-cell>
        </table:table-row>
        <table:table-row table:style-name="ro1">
          <table:table-cell office:value-type="float" office:value="0.31836836" calcext:value-type="float">
            <text:p>0.31836836</text:p>
          </table:table-cell>
        </table:table-row>
        <table:table-row table:style-name="ro1">
          <table:table-cell office:value-type="float" office:value="0.31484805" calcext:value-type="float">
            <text:p>0.31484805</text:p>
          </table:table-cell>
        </table:table-row>
        <table:table-row table:style-name="ro1">
          <table:table-cell office:value-type="float" office:value="0.31138768" calcext:value-type="float">
            <text:p>0.31138768</text:p>
          </table:table-cell>
        </table:table-row>
        <table:table-row table:style-name="ro1">
          <table:table-cell office:value-type="float" office:value="0.30798604" calcext:value-type="float">
            <text:p>0.30798604</text:p>
          </table:table-cell>
        </table:table-row>
        <table:table-row table:style-name="ro1">
          <table:table-cell office:value-type="float" office:value="0.30464193" calcext:value-type="float">
            <text:p>0.30464193</text:p>
          </table:table-cell>
        </table:table-row>
        <table:table-row table:style-name="ro1">
          <table:table-cell office:value-type="float" office:value="0.3013542" calcext:value-type="float">
            <text:p>0.3013542</text:p>
          </table:table-cell>
        </table:table-row>
        <table:table-row table:style-name="ro1">
          <table:table-cell office:value-type="float" office:value="0.29812168" calcext:value-type="float">
            <text:p>0.29812168</text:p>
          </table:table-cell>
        </table:table-row>
        <table:table-row table:style-name="ro1">
          <table:table-cell office:value-type="float" office:value="0.29494327" calcext:value-type="float">
            <text:p>0.29494327</text:p>
          </table:table-cell>
        </table:table-row>
        <table:table-row table:style-name="ro1">
          <table:table-cell office:value-type="float" office:value="0.29181787" calcext:value-type="float">
            <text:p>0.29181787</text:p>
          </table:table-cell>
        </table:table-row>
        <table:table-row table:style-name="ro1">
          <table:table-cell office:value-type="float" office:value="0.28874441" calcext:value-type="float">
            <text:p>0.28874441</text:p>
          </table:table-cell>
        </table:table-row>
        <table:table-row table:style-name="ro1">
          <table:table-cell office:value-type="float" office:value="0.28572184" calcext:value-type="float">
            <text:p>0.28572184</text:p>
          </table:table-cell>
        </table:table-row>
        <table:table-row table:style-name="ro1">
          <table:table-cell office:value-type="float" office:value="0.28274913" calcext:value-type="float">
            <text:p>0.28274913</text:p>
          </table:table-cell>
        </table:table-row>
        <table:table-row table:style-name="ro1">
          <table:table-cell office:value-type="float" office:value="0.27982528" calcext:value-type="float">
            <text:p>0.27982528</text:p>
          </table:table-cell>
        </table:table-row>
        <table:table-row table:style-name="ro1">
          <table:table-cell office:value-type="float" office:value="0.27694929" calcext:value-type="float">
            <text:p>0.27694929</text:p>
          </table:table-cell>
        </table:table-row>
        <table:table-row table:style-name="ro1">
          <table:table-cell office:value-type="float" office:value="0.27412022" calcext:value-type="float">
            <text:p>0.27412022</text:p>
          </table:table-cell>
        </table:table-row>
        <table:table-row table:style-name="ro1">
          <table:table-cell office:value-type="float" office:value="0.27133711" calcext:value-type="float">
            <text:p>0.27133711</text:p>
          </table:table-cell>
        </table:table-row>
        <table:table-row table:style-name="ro1">
          <table:table-cell office:value-type="float" office:value="0.26859905" calcext:value-type="float">
            <text:p>0.26859905</text:p>
          </table:table-cell>
        </table:table-row>
        <table:table-row table:style-name="ro1">
          <table:table-cell office:value-type="float" office:value="0.26590513" calcext:value-type="float">
            <text:p>0.26590513</text:p>
          </table:table-cell>
        </table:table-row>
        <table:table-row table:style-name="ro1">
          <table:table-cell office:value-type="float" office:value="0.26325447" calcext:value-type="float">
            <text:p>0.26325447</text:p>
          </table:table-cell>
        </table:table-row>
        <table:table-row table:style-name="ro1">
          <table:table-cell office:value-type="float" office:value="0.26064619" calcext:value-type="float">
            <text:p>0.26064619</text:p>
          </table:table-cell>
        </table:table-row>
        <table:table-row table:style-name="ro1">
          <table:table-cell office:value-type="float" office:value="0.25807947" calcext:value-type="float">
            <text:p>0.25807947</text:p>
          </table:table-cell>
        </table:table-row>
        <table:table-row table:style-name="ro1">
          <table:table-cell office:value-type="float" office:value="0.25555347" calcext:value-type="float">
            <text:p>0.25555347</text:p>
          </table:table-cell>
        </table:table-row>
        <table:table-row table:style-name="ro1">
          <table:table-cell office:value-type="float" office:value="0.25306737" calcext:value-type="float">
            <text:p>0.25306737</text:p>
          </table:table-cell>
        </table:table-row>
        <table:table-row table:style-name="ro1">
          <table:table-cell office:value-type="float" office:value="0.25062039" calcext:value-type="float">
            <text:p>0.25062039</text:p>
          </table:table-cell>
        </table:table-row>
        <table:table-row table:style-name="ro1">
          <table:table-cell office:value-type="float" office:value="0.24821176" calcext:value-type="float">
            <text:p>0.24821176</text:p>
          </table:table-cell>
        </table:table-row>
        <table:table-row table:style-name="ro1">
          <table:table-cell office:value-type="float" office:value="0.2458407" calcext:value-type="float">
            <text:p>0.2458407</text:p>
          </table:table-cell>
        </table:table-row>
        <table:table-row table:style-name="ro1">
          <table:table-cell office:value-type="float" office:value="0.24350649" calcext:value-type="float">
            <text:p>0.24350649</text:p>
          </table:table-cell>
        </table:table-row>
        <table:table-row table:style-name="ro1">
          <table:table-cell office:value-type="float" office:value="0.24120839" calcext:value-type="float">
            <text:p>0.24120839</text:p>
          </table:table-cell>
        </table:table-row>
        <table:table-row table:style-name="ro1">
          <table:table-cell office:value-type="float" office:value="0.23894569" calcext:value-type="float">
            <text:p>0.23894569</text:p>
          </table:table-cell>
        </table:table-row>
        <table:table-row table:style-name="ro1">
          <table:table-cell office:value-type="float" office:value="0.2367177" calcext:value-type="float">
            <text:p>0.2367177</text:p>
          </table:table-cell>
        </table:table-row>
        <table:table-row table:style-name="ro1">
          <table:table-cell office:value-type="float" office:value="0.23452374" calcext:value-type="float">
            <text:p>0.23452374</text:p>
          </table:table-cell>
        </table:table-row>
        <table:table-row table:style-name="ro1">
          <table:table-cell office:value-type="float" office:value="0.23236314" calcext:value-type="float">
            <text:p>0.23236314</text:p>
          </table:table-cell>
        </table:table-row>
        <table:table-row table:style-name="ro1">
          <table:table-cell office:value-type="float" office:value="0.23023525" calcext:value-type="float">
            <text:p>0.23023525</text:p>
          </table:table-cell>
        </table:table-row>
        <table:table-row table:style-name="ro1">
          <table:table-cell office:value-type="float" office:value="0.22813944" calcext:value-type="float">
            <text:p>0.22813944</text:p>
          </table:table-cell>
        </table:table-row>
        <table:table-row table:style-name="ro1">
          <table:table-cell office:value-type="float" office:value="0.22607508" calcext:value-type="float">
            <text:p>0.22607508</text:p>
          </table:table-cell>
        </table:table-row>
        <table:table-row table:style-name="ro1">
          <table:table-cell office:value-type="float" office:value="0.22404157" calcext:value-type="float">
            <text:p>0.22404157</text:p>
          </table:table-cell>
        </table:table-row>
        <table:table-row table:style-name="ro1">
          <table:table-cell office:value-type="float" office:value="0.2220383" calcext:value-type="float">
            <text:p>0.2220383</text:p>
          </table:table-cell>
        </table:table-row>
        <table:table-row table:style-name="ro1">
          <table:table-cell office:value-type="float" office:value="0.2200647" calcext:value-type="float">
            <text:p>0.2200647</text:p>
          </table:table-cell>
        </table:table-row>
        <table:table-row table:style-name="ro1">
          <table:table-cell office:value-type="float" office:value="0.2181202" calcext:value-type="float">
            <text:p>0.2181202</text:p>
          </table:table-cell>
        </table:table-row>
        <table:table-row table:style-name="ro1">
          <table:table-cell office:value-type="float" office:value="0.21620423" calcext:value-type="float">
            <text:p>0.21620423</text:p>
          </table:table-cell>
        </table:table-row>
        <table:table-row table:style-name="ro1">
          <table:table-cell office:value-type="float" office:value="0.21431625" calcext:value-type="float">
            <text:p>0.21431625</text:p>
          </table:table-cell>
        </table:table-row>
        <table:table-row table:style-name="ro1">
          <table:table-cell office:value-type="float" office:value="0.21245573" calcext:value-type="float">
            <text:p>0.21245573</text:p>
          </table:table-cell>
        </table:table-row>
        <table:table-row table:style-name="ro1">
          <table:table-cell office:value-type="float" office:value="0.21062215" calcext:value-type="float">
            <text:p>0.21062215</text:p>
          </table:table-cell>
        </table:table-row>
        <table:table-row table:style-name="ro1">
          <table:table-cell office:value-type="float" office:value="0.20881499" calcext:value-type="float">
            <text:p>0.20881499</text:p>
          </table:table-cell>
        </table:table-row>
        <table:table-row table:style-name="ro1">
          <table:table-cell office:value-type="float" office:value="0.20703376" calcext:value-type="float">
            <text:p>0.20703376</text:p>
          </table:table-cell>
        </table:table-row>
        <table:table-row table:style-name="ro1">
          <table:table-cell office:value-type="float" office:value="0.20527797" calcext:value-type="float">
            <text:p>0.20527797</text:p>
          </table:table-cell>
        </table:table-row>
        <table:table-row table:style-name="ro1">
          <table:table-cell office:value-type="float" office:value="0.20354714" calcext:value-type="float">
            <text:p>0.20354714</text:p>
          </table:table-cell>
        </table:table-row>
        <table:table-row table:style-name="ro1">
          <table:table-cell office:value-type="float" office:value="0.2018408" calcext:value-type="float">
            <text:p>0.2018408</text:p>
          </table:table-cell>
        </table:table-row>
        <table:table-row table:style-name="ro1">
          <table:table-cell office:value-type="float" office:value="0.2001585" calcext:value-type="float">
            <text:p>0.2001585</text:p>
          </table:table-cell>
        </table:table-row>
        <table:table-row table:style-name="ro1">
          <table:table-cell office:value-type="float" office:value="0.19849979" calcext:value-type="float">
            <text:p>0.19849979</text:p>
          </table:table-cell>
        </table:table-row>
        <table:table-row table:style-name="ro1">
          <table:table-cell office:value-type="float" office:value="0.19686422" calcext:value-type="float">
            <text:p>0.19686422</text:p>
          </table:table-cell>
        </table:table-row>
        <table:table-row table:style-name="ro1">
          <table:table-cell office:value-type="float" office:value="0.19525138" calcext:value-type="float">
            <text:p>0.19525138</text:p>
          </table:table-cell>
        </table:table-row>
        <table:table-row table:style-name="ro1">
          <table:table-cell office:value-type="float" office:value="0.19366085" calcext:value-type="float">
            <text:p>0.19366085</text:p>
          </table:table-cell>
        </table:table-row>
        <table:table-row table:style-name="ro1">
          <table:table-cell office:value-type="float" office:value="0.1920922" calcext:value-type="float">
            <text:p>0.1920922</text:p>
          </table:table-cell>
        </table:table-row>
        <table:table-row table:style-name="ro1">
          <table:table-cell office:value-type="float" office:value="0.19054506" calcext:value-type="float">
            <text:p>0.19054506</text:p>
          </table:table-cell>
        </table:table-row>
        <table:table-row table:style-name="ro1">
          <table:table-cell office:value-type="float" office:value="0.18901901" calcext:value-type="float">
            <text:p>0.18901901</text:p>
          </table:table-cell>
        </table:table-row>
        <table:table-row table:style-name="ro1">
          <table:table-cell office:value-type="float" office:value="0.18751368" calcext:value-type="float">
            <text:p>0.18751368</text:p>
          </table:table-cell>
        </table:table-row>
        <table:table-row table:style-name="ro1">
          <table:table-cell office:value-type="float" office:value="0.18602869" calcext:value-type="float">
            <text:p>0.18602869</text:p>
          </table:table-cell>
        </table:table-row>
        <table:table-row table:style-name="ro1">
          <table:table-cell office:value-type="float" office:value="0.18456368" calcext:value-type="float">
            <text:p>0.18456368</text:p>
          </table:table-cell>
        </table:table-row>
        <table:table-row table:style-name="ro1">
          <table:table-cell office:value-type="float" office:value="0.18311828" calcext:value-type="float">
            <text:p>0.18311828</text:p>
          </table:table-cell>
        </table:table-row>
        <table:table-row table:style-name="ro1">
          <table:table-cell office:value-type="float" office:value="0.18169215" calcext:value-type="float">
            <text:p>0.18169215</text:p>
          </table:table-cell>
        </table:table-row>
        <table:table-row table:style-name="ro1">
          <table:table-cell office:value-type="float" office:value="0.18028493" calcext:value-type="float">
            <text:p>0.18028493</text:p>
          </table:table-cell>
        </table:table-row>
        <table:table-row table:style-name="ro1">
          <table:table-cell office:value-type="float" office:value="0.1788963" calcext:value-type="float">
            <text:p>0.1788963</text:p>
          </table:table-cell>
        </table:table-row>
        <table:table-row table:style-name="ro1">
          <table:table-cell office:value-type="float" office:value="0.17752592" calcext:value-type="float">
            <text:p>0.17752592</text:p>
          </table:table-cell>
        </table:table-row>
        <table:table-row table:style-name="ro1">
          <table:table-cell office:value-type="float" office:value="0.17617347" calcext:value-type="float">
            <text:p>0.17617347</text:p>
          </table:table-cell>
        </table:table-row>
        <table:table-row table:style-name="ro1">
          <table:table-cell office:value-type="float" office:value="0.17483863" calcext:value-type="float">
            <text:p>0.17483863</text:p>
          </table:table-cell>
        </table:table-row>
        <table:table-row table:style-name="ro1">
          <table:table-cell office:value-type="float" office:value="0.1735211" calcext:value-type="float">
            <text:p>0.1735211</text:p>
          </table:table-cell>
        </table:table-row>
        <table:table-row table:style-name="ro1">
          <table:table-cell office:value-type="float" office:value="0.17222057" calcext:value-type="float">
            <text:p>0.17222057</text:p>
          </table:table-cell>
        </table:table-row>
        <table:table-row table:style-name="ro1">
          <table:table-cell office:value-type="float" office:value="0.17093674" calcext:value-type="float">
            <text:p>0.17093674</text:p>
          </table:table-cell>
        </table:table-row>
        <table:table-row table:style-name="ro1">
          <table:table-cell office:value-type="float" office:value="0.16966933" calcext:value-type="float">
            <text:p>0.16966933</text:p>
          </table:table-cell>
        </table:table-row>
        <table:table-row table:style-name="ro1">
          <table:table-cell office:value-type="float" office:value="0.16841806" calcext:value-type="float">
            <text:p>0.16841806</text:p>
          </table:table-cell>
        </table:table-row>
        <table:table-row table:style-name="ro1">
          <table:table-cell office:value-type="float" office:value="0.16718264" calcext:value-type="float">
            <text:p>0.16718264</text:p>
          </table:table-cell>
        </table:table-row>
        <table:table-row table:style-name="ro1">
          <table:table-cell office:value-type="float" office:value="0.16596279" calcext:value-type="float">
            <text:p>0.16596279</text:p>
          </table:table-cell>
        </table:table-row>
        <table:table-row table:style-name="ro1">
          <table:table-cell office:value-type="float" office:value="0.16475827" calcext:value-type="float">
            <text:p>0.16475827</text:p>
          </table:table-cell>
        </table:table-row>
        <table:table-row table:style-name="ro1">
          <table:table-cell office:value-type="float" office:value="0.1635688" calcext:value-type="float">
            <text:p>0.1635688</text:p>
          </table:table-cell>
        </table:table-row>
        <table:table-row table:style-name="ro1">
          <table:table-cell office:value-type="float" office:value="0.16239412" calcext:value-type="float">
            <text:p>0.16239412</text:p>
          </table:table-cell>
        </table:table-row>
        <table:table-row table:style-name="ro1">
          <table:table-cell office:value-type="float" office:value="0.161234" calcext:value-type="float">
            <text:p>0.161234</text:p>
          </table:table-cell>
        </table:table-row>
        <table:table-row table:style-name="ro1">
          <table:table-cell office:value-type="float" office:value="0.16008818" calcext:value-type="float">
            <text:p>0.16008818</text:p>
          </table:table-cell>
        </table:table-row>
        <table:table-row table:style-name="ro1">
          <table:table-cell office:value-type="float" office:value="0.15895642" calcext:value-type="float">
            <text:p>0.15895642</text:p>
          </table:table-cell>
        </table:table-row>
        <table:table-row table:style-name="ro1">
          <table:table-cell office:value-type="float" office:value="0.15783849" calcext:value-type="float">
            <text:p>0.15783849</text:p>
          </table:table-cell>
        </table:table-row>
        <table:table-row table:style-name="ro1">
          <table:table-cell office:value-type="float" office:value="0.15673416" calcext:value-type="float">
            <text:p>0.15673416</text:p>
          </table:table-cell>
        </table:table-row>
        <table:table-row table:style-name="ro1">
          <table:table-cell office:value-type="float" office:value="0.1556432" calcext:value-type="float">
            <text:p>0.1556432</text:p>
          </table:table-cell>
        </table:table-row>
        <table:table-row table:style-name="ro1">
          <table:table-cell office:value-type="float" office:value="0.15456539" calcext:value-type="float">
            <text:p>0.15456539</text:p>
          </table:table-cell>
        </table:table-row>
        <table:table-row table:style-name="ro1">
          <table:table-cell office:value-type="float" office:value="0.15350051" calcext:value-type="float">
            <text:p>0.15350051</text:p>
          </table:table-cell>
        </table:table-row>
        <table:table-row table:style-name="ro1">
          <table:table-cell office:value-type="float" office:value="0.15244836" calcext:value-type="float">
            <text:p>0.15244836</text:p>
          </table:table-cell>
        </table:table-row>
        <table:table-row table:style-name="ro1">
          <table:table-cell office:value-type="float" office:value="0.15140872" calcext:value-type="float">
            <text:p>0.15140872</text:p>
          </table:table-cell>
        </table:table-row>
        <table:table-row table:style-name="ro1">
          <table:table-cell office:value-type="float" office:value="0.1503814" calcext:value-type="float">
            <text:p>0.1503814</text:p>
          </table:table-cell>
        </table:table-row>
        <table:table-row table:style-name="ro1">
          <table:table-cell office:value-type="float" office:value="0.14936618" calcext:value-type="float">
            <text:p>0.14936618</text:p>
          </table:table-cell>
        </table:table-row>
        <table:table-row table:style-name="ro1">
          <table:table-cell office:value-type="float" office:value="0.14836288" calcext:value-type="float">
            <text:p>0.14836288</text:p>
          </table:table-cell>
        </table:table-row>
        <table:table-row table:style-name="ro1">
          <table:table-cell office:value-type="float" office:value="0.14737131" calcext:value-type="float">
            <text:p>0.14737131</text:p>
          </table:table-cell>
        </table:table-row>
        <table:table-row table:style-name="ro1">
          <table:table-cell office:value-type="float" office:value="0.14639126" calcext:value-type="float">
            <text:p>0.14639126</text:p>
          </table:table-cell>
        </table:table-row>
        <table:table-row table:style-name="ro1">
          <table:table-cell office:value-type="float" office:value="0.14542258" calcext:value-type="float">
            <text:p>0.14542258</text:p>
          </table:table-cell>
        </table:table-row>
        <table:table-row table:style-name="ro1">
          <table:table-cell office:value-type="float" office:value="0.14446506" calcext:value-type="float">
            <text:p>0.14446506</text:p>
          </table:table-cell>
        </table:table-row>
        <table:table-row table:style-name="ro1">
          <table:table-cell office:value-type="float" office:value="0.14351853" calcext:value-type="float">
            <text:p>0.14351853</text:p>
          </table:table-cell>
        </table:table-row>
        <table:table-row table:style-name="ro1">
          <table:table-cell office:value-type="float" office:value="0.14258283" calcext:value-type="float">
            <text:p>0.14258283</text:p>
          </table:table-cell>
        </table:table-row>
        <table:table-row table:style-name="ro1">
          <table:table-cell office:value-type="float" office:value="0.14165778" calcext:value-type="float">
            <text:p>0.14165778</text:p>
          </table:table-cell>
        </table:table-row>
        <table:table-row table:style-name="ro1">
          <table:table-cell office:value-type="float" office:value="0.14074321" calcext:value-type="float">
            <text:p>0.14074321</text:p>
          </table:table-cell>
        </table:table-row>
        <table:table-row table:style-name="ro1">
          <table:table-cell office:value-type="float" office:value="0.13983896" calcext:value-type="float">
            <text:p>0.13983896</text:p>
          </table:table-cell>
        </table:table-row>
        <table:table-row table:style-name="ro1">
          <table:table-cell office:value-type="float" office:value="0.13894487" calcext:value-type="float">
            <text:p>0.13894487</text:p>
          </table:table-cell>
        </table:table-row>
        <table:table-row table:style-name="ro1">
          <table:table-cell office:value-type="float" office:value="0.13806078" calcext:value-type="float">
            <text:p>0.13806078</text:p>
          </table:table-cell>
        </table:table-row>
        <table:table-row table:style-name="ro1">
          <table:table-cell office:value-type="float" office:value="0.13718654" calcext:value-type="float">
            <text:p>0.13718654</text:p>
          </table:table-cell>
        </table:table-row>
        <table:table-row table:style-name="ro1">
          <table:table-cell office:value-type="float" office:value="0.136322" calcext:value-type="float">
            <text:p>0.136322</text:p>
          </table:table-cell>
        </table:table-row>
        <table:table-row table:style-name="ro1">
          <table:table-cell office:value-type="float" office:value="0.13546701" calcext:value-type="float">
            <text:p>0.13546701</text:p>
          </table:table-cell>
        </table:table-row>
        <table:table-row table:style-name="ro1">
          <table:table-cell office:value-type="float" office:value="0.13462142" calcext:value-type="float">
            <text:p>0.13462142</text:p>
          </table:table-cell>
        </table:table-row>
        <table:table-row table:style-name="ro1">
          <table:table-cell office:value-type="float" office:value="0.13378509" calcext:value-type="float">
            <text:p>0.13378509</text:p>
          </table:table-cell>
        </table:table-row>
        <table:table-row table:style-name="ro1">
          <table:table-cell office:value-type="float" office:value="0.13295787" calcext:value-type="float">
            <text:p>0.13295787</text:p>
          </table:table-cell>
        </table:table-row>
        <table:table-row table:style-name="ro1">
          <table:table-cell office:value-type="float" office:value="0.13213965" calcext:value-type="float">
            <text:p>0.13213965</text:p>
          </table:table-cell>
        </table:table-row>
        <table:table-row table:style-name="ro1">
          <table:table-cell office:value-type="float" office:value="0.13133026" calcext:value-type="float">
            <text:p>0.13133026</text:p>
          </table:table-cell>
        </table:table-row>
        <table:table-row table:style-name="ro1">
          <table:table-cell office:value-type="float" office:value="0.1305296" calcext:value-type="float">
            <text:p>0.1305296</text:p>
          </table:table-cell>
        </table:table-row>
        <table:table-row table:style-name="ro1">
          <table:table-cell office:value-type="float" office:value="0.12973752" calcext:value-type="float">
            <text:p>0.12973752</text:p>
          </table:table-cell>
        </table:table-row>
        <table:table-row table:style-name="ro1">
          <table:table-cell office:value-type="float" office:value="0.12895389" calcext:value-type="float">
            <text:p>0.12895389</text:p>
          </table:table-cell>
        </table:table-row>
        <table:table-row table:style-name="ro1">
          <table:table-cell office:value-type="float" office:value="0.1281786" calcext:value-type="float">
            <text:p>0.1281786</text:p>
          </table:table-cell>
        </table:table-row>
        <table:table-row table:style-name="ro1">
          <table:table-cell office:value-type="float" office:value="0.12741152" calcext:value-type="float">
            <text:p>0.12741152</text:p>
          </table:table-cell>
        </table:table-row>
        <table:table-row table:style-name="ro1">
          <table:table-cell office:value-type="float" office:value="0.12665253" calcext:value-type="float">
            <text:p>0.12665253</text:p>
          </table:table-cell>
        </table:table-row>
        <table:table-row table:style-name="ro1">
          <table:table-cell office:value-type="float" office:value="0.12590152" calcext:value-type="float">
            <text:p>0.12590152</text:p>
          </table:table-cell>
        </table:table-row>
        <table:table-row table:style-name="ro1">
          <table:table-cell office:value-type="float" office:value="0.12515835" calcext:value-type="float">
            <text:p>0.12515835</text:p>
          </table:table-cell>
        </table:table-row>
        <table:table-row table:style-name="ro1">
          <table:table-cell office:value-type="float" office:value="0.12442293" calcext:value-type="float">
            <text:p>0.12442293</text:p>
          </table:table-cell>
        </table:table-row>
        <table:table-row table:style-name="ro1">
          <table:table-cell office:value-type="float" office:value="0.12369513" calcext:value-type="float">
            <text:p>0.12369513</text:p>
          </table:table-cell>
        </table:table-row>
        <table:table-row table:style-name="ro1">
          <table:table-cell office:value-type="float" office:value="0.12297486" calcext:value-type="float">
            <text:p>0.12297486</text:p>
          </table:table-cell>
        </table:table-row>
        <table:table-row table:style-name="ro1">
          <table:table-cell office:value-type="float" office:value="0.122262" calcext:value-type="float">
            <text:p>0.122262</text:p>
          </table:table-cell>
        </table:table-row>
        <table:table-row table:style-name="ro1">
          <table:table-cell office:value-type="float" office:value="0.12155644" calcext:value-type="float">
            <text:p>0.12155644</text:p>
          </table:table-cell>
        </table:table-row>
        <table:table-row table:style-name="ro1">
          <table:table-cell office:value-type="float" office:value="0.12085809" calcext:value-type="float">
            <text:p>0.12085809</text:p>
          </table:table-cell>
        </table:table-row>
        <table:table-row table:style-name="ro1">
          <table:table-cell office:value-type="float" office:value="0.12016683" calcext:value-type="float">
            <text:p>0.12016683</text:p>
          </table:table-cell>
        </table:table-row>
        <table:table-row table:style-name="ro1">
          <table:table-cell office:value-type="float" office:value="0.11948257" calcext:value-type="float">
            <text:p>0.11948257</text:p>
          </table:table-cell>
        </table:table-row>
        <table:table-row table:style-name="ro1">
          <table:table-cell office:value-type="float" office:value="0.11880522" calcext:value-type="float">
            <text:p>0.11880522</text:p>
          </table:table-cell>
        </table:table-row>
        <table:table-row table:style-name="ro1">
          <table:table-cell office:value-type="float" office:value="0.11813466" calcext:value-type="float">
            <text:p>0.11813466</text:p>
          </table:table-cell>
        </table:table-row>
        <table:table-row table:style-name="ro1">
          <table:table-cell office:value-type="float" office:value="0.11747082" calcext:value-type="float">
            <text:p>0.11747082</text:p>
          </table:table-cell>
        </table:table-row>
        <table:table-row table:style-name="ro1">
          <table:table-cell office:value-type="float" office:value="0.11681359" calcext:value-type="float">
            <text:p>0.11681359</text:p>
          </table:table-cell>
        </table:table-row>
        <table:table-row table:style-name="ro1">
          <table:table-cell office:value-type="float" office:value="0.11616289" calcext:value-type="float">
            <text:p>0.11616289</text:p>
          </table:table-cell>
        </table:table-row>
        <table:table-row table:style-name="ro1">
          <table:table-cell office:value-type="float" office:value="0.11551861" calcext:value-type="float">
            <text:p>0.11551861</text:p>
          </table:table-cell>
        </table:table-row>
        <table:table-row table:style-name="ro1">
          <table:table-cell office:value-type="float" office:value="0.11488069" calcext:value-type="float">
            <text:p>0.11488069</text:p>
          </table:table-cell>
        </table:table-row>
        <table:table-row table:style-name="ro1">
          <table:table-cell office:value-type="float" office:value="0.11424902" calcext:value-type="float">
            <text:p>0.11424902</text:p>
          </table:table-cell>
        </table:table-row>
        <table:table-row table:style-name="ro1">
          <table:table-cell office:value-type="float" office:value="0.11362352" calcext:value-type="float">
            <text:p>0.11362352</text:p>
          </table:table-cell>
        </table:table-row>
        <table:table-row table:style-name="ro1">
          <table:table-cell office:value-type="float" office:value="0.11300411" calcext:value-type="float">
            <text:p>0.11300411</text:p>
          </table:table-cell>
        </table:table-row>
        <table:table-row table:style-name="ro1">
          <table:table-cell office:value-type="float" office:value="0.1123907" calcext:value-type="float">
            <text:p>0.1123907</text:p>
          </table:table-cell>
        </table:table-row>
        <table:table-row table:style-name="ro1">
          <table:table-cell office:value-type="float" office:value="0.11178322" calcext:value-type="float">
            <text:p>0.11178322</text:p>
          </table:table-cell>
        </table:table-row>
        <table:table-row table:style-name="ro1">
          <table:table-cell office:value-type="float" office:value="0.11118158" calcext:value-type="float">
            <text:p>0.11118158</text:p>
          </table:table-cell>
        </table:table-row>
        <table:table-row table:style-name="ro1">
          <table:table-cell office:value-type="float" office:value="0.11058571" calcext:value-type="float">
            <text:p>0.11058571</text:p>
          </table:table-cell>
        </table:table-row>
        <table:table-row table:style-name="ro1">
          <table:table-cell office:value-type="float" office:value="0.10999553" calcext:value-type="float">
            <text:p>0.10999553</text:p>
          </table:table-cell>
        </table:table-row>
        <table:table-row table:style-name="ro1">
          <table:table-cell office:value-type="float" office:value="0.10941096" calcext:value-type="float">
            <text:p>0.10941096</text:p>
          </table:table-cell>
        </table:table-row>
        <table:table-row table:style-name="ro1">
          <table:table-cell office:value-type="float" office:value="0.10883193" calcext:value-type="float">
            <text:p>0.10883193</text:p>
          </table:table-cell>
        </table:table-row>
        <table:table-row table:style-name="ro1">
          <table:table-cell office:value-type="float" office:value="0.10825836" calcext:value-type="float">
            <text:p>0.10825836</text:p>
          </table:table-cell>
        </table:table-row>
        <table:table-row table:style-name="ro1">
          <table:table-cell office:value-type="float" office:value="0.10769018" calcext:value-type="float">
            <text:p>0.10769018</text:p>
          </table:table-cell>
        </table:table-row>
        <table:table-row table:style-name="ro1">
          <table:table-cell office:value-type="float" office:value="0.10712733" calcext:value-type="float">
            <text:p>0.10712733</text:p>
          </table:table-cell>
        </table:table-row>
        <table:table-row table:style-name="ro1">
          <table:table-cell office:value-type="float" office:value="0.10656973" calcext:value-type="float">
            <text:p>0.10656973</text:p>
          </table:table-cell>
        </table:table-row>
        <table:table-row table:style-name="ro1">
          <table:table-cell office:value-type="float" office:value="0.10601732" calcext:value-type="float">
            <text:p>0.10601732</text:p>
          </table:table-cell>
        </table:table-row>
        <table:table-row table:style-name="ro1">
          <table:table-cell office:value-type="float" office:value="0.10547002" calcext:value-type="float">
            <text:p>0.10547002</text:p>
          </table:table-cell>
        </table:table-row>
        <table:table-row table:style-name="ro1">
          <table:table-cell office:value-type="float" office:value="0.10492777" calcext:value-type="float">
            <text:p>0.10492777</text:p>
          </table:table-cell>
        </table:table-row>
        <table:table-row table:style-name="ro1">
          <table:table-cell office:value-type="float" office:value="0.1043905" calcext:value-type="float">
            <text:p>0.1043905</text:p>
          </table:table-cell>
        </table:table-row>
        <table:table-row table:style-name="ro1">
          <table:table-cell office:value-type="float" office:value="0.10385816" calcext:value-type="float">
            <text:p>0.10385816</text:p>
          </table:table-cell>
        </table:table-row>
        <table:table-row table:style-name="ro1">
          <table:table-cell office:value-type="float" office:value="0.10333067" calcext:value-type="float">
            <text:p>0.10333067</text:p>
          </table:table-cell>
        </table:table-row>
        <table:table-row table:style-name="ro1">
          <table:table-cell office:value-type="float" office:value="0.10280798" calcext:value-type="float">
            <text:p>0.10280798</text:p>
          </table:table-cell>
        </table:table-row>
        <table:table-row table:style-name="ro1">
          <table:table-cell office:value-type="float" office:value="0.10229002" calcext:value-type="float">
            <text:p>0.10229002</text:p>
          </table:table-cell>
        </table:table-row>
        <table:table-row table:style-name="ro1">
          <table:table-cell office:value-type="float" office:value="0.10177674" calcext:value-type="float">
            <text:p>0.10177674</text:p>
          </table:table-cell>
        </table:table-row>
        <table:table-row table:style-name="ro1">
          <table:table-cell office:value-type="float" office:value="0.10126807" calcext:value-type="float">
            <text:p>0.10126807</text:p>
          </table:table-cell>
        </table:table-row>
        <table:table-row table:style-name="ro1">
          <table:table-cell office:value-type="float" office:value="0.10076396" calcext:value-type="float">
            <text:p>0.10076396</text:p>
          </table:table-cell>
        </table:table-row>
        <table:table-row table:style-name="ro1">
          <table:table-cell office:value-type="float" office:value="0.10026435" calcext:value-type="float">
            <text:p>0.10026435</text:p>
          </table:table-cell>
        </table:table-row>
        <table:table-row table:style-name="ro1">
          <table:table-cell office:value-type="float" office:value="0.09976919" calcext:value-type="float">
            <text:p>0.09976919</text:p>
          </table:table-cell>
        </table:table-row>
        <table:table-row table:style-name="ro1">
          <table:table-cell office:value-type="float" office:value="0.09927841" calcext:value-type="float">
            <text:p>0.09927841</text:p>
          </table:table-cell>
        </table:table-row>
        <table:table-row table:style-name="ro1">
          <table:table-cell office:value-type="float" office:value="0.09879196" calcext:value-type="float">
            <text:p>0.09879196</text:p>
          </table:table-cell>
        </table:table-row>
        <table:table-row table:style-name="ro1">
          <table:table-cell office:value-type="float" office:value="0.0983098" calcext:value-type="float">
            <text:p>0.0983098</text:p>
          </table:table-cell>
        </table:table-row>
        <table:table-row table:style-name="ro1">
          <table:table-cell office:value-type="float" office:value="0.09783186" calcext:value-type="float">
            <text:p>0.09783186</text:p>
          </table:table-cell>
        </table:table-row>
        <table:table-row table:style-name="ro1">
          <table:table-cell office:value-type="float" office:value="0.0973581" calcext:value-type="float">
            <text:p>0.0973581</text:p>
          </table:table-cell>
        </table:table-row>
        <table:table-row table:style-name="ro1">
          <table:table-cell office:value-type="float" office:value="0.09688846" calcext:value-type="float">
            <text:p>0.09688846</text:p>
          </table:table-cell>
        </table:table-row>
        <table:table-row table:style-name="ro1">
          <table:table-cell office:value-type="float" office:value="0.0964229" calcext:value-type="float">
            <text:p>0.0964229</text:p>
          </table:table-cell>
        </table:table-row>
        <table:table-row table:style-name="ro1">
          <table:table-cell office:value-type="float" office:value="0.09596136" calcext:value-type="float">
            <text:p>0.09596136</text:p>
          </table:table-cell>
        </table:table-row>
        <table:table-row table:style-name="ro1">
          <table:table-cell office:value-type="float" office:value="0.0955038" calcext:value-type="float">
            <text:p>0.0955038</text:p>
          </table:table-cell>
        </table:table-row>
        <table:table-row table:style-name="ro1">
          <table:table-cell office:value-type="float" office:value="0.09505016" calcext:value-type="float">
            <text:p>0.09505016</text:p>
          </table:table-cell>
        </table:table-row>
        <table:table-row table:style-name="ro1">
          <table:table-cell office:value-type="float" office:value="0.0946004" calcext:value-type="float">
            <text:p>0.0946004</text:p>
          </table:table-cell>
        </table:table-row>
        <table:table-row table:style-name="ro1">
          <table:table-cell office:value-type="float" office:value="0.09415448" calcext:value-type="float">
            <text:p>0.09415448</text:p>
          </table:table-cell>
        </table:table-row>
        <table:table-row table:style-name="ro1">
          <table:table-cell office:value-type="float" office:value="0.09371234" calcext:value-type="float">
            <text:p>0.09371234</text:p>
          </table:table-cell>
        </table:table-row>
        <table:table-row table:style-name="ro1">
          <table:table-cell office:value-type="float" office:value="0.09327395" calcext:value-type="float">
            <text:p>0.09327395</text:p>
          </table:table-cell>
        </table:table-row>
        <table:table-row table:style-name="ro1">
          <table:table-cell office:value-type="float" office:value="0.09283925" calcext:value-type="float">
            <text:p>0.09283925</text:p>
          </table:table-cell>
        </table:table-row>
        <table:table-row table:style-name="ro1">
          <table:table-cell office:value-type="float" office:value="0.09240821" calcext:value-type="float">
            <text:p>0.09240821</text:p>
          </table:table-cell>
        </table:table-row>
        <table:table-row table:style-name="ro1">
          <table:table-cell office:value-type="float" office:value="0.09198077" calcext:value-type="float">
            <text:p>0.09198077</text:p>
          </table:table-cell>
        </table:table-row>
        <table:table-row table:style-name="ro1">
          <table:table-cell office:value-type="float" office:value="0.09155691" calcext:value-type="float">
            <text:p>0.09155691</text:p>
          </table:table-cell>
        </table:table-row>
        <table:table-row table:style-name="ro1">
          <table:table-cell office:value-type="float" office:value="0.09113657" calcext:value-type="float">
            <text:p>0.09113657</text:p>
          </table:table-cell>
        </table:table-row>
        <table:table-row table:style-name="ro1">
          <table:table-cell office:value-type="float" office:value="0.09071972" calcext:value-type="float">
            <text:p>0.09071972</text:p>
          </table:table-cell>
        </table:table-row>
        <table:table-row table:style-name="ro1">
          <table:table-cell office:value-type="float" office:value="0.09030631" calcext:value-type="float">
            <text:p>0.09030631</text:p>
          </table:table-cell>
        </table:table-row>
        <table:table-row table:style-name="ro1">
          <table:table-cell office:value-type="float" office:value="0.0898963" calcext:value-type="float">
            <text:p>0.0898963</text:p>
          </table:table-cell>
        </table:table-row>
        <table:table-row table:style-name="ro1">
          <table:table-cell office:value-type="float" office:value="0.08948966" calcext:value-type="float">
            <text:p>0.08948966</text:p>
          </table:table-cell>
        </table:table-row>
        <table:table-row table:style-name="ro1">
          <table:table-cell office:value-type="float" office:value="0.08908635" calcext:value-type="float">
            <text:p>0.08908635</text:p>
          </table:table-cell>
        </table:table-row>
        <table:table-row table:style-name="ro1">
          <table:table-cell office:value-type="float" office:value="0.08868632" calcext:value-type="float">
            <text:p>0.08868632</text:p>
          </table:table-cell>
        </table:table-row>
        <table:table-row table:style-name="ro1">
          <table:table-cell office:value-type="float" office:value="0.08828955" calcext:value-type="float">
            <text:p>0.08828955</text:p>
          </table:table-cell>
        </table:table-row>
        <table:table-row table:style-name="ro1">
          <table:table-cell office:value-type="float" office:value="0.08789598" calcext:value-type="float">
            <text:p>0.08789598</text:p>
          </table:table-cell>
        </table:table-row>
        <table:table-row table:style-name="ro1">
          <table:table-cell office:value-type="float" office:value="0.0875056" calcext:value-type="float">
            <text:p>0.0875056</text:p>
          </table:table-cell>
        </table:table-row>
        <table:table-row table:style-name="ro1">
          <table:table-cell office:value-type="float" office:value="0.08711835" calcext:value-type="float">
            <text:p>0.08711835</text:p>
          </table:table-cell>
        </table:table-row>
        <table:table-row table:style-name="ro1">
          <table:table-cell office:value-type="float" office:value="0.08673421" calcext:value-type="float">
            <text:p>0.08673421</text:p>
          </table:table-cell>
        </table:table-row>
        <table:table-row table:style-name="ro1">
          <table:table-cell office:value-type="float" office:value="0.08635313" calcext:value-type="float">
            <text:p>0.08635313</text:p>
          </table:table-cell>
        </table:table-row>
        <table:table-row table:style-name="ro1">
          <table:table-cell office:value-type="float" office:value="0.08597509" calcext:value-type="float">
            <text:p>0.08597509</text:p>
          </table:table-cell>
        </table:table-row>
        <table:table-row table:style-name="ro1">
          <table:table-cell office:value-type="float" office:value="0.08560005" calcext:value-type="float">
            <text:p>0.08560005</text:p>
          </table:table-cell>
        </table:table-row>
        <table:table-row table:style-name="ro1">
          <table:table-cell office:value-type="float" office:value="0.08522798" calcext:value-type="float">
            <text:p>0.08522798</text:p>
          </table:table-cell>
        </table:table-row>
        <table:table-row table:style-name="ro1">
          <table:table-cell office:value-type="float" office:value="0.08485885" calcext:value-type="float">
            <text:p>0.08485885</text:p>
          </table:table-cell>
        </table:table-row>
        <table:table-row table:style-name="ro1">
          <table:table-cell office:value-type="float" office:value="0.08449261" calcext:value-type="float">
            <text:p>0.08449261</text:p>
          </table:table-cell>
        </table:table-row>
        <table:table-row table:style-name="ro1">
          <table:table-cell office:value-type="float" office:value="0.08412925" calcext:value-type="float">
            <text:p>0.08412925</text:p>
          </table:table-cell>
        </table:table-row>
        <table:table-row table:style-name="ro1">
          <table:table-cell office:value-type="float" office:value="0.08376872" calcext:value-type="float">
            <text:p>0.08376872</text:p>
          </table:table-cell>
        </table:table-row>
        <table:table-row table:style-name="ro1">
          <table:table-cell office:value-type="float" office:value="0.083411" calcext:value-type="float">
            <text:p>0.083411</text:p>
          </table:table-cell>
        </table:table-row>
        <table:table-row table:style-name="ro1">
          <table:table-cell office:value-type="float" office:value="0.08305605" calcext:value-type="float">
            <text:p>0.08305605</text:p>
          </table:table-cell>
        </table:table-row>
        <table:table-row table:style-name="ro1">
          <table:table-cell office:value-type="float" office:value="0.08270385" calcext:value-type="float">
            <text:p>0.08270385</text:p>
          </table:table-cell>
        </table:table-row>
        <table:table-row table:style-name="ro1">
          <table:table-cell office:value-type="float" office:value="0.08235436" calcext:value-type="float">
            <text:p>0.08235436</text:p>
          </table:table-cell>
        </table:table-row>
        <table:table-row table:style-name="ro1">
          <table:table-cell office:value-type="float" office:value="0.08200756" calcext:value-type="float">
            <text:p>0.08200756</text:p>
          </table:table-cell>
        </table:table-row>
        <table:table-row table:style-name="ro1">
          <table:table-cell office:value-type="float" office:value="0.08166342" calcext:value-type="float">
            <text:p>0.08166342</text:p>
          </table:table-cell>
        </table:table-row>
        <table:table-row table:style-name="ro1">
          <table:table-cell office:value-type="float" office:value="0.0813219" calcext:value-type="float">
            <text:p>0.0813219</text:p>
          </table:table-cell>
        </table:table-row>
        <table:table-row table:style-name="ro1">
          <table:table-cell office:value-type="float" office:value="0.08098299" calcext:value-type="float">
            <text:p>0.08098299</text:p>
          </table:table-cell>
        </table:table-row>
        <table:table-row table:style-name="ro1">
          <table:table-cell office:value-type="float" office:value="0.08064664" calcext:value-type="float">
            <text:p>0.08064664</text:p>
          </table:table-cell>
        </table:table-row>
        <table:table-row table:style-name="ro1">
          <table:table-cell office:value-type="float" office:value="0.08031284" calcext:value-type="float">
            <text:p>0.08031284</text:p>
          </table:table-cell>
        </table:table-row>
        <table:table-row table:style-name="ro1">
          <table:table-cell office:value-type="float" office:value="0.07998156" calcext:value-type="float">
            <text:p>0.07998156</text:p>
          </table:table-cell>
        </table:table-row>
        <table:table-row table:style-name="ro1">
          <table:table-cell office:value-type="float" office:value="0.07965276" calcext:value-type="float">
            <text:p>0.07965276</text:p>
          </table:table-cell>
        </table:table-row>
        <table:table-row table:style-name="ro1">
          <table:table-cell office:value-type="float" office:value="0.07932643" calcext:value-type="float">
            <text:p>0.07932643</text:p>
          </table:table-cell>
        </table:table-row>
        <table:table-row table:style-name="ro1">
          <table:table-cell office:value-type="float" office:value="0.07900254" calcext:value-type="float">
            <text:p>0.07900254</text:p>
          </table:table-cell>
        </table:table-row>
        <table:table-row table:style-name="ro1">
          <table:table-cell office:value-type="float" office:value="0.07868106" calcext:value-type="float">
            <text:p>0.07868106</text:p>
          </table:table-cell>
        </table:table-row>
        <table:table-row table:style-name="ro1">
          <table:table-cell office:value-type="float" office:value="0.07836197" calcext:value-type="float">
            <text:p>0.07836197</text:p>
          </table:table-cell>
        </table:table-row>
        <table:table-row table:style-name="ro1">
          <table:table-cell office:value-type="float" office:value="0.07804523" calcext:value-type="float">
            <text:p>0.07804523</text:p>
          </table:table-cell>
        </table:table-row>
        <table:table-row table:style-name="ro1">
          <table:table-cell office:value-type="float" office:value="0.07773084" calcext:value-type="float">
            <text:p>0.07773084</text:p>
          </table:table-cell>
        </table:table-row>
        <table:table-row table:style-name="ro1">
          <table:table-cell office:value-type="float" office:value="0.07741875" calcext:value-type="float">
            <text:p>0.07741875</text:p>
          </table:table-cell>
        </table:table-row>
        <table:table-row table:style-name="ro1">
          <table:table-cell office:value-type="float" office:value="0.07710896" calcext:value-type="float">
            <text:p>0.07710896</text:p>
          </table:table-cell>
        </table:table-row>
        <table:table-row table:style-name="ro1">
          <table:table-cell office:value-type="float" office:value="0.07680143" calcext:value-type="float">
            <text:p>0.07680143</text:p>
          </table:table-cell>
        </table:table-row>
        <table:table-row table:style-name="ro1">
          <table:table-cell office:value-type="float" office:value="0.07649614" calcext:value-type="float">
            <text:p>0.07649614</text:p>
          </table:table-cell>
        </table:table-row>
        <table:table-row table:style-name="ro1">
          <table:table-cell office:value-type="float" office:value="0.07619307" calcext:value-type="float">
            <text:p>0.07619307</text:p>
          </table:table-cell>
        </table:table-row>
        <table:table-row table:style-name="ro1">
          <table:table-cell office:value-type="float" office:value="0.07589219" calcext:value-type="float">
            <text:p>0.07589219</text:p>
          </table:table-cell>
        </table:table-row>
        <table:table-row table:style-name="ro1">
          <table:table-cell office:value-type="float" office:value="0.07559349" calcext:value-type="float">
            <text:p>0.07559349</text:p>
          </table:table-cell>
        </table:table-row>
        <table:table-row table:style-name="ro1">
          <table:table-cell office:value-type="float" office:value="0.07529694" calcext:value-type="float">
            <text:p>0.07529694</text:p>
          </table:table-cell>
        </table:table-row>
        <table:table-row table:style-name="ro1">
          <table:table-cell office:value-type="float" office:value="0.07500251" calcext:value-type="float">
            <text:p>0.07500251</text:p>
          </table:table-cell>
        </table:table-row>
        <table:table-row table:style-name="ro1">
          <table:table-cell office:value-type="float" office:value="0.0747102" calcext:value-type="float">
            <text:p>0.0747102</text:p>
          </table:table-cell>
        </table:table-row>
        <table:table-row table:style-name="ro1">
          <table:table-cell office:value-type="float" office:value="0.07441997" calcext:value-type="float">
            <text:p>0.07441997</text:p>
          </table:table-cell>
        </table:table-row>
        <table:table-row table:style-name="ro1">
          <table:table-cell office:value-type="float" office:value="0.0741318" calcext:value-type="float">
            <text:p>0.0741318</text:p>
          </table:table-cell>
        </table:table-row>
        <table:table-row table:style-name="ro1">
          <table:table-cell office:value-type="float" office:value="0.07384568" calcext:value-type="float">
            <text:p>0.07384568</text:p>
          </table:table-cell>
        </table:table-row>
        <table:table-row table:style-name="ro1">
          <table:table-cell office:value-type="float" office:value="0.07356158" calcext:value-type="float">
            <text:p>0.07356158</text:p>
          </table:table-cell>
        </table:table-row>
        <table:table-row table:style-name="ro1">
          <table:table-cell office:value-type="float" office:value="0.07327948" calcext:value-type="float">
            <text:p>0.07327948</text:p>
          </table:table-cell>
        </table:table-row>
        <table:table-row table:style-name="ro1">
          <table:table-cell office:value-type="float" office:value="0.07299937" calcext:value-type="float">
            <text:p>0.07299937</text:p>
          </table:table-cell>
        </table:table-row>
        <table:table-row table:style-name="ro1">
          <table:table-cell office:value-type="float" office:value="0.07272122" calcext:value-type="float">
            <text:p>0.07272122</text:p>
          </table:table-cell>
        </table:table-row>
        <table:table-row table:style-name="ro1">
          <table:table-cell office:value-type="float" office:value="0.07244502" calcext:value-type="float">
            <text:p>0.07244502</text:p>
          </table:table-cell>
        </table:table-row>
        <table:table-row table:style-name="ro1">
          <table:table-cell office:value-type="float" office:value="0.07217073" calcext:value-type="float">
            <text:p>0.07217073</text:p>
          </table:table-cell>
        </table:table-row>
        <table:table-row table:style-name="ro1">
          <table:table-cell office:value-type="float" office:value="0.07189836" calcext:value-type="float">
            <text:p>0.07189836</text:p>
          </table:table-cell>
        </table:table-row>
        <table:table-row table:style-name="ro1">
          <table:table-cell office:value-type="float" office:value="0.07162787" calcext:value-type="float">
            <text:p>0.07162787</text:p>
          </table:table-cell>
        </table:table-row>
        <table:table-row table:style-name="ro1">
          <table:table-cell office:value-type="float" office:value="0.07135925" calcext:value-type="float">
            <text:p>0.07135925</text:p>
          </table:table-cell>
        </table:table-row>
        <table:table-row table:style-name="ro1">
          <table:table-cell office:value-type="float" office:value="0.07109248" calcext:value-type="float">
            <text:p>0.07109248</text:p>
          </table:table-cell>
        </table:table-row>
        <table:table-row table:style-name="ro1">
          <table:table-cell office:value-type="float" office:value="0.07082755" calcext:value-type="float">
            <text:p>0.07082755</text:p>
          </table:table-cell>
        </table:table-row>
        <table:table-row table:style-name="ro1">
          <table:table-cell office:value-type="float" office:value="0.07056442" calcext:value-type="float">
            <text:p>0.07056442</text:p>
          </table:table-cell>
        </table:table-row>
        <table:table-row table:style-name="ro1">
          <table:table-cell office:value-type="float" office:value="0.0703031" calcext:value-type="float">
            <text:p>0.0703031</text:p>
          </table:table-cell>
        </table:table-row>
        <table:table-row table:style-name="ro1">
          <table:table-cell office:value-type="float" office:value="0.07004355" calcext:value-type="float">
            <text:p>0.07004355</text:p>
          </table:table-cell>
        </table:table-row>
        <table:table-row table:style-name="ro1">
          <table:table-cell office:value-type="float" office:value="0.06978576" calcext:value-type="float">
            <text:p>0.06978576</text:p>
          </table:table-cell>
        </table:table-row>
        <table:table-row table:style-name="ro1">
          <table:table-cell office:value-type="float" office:value="0.06952972" calcext:value-type="float">
            <text:p>0.06952972</text:p>
          </table:table-cell>
        </table:table-row>
        <table:table-row table:style-name="ro1">
          <table:table-cell office:value-type="float" office:value="0.06927541" calcext:value-type="float">
            <text:p>0.06927541</text:p>
          </table:table-cell>
        </table:table-row>
        <table:table-row table:style-name="ro1">
          <table:table-cell office:value-type="float" office:value="0.06902281" calcext:value-type="float">
            <text:p>0.06902281</text:p>
          </table:table-cell>
        </table:table-row>
        <table:table-row table:style-name="ro1">
          <table:table-cell office:value-type="float" office:value="0.06877191" calcext:value-type="float">
            <text:p>0.06877191</text:p>
          </table:table-cell>
        </table:table-row>
        <table:table-row table:style-name="ro1">
          <table:table-cell office:value-type="float" office:value="0.06852268" calcext:value-type="float">
            <text:p>0.06852268</text:p>
          </table:table-cell>
        </table:table-row>
        <table:table-row table:style-name="ro1">
          <table:table-cell office:value-type="float" office:value="0.06827512" calcext:value-type="float">
            <text:p>0.06827512</text:p>
          </table:table-cell>
        </table:table-row>
        <table:table-row table:style-name="ro1">
          <table:table-cell office:value-type="float" office:value="0.06802921" calcext:value-type="float">
            <text:p>0.06802921</text:p>
          </table:table-cell>
        </table:table-row>
        <table:table-row table:style-name="ro1">
          <table:table-cell office:value-type="float" office:value="0.06778492" calcext:value-type="float">
            <text:p>0.06778492</text:p>
          </table:table-cell>
        </table:table-row>
        <table:table-row table:style-name="ro1">
          <table:table-cell office:value-type="float" office:value="0.06754226" calcext:value-type="float">
            <text:p>0.06754226</text:p>
          </table:table-cell>
        </table:table-row>
        <table:table-row table:style-name="ro1">
          <table:table-cell office:value-type="float" office:value="0.0673012" calcext:value-type="float">
            <text:p>0.0673012</text:p>
          </table:table-cell>
        </table:table-row>
        <table:table-row table:style-name="ro1">
          <table:table-cell office:value-type="float" office:value="0.06706172" calcext:value-type="float">
            <text:p>0.06706172</text:p>
          </table:table-cell>
        </table:table-row>
        <table:table-row table:style-name="ro1">
          <table:table-cell office:value-type="float" office:value="0.06682381" calcext:value-type="float">
            <text:p>0.06682381</text:p>
          </table:table-cell>
        </table:table-row>
        <table:table-row table:style-name="ro1">
          <table:table-cell office:value-type="float" office:value="0.06658746" calcext:value-type="float">
            <text:p>0.06658746</text:p>
          </table:table-cell>
        </table:table-row>
        <table:table-row table:style-name="ro1">
          <table:table-cell office:value-type="float" office:value="0.06635266" calcext:value-type="float">
            <text:p>0.06635266</text:p>
          </table:table-cell>
        </table:table-row>
        <table:table-row table:style-name="ro1">
          <table:table-cell office:value-type="float" office:value="0.06611938" calcext:value-type="float">
            <text:p>0.06611938</text:p>
          </table:table-cell>
        </table:table-row>
        <table:table-row table:style-name="ro1">
          <table:table-cell office:value-type="float" office:value="0.06588762" calcext:value-type="float">
            <text:p>0.06588762</text:p>
          </table:table-cell>
        </table:table-row>
        <table:table-row table:style-name="ro1">
          <table:table-cell office:value-type="float" office:value="0.06565736" calcext:value-type="float">
            <text:p>0.06565736</text:p>
          </table:table-cell>
        </table:table-row>
        <table:table-row table:style-name="ro1">
          <table:table-cell office:value-type="float" office:value="0.06542858" calcext:value-type="float">
            <text:p>0.06542858</text:p>
          </table:table-cell>
        </table:table-row>
        <table:table-row table:style-name="ro1">
          <table:table-cell office:value-type="float" office:value="0.06520128" calcext:value-type="float">
            <text:p>0.06520128</text:p>
          </table:table-cell>
        </table:table-row>
        <table:table-row table:style-name="ro1">
          <table:table-cell office:value-type="float" office:value="0.06497543" calcext:value-type="float">
            <text:p>0.06497543</text:p>
          </table:table-cell>
        </table:table-row>
        <table:table-row table:style-name="ro1">
          <table:table-cell office:value-type="float" office:value="0.06475103" calcext:value-type="float">
            <text:p>0.06475103</text:p>
          </table:table-cell>
        </table:table-row>
        <table:table-row table:style-name="ro1">
          <table:table-cell office:value-type="float" office:value="0.06452807" calcext:value-type="float">
            <text:p>0.06452807</text:p>
          </table:table-cell>
        </table:table-row>
        <table:table-row table:style-name="ro1">
          <table:table-cell office:value-type="float" office:value="0.06430652" calcext:value-type="float">
            <text:p>0.06430652</text:p>
          </table:table-cell>
        </table:table-row>
        <table:table-row table:style-name="ro1">
          <table:table-cell office:value-type="float" office:value="0.06408639" calcext:value-type="float">
            <text:p>0.06408639</text:p>
          </table:table-cell>
        </table:table-row>
        <table:table-row table:style-name="ro1">
          <table:table-cell office:value-type="float" office:value="0.06386764" calcext:value-type="float">
            <text:p>0.06386764</text:p>
          </table:table-cell>
        </table:table-row>
        <table:table-row table:style-name="ro1">
          <table:table-cell office:value-type="float" office:value="0.06365028" calcext:value-type="float">
            <text:p>0.06365028</text:p>
          </table:table-cell>
        </table:table-row>
        <table:table-row table:style-name="ro1">
          <table:table-cell office:value-type="float" office:value="0.06343429" calcext:value-type="float">
            <text:p>0.06343429</text:p>
          </table:table-cell>
        </table:table-row>
        <table:table-row table:style-name="ro1">
          <table:table-cell office:value-type="float" office:value="0.06321965" calcext:value-type="float">
            <text:p>0.06321965</text:p>
          </table:table-cell>
        </table:table-row>
        <table:table-row table:style-name="ro1">
          <table:table-cell office:value-type="float" office:value="0.06300636" calcext:value-type="float">
            <text:p>0.06300636</text:p>
          </table:table-cell>
        </table:table-row>
        <table:table-row table:style-name="ro1">
          <table:table-cell office:value-type="float" office:value="0.06279441" calcext:value-type="float">
            <text:p>0.06279441</text:p>
          </table:table-cell>
        </table:table-row>
        <table:table-row table:style-name="ro1">
          <table:table-cell office:value-type="float" office:value="0.06258377" calcext:value-type="float">
            <text:p>0.06258377</text:p>
          </table:table-cell>
        </table:table-row>
        <table:table-row table:style-name="ro1">
          <table:table-cell office:value-type="float" office:value="0.06237444" calcext:value-type="float">
            <text:p>0.06237444</text:p>
          </table:table-cell>
        </table:table-row>
        <table:table-row table:style-name="ro1">
          <table:table-cell office:value-type="float" office:value="0.06216641" calcext:value-type="float">
            <text:p>0.06216641</text:p>
          </table:table-cell>
        </table:table-row>
        <table:table-row table:style-name="ro1">
          <table:table-cell office:value-type="float" office:value="0.06195967" calcext:value-type="float">
            <text:p>0.06195967</text:p>
          </table:table-cell>
        </table:table-row>
        <table:table-row table:style-name="ro1">
          <table:table-cell office:value-type="float" office:value="0.06175421" calcext:value-type="float">
            <text:p>0.06175421</text:p>
          </table:table-cell>
        </table:table-row>
        <table:table-row table:style-name="ro1">
          <table:table-cell office:value-type="float" office:value="0.06155" calcext:value-type="float">
            <text:p>0.06155</text:p>
          </table:table-cell>
        </table:table-row>
        <table:table-row table:style-name="ro1">
          <table:table-cell office:value-type="float" office:value="0.06134705" calcext:value-type="float">
            <text:p>0.06134705</text:p>
          </table:table-cell>
        </table:table-row>
        <table:table-row table:style-name="ro1">
          <table:table-cell office:value-type="float" office:value="0.06114535" calcext:value-type="float">
            <text:p>0.06114535</text:p>
          </table:table-cell>
        </table:table-row>
        <table:table-row table:style-name="ro1">
          <table:table-cell office:value-type="float" office:value="0.06094487" calcext:value-type="float">
            <text:p>0.06094487</text:p>
          </table:table-cell>
        </table:table-row>
        <table:table-row table:style-name="ro1">
          <table:table-cell office:value-type="float" office:value="0.06074561" calcext:value-type="float">
            <text:p>0.06074561</text:p>
          </table:table-cell>
        </table:table-row>
        <table:table-row table:style-name="ro1">
          <table:table-cell office:value-type="float" office:value="0.06054757" calcext:value-type="float">
            <text:p>0.06054757</text:p>
          </table:table-cell>
        </table:table-row>
        <table:table-row table:style-name="ro1">
          <table:table-cell office:value-type="float" office:value="0.06035072" calcext:value-type="float">
            <text:p>0.06035072</text:p>
          </table:table-cell>
        </table:table-row>
        <table:table-row table:style-name="ro1">
          <table:table-cell office:value-type="float" office:value="0.06015506" calcext:value-type="float">
            <text:p>0.06015506</text:p>
          </table:table-cell>
        </table:table-row>
        <table:table-row table:style-name="ro1">
          <table:table-cell office:value-type="float" office:value="0.05996058" calcext:value-type="float">
            <text:p>0.05996058</text:p>
          </table:table-cell>
        </table:table-row>
        <table:table-row table:style-name="ro1">
          <table:table-cell office:value-type="float" office:value="0.05976727" calcext:value-type="float">
            <text:p>0.05976727</text:p>
          </table:table-cell>
        </table:table-row>
        <table:table-row table:style-name="ro1">
          <table:table-cell office:value-type="float" office:value="0.05957512" calcext:value-type="float">
            <text:p>0.05957512</text:p>
          </table:table-cell>
        </table:table-row>
        <table:table-row table:style-name="ro1">
          <table:table-cell office:value-type="float" office:value="0.05938412" calcext:value-type="float">
            <text:p>0.05938412</text:p>
          </table:table-cell>
        </table:table-row>
        <table:table-row table:style-name="ro1">
          <table:table-cell office:value-type="float" office:value="0.05919426" calcext:value-type="float">
            <text:p>0.05919426</text:p>
          </table:table-cell>
        </table:table-row>
        <table:table-row table:style-name="ro1">
          <table:table-cell office:value-type="float" office:value="0.05900553" calcext:value-type="float">
            <text:p>0.05900553</text:p>
          </table:table-cell>
        </table:table-row>
        <table:table-row table:style-name="ro1">
          <table:table-cell office:value-type="float" office:value="0.05881791" calcext:value-type="float">
            <text:p>0.05881791</text:p>
          </table:table-cell>
        </table:table-row>
        <table:table-row table:style-name="ro1">
          <table:table-cell office:value-type="float" office:value="0.05863141" calcext:value-type="float">
            <text:p>0.05863141</text:p>
          </table:table-cell>
        </table:table-row>
        <table:table-row table:style-name="ro1">
          <table:table-cell office:value-type="float" office:value="0.05844601" calcext:value-type="float">
            <text:p>0.05844601</text:p>
          </table:table-cell>
        </table:table-row>
        <table:table-row table:style-name="ro1">
          <table:table-cell office:value-type="float" office:value="0.0582617" calcext:value-type="float">
            <text:p>0.0582617</text:p>
          </table:table-cell>
        </table:table-row>
        <table:table-row table:style-name="ro1">
          <table:table-cell office:value-type="float" office:value="0.05807847" calcext:value-type="float">
            <text:p>0.05807847</text:p>
          </table:table-cell>
        </table:table-row>
        <table:table-row table:style-name="ro1">
          <table:table-cell office:value-type="float" office:value="0.05789632" calcext:value-type="float">
            <text:p>0.05789632</text:p>
          </table:table-cell>
        </table:table-row>
        <table:table-row table:style-name="ro1">
          <table:table-cell office:value-type="float" office:value="0.05771523" calcext:value-type="float">
            <text:p>0.05771523</text:p>
          </table:table-cell>
        </table:table-row>
        <table:table-row table:style-name="ro1">
          <table:table-cell office:value-type="float" office:value="0.0575352" calcext:value-type="float">
            <text:p>0.0575352</text:p>
          </table:table-cell>
        </table:table-row>
        <table:table-row table:style-name="ro1">
          <table:table-cell office:value-type="float" office:value="0.05735621" calcext:value-type="float">
            <text:p>0.05735621</text:p>
          </table:table-cell>
        </table:table-row>
        <table:table-row table:style-name="ro1">
          <table:table-cell office:value-type="float" office:value="0.05717826" calcext:value-type="float">
            <text:p>0.05717826</text:p>
          </table:table-cell>
        </table:table-row>
        <table:table-row table:style-name="ro1">
          <table:table-cell office:value-type="float" office:value="0.05700134" calcext:value-type="float">
            <text:p>0.05700134</text:p>
          </table:table-cell>
        </table:table-row>
        <table:table-row table:style-name="ro1">
          <table:table-cell office:value-type="float" office:value="0.05682545" calcext:value-type="float">
            <text:p>0.05682545</text:p>
          </table:table-cell>
        </table:table-row>
        <table:table-row table:style-name="ro1">
          <table:table-cell office:value-type="float" office:value="0.05665056" calcext:value-type="float">
            <text:p>0.05665056</text:p>
          </table:table-cell>
        </table:table-row>
        <table:table-row table:style-name="ro1">
          <table:table-cell office:value-type="float" office:value="0.05647669" calcext:value-type="float">
            <text:p>0.05647669</text:p>
          </table:table-cell>
        </table:table-row>
        <table:table-row table:style-name="ro1">
          <table:table-cell office:value-type="float" office:value="0.0563038" calcext:value-type="float">
            <text:p>0.0563038</text:p>
          </table:table-cell>
        </table:table-row>
        <table:table-row table:style-name="ro1">
          <table:table-cell office:value-type="float" office:value="0.05613191" calcext:value-type="float">
            <text:p>0.05613191</text:p>
          </table:table-cell>
        </table:table-row>
        <table:table-row table:style-name="ro1">
          <table:table-cell office:value-type="float" office:value="0.05596099" calcext:value-type="float">
            <text:p>0.05596099</text:p>
          </table:table-cell>
        </table:table-row>
        <table:table-row table:style-name="ro1">
          <table:table-cell office:value-type="float" office:value="0.05579105" calcext:value-type="float">
            <text:p>0.05579105</text:p>
          </table:table-cell>
        </table:table-row>
        <table:table-row table:style-name="ro1">
          <table:table-cell office:value-type="float" office:value="0.05562208" calcext:value-type="float">
            <text:p>0.05562208</text:p>
          </table:table-cell>
        </table:table-row>
        <table:table-row table:style-name="ro1">
          <table:table-cell office:value-type="float" office:value="0.05545405" calcext:value-type="float">
            <text:p>0.05545405</text:p>
          </table:table-cell>
        </table:table-row>
        <table:table-row table:style-name="ro1">
          <table:table-cell office:value-type="float" office:value="0.05528698" calcext:value-type="float">
            <text:p>0.05528698</text:p>
          </table:table-cell>
        </table:table-row>
        <table:table-row table:style-name="ro1">
          <table:table-cell office:value-type="float" office:value="0.05512085" calcext:value-type="float">
            <text:p>0.05512085</text:p>
          </table:table-cell>
        </table:table-row>
        <table:table-row table:style-name="ro1">
          <table:table-cell office:value-type="float" office:value="0.05495565" calcext:value-type="float">
            <text:p>0.05495565</text:p>
          </table:table-cell>
        </table:table-row>
        <table:table-row table:style-name="ro1">
          <table:table-cell office:value-type="float" office:value="0.05479138" calcext:value-type="float">
            <text:p>0.05479138</text:p>
          </table:table-cell>
        </table:table-row>
        <table:table-row table:style-name="ro1">
          <table:table-cell office:value-type="float" office:value="0.05462803" calcext:value-type="float">
            <text:p>0.05462803</text:p>
          </table:table-cell>
        </table:table-row>
        <table:table-row table:style-name="ro1">
          <table:table-cell office:value-type="float" office:value="0.05446559" calcext:value-type="float">
            <text:p>0.05446559</text:p>
          </table:table-cell>
        </table:table-row>
        <table:table-row table:style-name="ro1">
          <table:table-cell office:value-type="float" office:value="0.05430405" calcext:value-type="float">
            <text:p>0.05430405</text:p>
          </table:table-cell>
        </table:table-row>
        <table:table-row table:style-name="ro1">
          <table:table-cell office:value-type="float" office:value="0.05414341" calcext:value-type="float">
            <text:p>0.05414341</text:p>
          </table:table-cell>
        </table:table-row>
        <table:table-row table:style-name="ro1">
          <table:table-cell office:value-type="float" office:value="0.05398366" calcext:value-type="float">
            <text:p>0.05398366</text:p>
          </table:table-cell>
        </table:table-row>
        <table:table-row table:style-name="ro1">
          <table:table-cell office:value-type="float" office:value="0.05382479" calcext:value-type="float">
            <text:p>0.05382479</text:p>
          </table:table-cell>
        </table:table-row>
        <table:table-row table:style-name="ro1">
          <table:table-cell office:value-type="float" office:value="0.0536668" calcext:value-type="float">
            <text:p>0.0536668</text:p>
          </table:table-cell>
        </table:table-row>
        <table:table-row table:style-name="ro1">
          <table:table-cell office:value-type="float" office:value="0.05350968" calcext:value-type="float">
            <text:p>0.05350968</text:p>
          </table:table-cell>
        </table:table-row>
        <table:table-row table:style-name="ro1">
          <table:table-cell office:value-type="float" office:value="0.05335342" calcext:value-type="float">
            <text:p>0.05335342</text:p>
          </table:table-cell>
        </table:table-row>
        <table:table-row table:style-name="ro1">
          <table:table-cell office:value-type="float" office:value="0.05319801" calcext:value-type="float">
            <text:p>0.05319801</text:p>
          </table:table-cell>
        </table:table-row>
        <table:table-row table:style-name="ro1">
          <table:table-cell office:value-type="float" office:value="0.05304346" calcext:value-type="float">
            <text:p>0.05304346</text:p>
          </table:table-cell>
        </table:table-row>
        <table:table-row table:style-name="ro1">
          <table:table-cell office:value-type="float" office:value="0.05288974" calcext:value-type="float">
            <text:p>0.05288974</text:p>
          </table:table-cell>
        </table:table-row>
        <table:table-row table:style-name="ro1">
          <table:table-cell office:value-type="float" office:value="0.05273687" calcext:value-type="float">
            <text:p>0.05273687</text:p>
          </table:table-cell>
        </table:table-row>
        <table:table-row table:style-name="ro1">
          <table:table-cell office:value-type="float" office:value="0.05258482" calcext:value-type="float">
            <text:p>0.05258482</text:p>
          </table:table-cell>
        </table:table-row>
        <table:table-row table:style-name="ro1">
          <table:table-cell office:value-type="float" office:value="0.05243359" calcext:value-type="float">
            <text:p>0.05243359</text:p>
          </table:table-cell>
        </table:table-row>
        <table:table-row table:style-name="ro1">
          <table:table-cell office:value-type="float" office:value="0.05228318" calcext:value-type="float">
            <text:p>0.05228318</text:p>
          </table:table-cell>
        </table:table-row>
        <table:table-row table:style-name="ro1">
          <table:table-cell office:value-type="float" office:value="0.05213358" calcext:value-type="float">
            <text:p>0.05213358</text:p>
          </table:table-cell>
        </table:table-row>
        <table:table-row table:style-name="ro1">
          <table:table-cell office:value-type="float" office:value="0.05198478" calcext:value-type="float">
            <text:p>0.05198478</text:p>
          </table:table-cell>
        </table:table-row>
        <table:table-row table:style-name="ro1">
          <table:table-cell office:value-type="float" office:value="0.05183678" calcext:value-type="float">
            <text:p>0.05183678</text:p>
          </table:table-cell>
        </table:table-row>
        <table:table-row table:style-name="ro1">
          <table:table-cell office:value-type="float" office:value="0.05168958" calcext:value-type="float">
            <text:p>0.05168958</text:p>
          </table:table-cell>
        </table:table-row>
        <table:table-row table:style-name="ro1">
          <table:table-cell office:value-type="float" office:value="0.05154315" calcext:value-type="float">
            <text:p>0.05154315</text:p>
          </table:table-cell>
        </table:table-row>
        <table:table-row table:style-name="ro1">
          <table:table-cell office:value-type="float" office:value="0.05139751" calcext:value-type="float">
            <text:p>0.05139751</text:p>
          </table:table-cell>
        </table:table-row>
        <table:table-row table:style-name="ro1">
          <table:table-cell office:value-type="float" office:value="0.05125264" calcext:value-type="float">
            <text:p>0.05125264</text:p>
          </table:table-cell>
        </table:table-row>
        <table:table-row table:style-name="ro1">
          <table:table-cell office:value-type="float" office:value="0.05110854" calcext:value-type="float">
            <text:p>0.05110854</text:p>
          </table:table-cell>
        </table:table-row>
        <table:table-row table:style-name="ro1">
          <table:table-cell office:value-type="float" office:value="0.0509652" calcext:value-type="float">
            <text:p>0.0509652</text:p>
          </table:table-cell>
        </table:table-row>
        <table:table-row table:style-name="ro1">
          <table:table-cell office:value-type="float" office:value="0.05082262" calcext:value-type="float">
            <text:p>0.05082262</text:p>
          </table:table-cell>
        </table:table-row>
        <table:table-row table:style-name="ro1">
          <table:table-cell office:value-type="float" office:value="0.05068079" calcext:value-type="float">
            <text:p>0.05068079</text:p>
          </table:table-cell>
        </table:table-row>
        <table:table-row table:style-name="ro1">
          <table:table-cell office:value-type="float" office:value="0.0505397" calcext:value-type="float">
            <text:p>0.0505397</text:p>
          </table:table-cell>
        </table:table-row>
        <table:table-row table:style-name="ro1">
          <table:table-cell office:value-type="float" office:value="0.05039935" calcext:value-type="float">
            <text:p>0.05039935</text:p>
          </table:table-cell>
        </table:table-row>
        <table:table-row table:style-name="ro1">
          <table:table-cell office:value-type="float" office:value="0.05025974" calcext:value-type="float">
            <text:p>0.05025974</text:p>
          </table:table-cell>
        </table:table-row>
        <table:table-row table:style-name="ro1">
          <table:table-cell office:value-type="float" office:value="0.05012085" calcext:value-type="float">
            <text:p>0.05012085</text:p>
          </table:table-cell>
        </table:table-row>
        <table:table-row table:style-name="ro1">
          <table:table-cell office:value-type="float" office:value="0.04998269" calcext:value-type="float">
            <text:p>0.04998269</text:p>
          </table:table-cell>
        </table:table-row>
        <table:table-row table:style-name="ro1">
          <table:table-cell office:value-type="float" office:value="0.04984524" calcext:value-type="float">
            <text:p>0.04984524</text:p>
          </table:table-cell>
        </table:table-row>
        <table:table-row table:style-name="ro1">
          <table:table-cell office:value-type="float" office:value="0.0497085" calcext:value-type="float">
            <text:p>0.0497085</text:p>
          </table:table-cell>
        </table:table-row>
        <table:table-row table:style-name="ro1">
          <table:table-cell office:value-type="float" office:value="0.04957248" calcext:value-type="float">
            <text:p>0.04957248</text:p>
          </table:table-cell>
        </table:table-row>
        <table:table-row table:style-name="ro1">
          <table:table-cell office:value-type="float" office:value="0.04943715" calcext:value-type="float">
            <text:p>0.04943715</text:p>
          </table:table-cell>
        </table:table-row>
        <table:table-row table:style-name="ro1">
          <table:table-cell office:value-type="float" office:value="0.04930252" calcext:value-type="float">
            <text:p>0.04930252</text:p>
          </table:table-cell>
        </table:table-row>
        <table:table-row table:style-name="ro1">
          <table:table-cell office:value-type="float" office:value="0.04916858" calcext:value-type="float">
            <text:p>0.04916858</text:p>
          </table:table-cell>
        </table:table-row>
        <table:table-row table:style-name="ro1">
          <table:table-cell office:value-type="float" office:value="0.04903533" calcext:value-type="float">
            <text:p>0.04903533</text:p>
          </table:table-cell>
        </table:table-row>
        <table:table-row table:style-name="ro1">
          <table:table-cell office:value-type="float" office:value="0.04890276" calcext:value-type="float">
            <text:p>0.04890276</text:p>
          </table:table-cell>
        </table:table-row>
        <table:table-row table:style-name="ro1">
          <table:table-cell office:value-type="float" office:value="0.04877087" calcext:value-type="float">
            <text:p>0.04877087</text:p>
          </table:table-cell>
        </table:table-row>
        <table:table-row table:style-name="ro1">
          <table:table-cell office:value-type="float" office:value="0.04863964" calcext:value-type="float">
            <text:p>0.04863964</text:p>
          </table:table-cell>
        </table:table-row>
        <table:table-row table:style-name="ro1">
          <table:table-cell office:value-type="float" office:value="0.04850909" calcext:value-type="float">
            <text:p>0.04850909</text:p>
          </table:table-cell>
        </table:table-row>
        <table:table-row table:style-name="ro1">
          <table:table-cell office:value-type="float" office:value="0.04837919" calcext:value-type="float">
            <text:p>0.04837919</text:p>
          </table:table-cell>
        </table:table-row>
        <table:table-row table:style-name="ro1">
          <table:table-cell office:value-type="float" office:value="0.04824995" calcext:value-type="float">
            <text:p>0.04824995</text:p>
          </table:table-cell>
        </table:table-row>
        <table:table-row table:style-name="ro1">
          <table:table-cell office:value-type="float" office:value="0.04812137" calcext:value-type="float">
            <text:p>0.04812137</text:p>
          </table:table-cell>
        </table:table-row>
        <table:table-row table:style-name="ro1">
          <table:table-cell office:value-type="float" office:value="0.04799343" calcext:value-type="float">
            <text:p>0.04799343</text:p>
          </table:table-cell>
        </table:table-row>
        <table:table-row table:style-name="ro1">
          <table:table-cell office:value-type="float" office:value="0.04786613" calcext:value-type="float">
            <text:p>0.04786613</text:p>
          </table:table-cell>
        </table:table-row>
        <table:table-row table:style-name="ro1">
          <table:table-cell office:value-type="float" office:value="0.04773947" calcext:value-type="float">
            <text:p>0.04773947</text:p>
          </table:table-cell>
        </table:table-row>
        <table:table-row table:style-name="ro1">
          <table:table-cell office:value-type="float" office:value="0.04761345" calcext:value-type="float">
            <text:p>0.04761345</text:p>
          </table:table-cell>
        </table:table-row>
        <table:table-row table:style-name="ro1">
          <table:table-cell office:value-type="float" office:value="0.04748805" calcext:value-type="float">
            <text:p>0.04748805</text:p>
          </table:table-cell>
        </table:table-row>
        <table:table-row table:style-name="ro1">
          <table:table-cell office:value-type="float" office:value="0.04736328" calcext:value-type="float">
            <text:p>0.04736328</text:p>
          </table:table-cell>
        </table:table-row>
        <table:table-row table:style-name="ro1">
          <table:table-cell office:value-type="float" office:value="0.04723913" calcext:value-type="float">
            <text:p>0.04723913</text:p>
          </table:table-cell>
        </table:table-row>
        <table:table-row table:style-name="ro1">
          <table:table-cell office:value-type="float" office:value="0.04711559" calcext:value-type="float">
            <text:p>0.04711559</text:p>
          </table:table-cell>
        </table:table-row>
        <table:table-row table:style-name="ro1">
          <table:table-cell office:value-type="float" office:value="0.04699267" calcext:value-type="float">
            <text:p>0.04699267</text:p>
          </table:table-cell>
        </table:table-row>
        <table:table-row table:style-name="ro1">
          <table:table-cell office:value-type="float" office:value="0.04687035" calcext:value-type="float">
            <text:p>0.04687035</text:p>
          </table:table-cell>
        </table:table-row>
        <table:table-row table:style-name="ro1">
          <table:table-cell office:value-type="float" office:value="0.04674864" calcext:value-type="float">
            <text:p>0.04674864</text:p>
          </table:table-cell>
        </table:table-row>
        <table:table-row table:style-name="ro1">
          <table:table-cell office:value-type="float" office:value="0.04662752" calcext:value-type="float">
            <text:p>0.04662752</text:p>
          </table:table-cell>
        </table:table-row>
        <table:table-row table:style-name="ro1">
          <table:table-cell office:value-type="float" office:value="0.046507" calcext:value-type="float">
            <text:p>0.046507</text:p>
          </table:table-cell>
        </table:table-row>
        <table:table-row table:style-name="ro1">
          <table:table-cell office:value-type="float" office:value="0.04638706" calcext:value-type="float">
            <text:p>0.04638706</text:p>
          </table:table-cell>
        </table:table-row>
        <table:table-row table:style-name="ro1">
          <table:table-cell office:value-type="float" office:value="0.04626772" calcext:value-type="float">
            <text:p>0.04626772</text:p>
          </table:table-cell>
        </table:table-row>
        <table:table-row table:style-name="ro1">
          <table:table-cell office:value-type="float" office:value="0.04614895" calcext:value-type="float">
            <text:p>0.04614895</text:p>
          </table:table-cell>
        </table:table-row>
        <table:table-row table:style-name="ro1">
          <table:table-cell office:value-type="float" office:value="0.04603076" calcext:value-type="float">
            <text:p>0.04603076</text:p>
          </table:table-cell>
        </table:table-row>
        <table:table-row table:style-name="ro1">
          <table:table-cell office:value-type="float" office:value="0.04591315" calcext:value-type="float">
            <text:p>0.04591315</text:p>
          </table:table-cell>
        </table:table-row>
        <table:table-row table:style-name="ro1">
          <table:table-cell office:value-type="float" office:value="0.04579611" calcext:value-type="float">
            <text:p>0.04579611</text:p>
          </table:table-cell>
        </table:table-row>
        <table:table-row table:style-name="ro1">
          <table:table-cell office:value-type="float" office:value="0.04567963" calcext:value-type="float">
            <text:p>0.04567963</text:p>
          </table:table-cell>
        </table:table-row>
        <table:table-row table:style-name="ro1">
          <table:table-cell office:value-type="float" office:value="0.04556371" calcext:value-type="float">
            <text:p>0.04556371</text:p>
          </table:table-cell>
        </table:table-row>
        <table:table-row table:style-name="ro1">
          <table:table-cell office:value-type="float" office:value="0.04544835" calcext:value-type="float">
            <text:p>0.04544835</text:p>
          </table:table-cell>
        </table:table-row>
        <table:table-row table:style-name="ro1">
          <table:table-cell office:value-type="float" office:value="0.04533355" calcext:value-type="float">
            <text:p>0.04533355</text:p>
          </table:table-cell>
        </table:table-row>
        <table:table-row table:style-name="ro1">
          <table:table-cell office:value-type="float" office:value="0.0452193" calcext:value-type="float">
            <text:p>0.0452193</text:p>
          </table:table-cell>
        </table:table-row>
        <table:table-row table:style-name="ro1">
          <table:table-cell office:value-type="float" office:value="0.04510559" calcext:value-type="float">
            <text:p>0.04510559</text:p>
          </table:table-cell>
        </table:table-row>
        <table:table-row table:style-name="ro1">
          <table:table-cell office:value-type="float" office:value="0.04499242" calcext:value-type="float">
            <text:p>0.04499242</text:p>
          </table:table-cell>
        </table:table-row>
        <table:table-row table:style-name="ro1">
          <table:table-cell office:value-type="float" office:value="0.0448798" calcext:value-type="float">
            <text:p>0.0448798</text:p>
          </table:table-cell>
        </table:table-row>
        <table:table-row table:style-name="ro1">
          <table:table-cell office:value-type="float" office:value="0.04476771" calcext:value-type="float">
            <text:p>0.04476771</text:p>
          </table:table-cell>
        </table:table-row>
        <table:table-row table:style-name="ro1">
          <table:table-cell office:value-type="float" office:value="0.04465615" calcext:value-type="float">
            <text:p>0.04465615</text:p>
          </table:table-cell>
        </table:table-row>
        <table:table-row table:style-name="ro1">
          <table:table-cell office:value-type="float" office:value="0.04454512" calcext:value-type="float">
            <text:p>0.04454512</text:p>
          </table:table-cell>
        </table:table-row>
        <table:table-row table:style-name="ro1">
          <table:table-cell office:value-type="float" office:value="0.04443461" calcext:value-type="float">
            <text:p>0.04443461</text:p>
          </table:table-cell>
        </table:table-row>
        <table:table-row table:style-name="ro1">
          <table:table-cell office:value-type="float" office:value="0.04432463" calcext:value-type="float">
            <text:p>0.04432463</text:p>
          </table:table-cell>
        </table:table-row>
        <table:table-row table:style-name="ro1">
          <table:table-cell office:value-type="float" office:value="0.04421516" calcext:value-type="float">
            <text:p>0.04421516</text:p>
          </table:table-cell>
        </table:table-row>
        <table:table-row table:style-name="ro1">
          <table:table-cell office:value-type="float" office:value="0.04410621" calcext:value-type="float">
            <text:p>0.04410621</text:p>
          </table:table-cell>
        </table:table-row>
        <table:table-row table:style-name="ro1">
          <table:table-cell office:value-type="float" office:value="0.04399777" calcext:value-type="float">
            <text:p>0.04399777</text:p>
          </table:table-cell>
        </table:table-row>
        <table:table-row table:style-name="ro1">
          <table:table-cell office:value-type="float" office:value="0.04388983" calcext:value-type="float">
            <text:p>0.04388983</text:p>
          </table:table-cell>
        </table:table-row>
        <table:table-row table:style-name="ro1">
          <table:table-cell office:value-type="float" office:value="0.0437824" calcext:value-type="float">
            <text:p>0.0437824</text:p>
          </table:table-cell>
        </table:table-row>
        <table:table-row table:style-name="ro1">
          <table:table-cell office:value-type="float" office:value="0.04367547" calcext:value-type="float">
            <text:p>0.04367547</text:p>
          </table:table-cell>
        </table:table-row>
        <table:table-row table:style-name="ro1">
          <table:table-cell office:value-type="float" office:value="0.04356903" calcext:value-type="float">
            <text:p>0.04356903</text:p>
          </table:table-cell>
        </table:table-row>
        <table:table-row table:style-name="ro1">
          <table:table-cell office:value-type="float" office:value="0.04346309" calcext:value-type="float">
            <text:p>0.04346309</text:p>
          </table:table-cell>
        </table:table-row>
        <table:table-row table:style-name="ro1">
          <table:table-cell office:value-type="float" office:value="0.04335764" calcext:value-type="float">
            <text:p>0.04335764</text:p>
          </table:table-cell>
        </table:table-row>
        <table:table-row table:style-name="ro1">
          <table:table-cell office:value-type="float" office:value="0.04325268" calcext:value-type="float">
            <text:p>0.04325268</text:p>
          </table:table-cell>
        </table:table-row>
        <table:table-row table:style-name="ro1">
          <table:table-cell office:value-type="float" office:value="0.0431482" calcext:value-type="float">
            <text:p>0.0431482</text:p>
          </table:table-cell>
        </table:table-row>
        <table:table-row table:style-name="ro1">
          <table:table-cell office:value-type="float" office:value="0.0430442" calcext:value-type="float">
            <text:p>0.0430442</text:p>
          </table:table-cell>
        </table:table-row>
        <table:table-row table:style-name="ro1">
          <table:table-cell office:value-type="float" office:value="0.04294068" calcext:value-type="float">
            <text:p>0.04294068</text:p>
          </table:table-cell>
        </table:table-row>
        <table:table-row table:style-name="ro1">
          <table:table-cell office:value-type="float" office:value="0.04283764" calcext:value-type="float">
            <text:p>0.04283764</text:p>
          </table:table-cell>
        </table:table-row>
        <table:table-row table:style-name="ro1">
          <table:table-cell office:value-type="float" office:value="0.04273506" calcext:value-type="float">
            <text:p>0.04273506</text:p>
          </table:table-cell>
        </table:table-row>
        <table:table-row table:style-name="ro1">
          <table:table-cell office:value-type="float" office:value="0.04263295" calcext:value-type="float">
            <text:p>0.04263295</text:p>
          </table:table-cell>
        </table:table-row>
        <table:table-row table:style-name="ro1">
          <table:table-cell office:value-type="float" office:value="0.04253131" calcext:value-type="float">
            <text:p>0.04253131</text:p>
          </table:table-cell>
        </table:table-row>
        <table:table-row table:style-name="ro1">
          <table:table-cell office:value-type="float" office:value="0.04243013" calcext:value-type="float">
            <text:p>0.04243013</text:p>
          </table:table-cell>
        </table:table-row>
        <table:table-row table:style-name="ro1">
          <table:table-cell office:value-type="float" office:value="0.04232941" calcext:value-type="float">
            <text:p>0.04232941</text:p>
          </table:table-cell>
        </table:table-row>
        <table:table-row table:style-name="ro1">
          <table:table-cell office:value-type="float" office:value="0.04222915" calcext:value-type="float">
            <text:p>0.04222915</text:p>
          </table:table-cell>
        </table:table-row>
        <table:table-row table:style-name="ro1">
          <table:table-cell office:value-type="float" office:value="0.04212934" calcext:value-type="float">
            <text:p>0.04212934</text:p>
          </table:table-cell>
        </table:table-row>
        <table:table-row table:style-name="ro1">
          <table:table-cell office:value-type="float" office:value="0.04202998" calcext:value-type="float">
            <text:p>0.04202998</text:p>
          </table:table-cell>
        </table:table-row>
        <table:table-row table:style-name="ro1">
          <table:table-cell office:value-type="float" office:value="0.04193106" calcext:value-type="float">
            <text:p>0.04193106</text:p>
          </table:table-cell>
        </table:table-row>
        <table:table-row table:style-name="ro1">
          <table:table-cell office:value-type="float" office:value="0.04183259" calcext:value-type="float">
            <text:p>0.04183259</text:p>
          </table:table-cell>
        </table:table-row>
        <table:table-row table:style-name="ro1">
          <table:table-cell office:value-type="float" office:value="0.04173456" calcext:value-type="float">
            <text:p>0.04173456</text:p>
          </table:table-cell>
        </table:table-row>
        <table:table-row table:style-name="ro1">
          <table:table-cell office:value-type="float" office:value="0.04163698" calcext:value-type="float">
            <text:p>0.04163698</text:p>
          </table:table-cell>
        </table:table-row>
        <table:table-row table:style-name="ro1">
          <table:table-cell office:value-type="float" office:value="0.04153982" calcext:value-type="float">
            <text:p>0.04153982</text:p>
          </table:table-cell>
        </table:table-row>
        <table:table-row table:style-name="ro1">
          <table:table-cell office:value-type="float" office:value="0.0414431" calcext:value-type="float">
            <text:p>0.0414431</text:p>
          </table:table-cell>
        </table:table-row>
        <table:table-row table:style-name="ro1">
          <table:table-cell office:value-type="float" office:value="0.04134681" calcext:value-type="float">
            <text:p>0.04134681</text:p>
          </table:table-cell>
        </table:table-row>
        <table:table-row table:style-name="ro1">
          <table:table-cell office:value-type="float" office:value="0.04125095" calcext:value-type="float">
            <text:p>0.04125095</text:p>
          </table:table-cell>
        </table:table-row>
        <table:table-row table:style-name="ro1">
          <table:table-cell office:value-type="float" office:value="0.04115551" calcext:value-type="float">
            <text:p>0.04115551</text:p>
          </table:table-cell>
        </table:table-row>
        <table:table-row table:style-name="ro1">
          <table:table-cell office:value-type="float" office:value="0.0410605" calcext:value-type="float">
            <text:p>0.0410605</text:p>
          </table:table-cell>
        </table:table-row>
        <table:table-row table:style-name="ro1">
          <table:table-cell office:value-type="float" office:value="0.0409659" calcext:value-type="float">
            <text:p>0.0409659</text:p>
          </table:table-cell>
        </table:table-row>
        <table:table-row table:style-name="ro1">
          <table:table-cell office:value-type="float" office:value="0.04087173" calcext:value-type="float">
            <text:p>0.04087173</text:p>
          </table:table-cell>
        </table:table-row>
        <table:table-row table:style-name="ro1">
          <table:table-cell office:value-type="float" office:value="0.04077796" calcext:value-type="float">
            <text:p>0.04077796</text:p>
          </table:table-cell>
        </table:table-row>
        <table:table-row table:style-name="ro1">
          <table:table-cell office:value-type="float" office:value="0.04068461" calcext:value-type="float">
            <text:p>0.04068461</text:p>
          </table:table-cell>
        </table:table-row>
        <table:table-row table:style-name="ro1">
          <table:table-cell office:value-type="float" office:value="0.04059167" calcext:value-type="float">
            <text:p>0.04059167</text:p>
          </table:table-cell>
        </table:table-row>
        <table:table-row table:style-name="ro1">
          <table:table-cell office:value-type="float" office:value="0.04049913" calcext:value-type="float">
            <text:p>0.04049913</text:p>
          </table:table-cell>
        </table:table-row>
        <table:table-row table:style-name="ro1">
          <table:table-cell office:value-type="float" office:value="0.040407" calcext:value-type="float">
            <text:p>0.040407</text:p>
          </table:table-cell>
        </table:table-row>
        <table:table-row table:style-name="ro1">
          <table:table-cell office:value-type="float" office:value="0.04031526" calcext:value-type="float">
            <text:p>0.04031526</text:p>
          </table:table-cell>
        </table:table-row>
        <table:table-row table:style-name="ro1">
          <table:table-cell office:value-type="float" office:value="0.04022393" calcext:value-type="float">
            <text:p>0.04022393</text:p>
          </table:table-cell>
        </table:table-row>
        <table:table-row table:style-name="ro1">
          <table:table-cell office:value-type="float" office:value="0.04013299" calcext:value-type="float">
            <text:p>0.04013299</text:p>
          </table:table-cell>
        </table:table-row>
        <table:table-row table:style-name="ro1">
          <table:table-cell office:value-type="float" office:value="0.04004245" calcext:value-type="float">
            <text:p>0.04004245</text:p>
          </table:table-cell>
        </table:table-row>
        <table:table-row table:style-name="ro1">
          <table:table-cell office:value-type="float" office:value="0.0399523" calcext:value-type="float">
            <text:p>0.0399523</text:p>
          </table:table-cell>
        </table:table-row>
        <table:table-row table:style-name="ro1">
          <table:table-cell office:value-type="float" office:value="0.03986254" calcext:value-type="float">
            <text:p>0.03986254</text:p>
          </table:table-cell>
        </table:table-row>
        <table:table-row table:style-name="ro1">
          <table:table-cell office:value-type="float" office:value="0.03977316" calcext:value-type="float">
            <text:p>0.03977316</text:p>
          </table:table-cell>
        </table:table-row>
        <table:table-row table:style-name="ro1">
          <table:table-cell office:value-type="float" office:value="0.03968417" calcext:value-type="float">
            <text:p>0.03968417</text:p>
          </table:table-cell>
        </table:table-row>
        <table:table-row table:style-name="ro1">
          <table:table-cell office:value-type="float" office:value="0.03959556" calcext:value-type="float">
            <text:p>0.03959556</text:p>
          </table:table-cell>
        </table:table-row>
        <table:table-row table:style-name="ro1">
          <table:table-cell office:value-type="float" office:value="0.03950733" calcext:value-type="float">
            <text:p>0.03950733</text:p>
          </table:table-cell>
        </table:table-row>
        <table:table-row table:style-name="ro1">
          <table:table-cell office:value-type="float" office:value="0.03941948" calcext:value-type="float">
            <text:p>0.03941948</text:p>
          </table:table-cell>
        </table:table-row>
        <table:table-row table:style-name="ro1">
          <table:table-cell office:value-type="float" office:value="0.039332" calcext:value-type="float">
            <text:p>0.039332</text:p>
          </table:table-cell>
        </table:table-row>
        <table:table-row table:style-name="ro1">
          <table:table-cell office:value-type="float" office:value="0.03924489" calcext:value-type="float">
            <text:p>0.03924489</text:p>
          </table:table-cell>
        </table:table-row>
        <table:table-row table:style-name="ro1">
          <table:table-cell office:value-type="float" office:value="0.03915816" calcext:value-type="float">
            <text:p>0.03915816</text:p>
          </table:table-cell>
        </table:table-row>
        <table:table-row table:style-name="ro1">
          <table:table-cell office:value-type="float" office:value="0.03907179" calcext:value-type="float">
            <text:p>0.03907179</text:p>
          </table:table-cell>
        </table:table-row>
        <table:table-row table:style-name="ro1">
          <table:table-cell office:value-type="float" office:value="0.03898579" calcext:value-type="float">
            <text:p>0.03898579</text:p>
          </table:table-cell>
        </table:table-row>
        <table:table-row table:style-name="ro1">
          <table:table-cell office:value-type="float" office:value="0.03890015" calcext:value-type="float">
            <text:p>0.03890015</text:p>
          </table:table-cell>
        </table:table-row>
        <table:table-row table:style-name="ro1">
          <table:table-cell office:value-type="float" office:value="0.03881488" calcext:value-type="float">
            <text:p>0.03881488</text:p>
          </table:table-cell>
        </table:table-row>
        <table:table-row table:style-name="ro1">
          <table:table-cell office:value-type="float" office:value="0.03872996" calcext:value-type="float">
            <text:p>0.03872996</text:p>
          </table:table-cell>
        </table:table-row>
        <table:table-row table:style-name="ro1">
          <table:table-cell office:value-type="float" office:value="0.0386454" calcext:value-type="float">
            <text:p>0.0386454</text:p>
          </table:table-cell>
        </table:table-row>
        <table:table-row table:style-name="ro1">
          <table:table-cell office:value-type="float" office:value="0.03856119" calcext:value-type="float">
            <text:p>0.03856119</text:p>
          </table:table-cell>
        </table:table-row>
        <table:table-row table:style-name="ro1">
          <table:table-cell office:value-type="float" office:value="0.03847734" calcext:value-type="float">
            <text:p>0.03847734</text:p>
          </table:table-cell>
        </table:table-row>
        <table:table-row table:style-name="ro1">
          <table:table-cell office:value-type="float" office:value="0.03839384" calcext:value-type="float">
            <text:p>0.03839384</text:p>
          </table:table-cell>
        </table:table-row>
        <table:table-row table:style-name="ro1">
          <table:table-cell office:value-type="float" office:value="0.03831068" calcext:value-type="float">
            <text:p>0.03831068</text:p>
          </table:table-cell>
        </table:table-row>
        <table:table-row table:style-name="ro1">
          <table:table-cell office:value-type="float" office:value="0.03822788" calcext:value-type="float">
            <text:p>0.03822788</text:p>
          </table:table-cell>
        </table:table-row>
        <table:table-row table:style-name="ro1">
          <table:table-cell office:value-type="float" office:value="0.03814541" calcext:value-type="float">
            <text:p>0.03814541</text:p>
          </table:table-cell>
        </table:table-row>
        <table:table-row table:style-name="ro1">
          <table:table-cell office:value-type="float" office:value="0.03806329" calcext:value-type="float">
            <text:p>0.03806329</text:p>
          </table:table-cell>
        </table:table-row>
        <table:table-row table:style-name="ro1">
          <table:table-cell office:value-type="float" office:value="0.03798151" calcext:value-type="float">
            <text:p>0.03798151</text:p>
          </table:table-cell>
        </table:table-row>
        <table:table-row table:style-name="ro1">
          <table:table-cell office:value-type="float" office:value="0.03790007" calcext:value-type="float">
            <text:p>0.03790007</text:p>
          </table:table-cell>
        </table:table-row>
        <table:table-row table:style-name="ro1">
          <table:table-cell office:value-type="float" office:value="0.03781896" calcext:value-type="float">
            <text:p>0.03781896</text:p>
          </table:table-cell>
        </table:table-row>
        <table:table-row table:style-name="ro1">
          <table:table-cell office:value-type="float" office:value="0.03773819" calcext:value-type="float">
            <text:p>0.03773819</text:p>
          </table:table-cell>
        </table:table-row>
        <table:table-row table:style-name="ro1">
          <table:table-cell office:value-type="float" office:value="0.03765775" calcext:value-type="float">
            <text:p>0.03765775</text:p>
          </table:table-cell>
        </table:table-row>
        <table:table-row table:style-name="ro1">
          <table:table-cell office:value-type="float" office:value="0.03757764" calcext:value-type="float">
            <text:p>0.03757764</text:p>
          </table:table-cell>
        </table:table-row>
        <table:table-row table:style-name="ro1">
          <table:table-cell office:value-type="float" office:value="0.03749786" calcext:value-type="float">
            <text:p>0.03749786</text:p>
          </table:table-cell>
        </table:table-row>
        <table:table-row table:style-name="ro1">
          <table:table-cell office:value-type="float" office:value="0.0374184" calcext:value-type="float">
            <text:p>0.0374184</text:p>
          </table:table-cell>
        </table:table-row>
        <table:table-row table:style-name="ro1">
          <table:table-cell office:value-type="float" office:value="0.03733927" calcext:value-type="float">
            <text:p>0.03733927</text:p>
          </table:table-cell>
        </table:table-row>
        <table:table-row table:style-name="ro1">
          <table:table-cell office:value-type="float" office:value="0.03726046" calcext:value-type="float">
            <text:p>0.03726046</text:p>
          </table:table-cell>
        </table:table-row>
        <table:table-row table:style-name="ro1">
          <table:table-cell office:value-type="float" office:value="0.03718198" calcext:value-type="float">
            <text:p>0.03718198</text:p>
          </table:table-cell>
        </table:table-row>
        <table:table-row table:style-name="ro1">
          <table:table-cell office:value-type="float" office:value="0.03710381" calcext:value-type="float">
            <text:p>0.03710381</text:p>
          </table:table-cell>
        </table:table-row>
        <table:table-row table:style-name="ro1">
          <table:table-cell office:value-type="float" office:value="0.03702596" calcext:value-type="float">
            <text:p>0.03702596</text:p>
          </table:table-cell>
        </table:table-row>
        <table:table-row table:style-name="ro1">
          <table:table-cell office:value-type="float" office:value="0.03694842" calcext:value-type="float">
            <text:p>0.03694842</text:p>
          </table:table-cell>
        </table:table-row>
        <table:table-row table:style-name="ro1">
          <table:table-cell office:value-type="float" office:value="0.0368712" calcext:value-type="float">
            <text:p>0.0368712</text:p>
          </table:table-cell>
        </table:table-row>
        <table:table-row table:style-name="ro1">
          <table:table-cell office:value-type="float" office:value="0.03679428" calcext:value-type="float">
            <text:p>0.03679428</text:p>
          </table:table-cell>
        </table:table-row>
        <table:table-row table:style-name="ro1">
          <table:table-cell office:value-type="float" office:value="0.03671768" calcext:value-type="float">
            <text:p>0.03671768</text:p>
          </table:table-cell>
        </table:table-row>
        <table:table-row table:style-name="ro1">
          <table:table-cell office:value-type="float" office:value="0.03664139" calcext:value-type="float">
            <text:p>0.03664139</text:p>
          </table:table-cell>
        </table:table-row>
        <table:table-row table:style-name="ro1">
          <table:table-cell office:value-type="float" office:value="0.0365654" calcext:value-type="float">
            <text:p>0.0365654</text:p>
          </table:table-cell>
        </table:table-row>
        <table:table-row table:style-name="ro1">
          <table:table-cell office:value-type="float" office:value="0.03648971" calcext:value-type="float">
            <text:p>0.03648971</text:p>
          </table:table-cell>
        </table:table-row>
        <table:table-row table:style-name="ro1">
          <table:table-cell office:value-type="float" office:value="0.03641433" calcext:value-type="float">
            <text:p>0.03641433</text:p>
          </table:table-cell>
        </table:table-row>
        <table:table-row table:style-name="ro1">
          <table:table-cell office:value-type="float" office:value="0.03633925" calcext:value-type="float">
            <text:p>0.03633925</text:p>
          </table:table-cell>
        </table:table-row>
        <table:table-row table:style-name="ro1">
          <table:table-cell office:value-type="float" office:value="0.03626447" calcext:value-type="float">
            <text:p>0.03626447</text:p>
          </table:table-cell>
        </table:table-row>
        <table:table-row table:style-name="ro1">
          <table:table-cell office:value-type="float" office:value="0.03618999" calcext:value-type="float">
            <text:p>0.03618999</text:p>
          </table:table-cell>
        </table:table-row>
        <table:table-row table:style-name="ro1">
          <table:table-cell office:value-type="float" office:value="0.0361158" calcext:value-type="float">
            <text:p>0.0361158</text:p>
          </table:table-cell>
        </table:table-row>
        <table:table-row table:style-name="ro1">
          <table:table-cell office:value-type="float" office:value="0.0360419" calcext:value-type="float">
            <text:p>0.0360419</text:p>
          </table:table-cell>
        </table:table-row>
        <table:table-row table:style-name="ro1">
          <table:table-cell office:value-type="float" office:value="0.0359683" calcext:value-type="float">
            <text:p>0.0359683</text:p>
          </table:table-cell>
        </table:table-row>
        <table:table-row table:style-name="ro1">
          <table:table-cell office:value-type="float" office:value="0.03589499" calcext:value-type="float">
            <text:p>0.03589499</text:p>
          </table:table-cell>
        </table:table-row>
        <table:table-row table:style-name="ro1">
          <table:table-cell office:value-type="float" office:value="0.03582196" calcext:value-type="float">
            <text:p>0.03582196</text:p>
          </table:table-cell>
        </table:table-row>
        <table:table-row table:style-name="ro1">
          <table:table-cell office:value-type="float" office:value="0.03574923" calcext:value-type="float">
            <text:p>0.03574923</text:p>
          </table:table-cell>
        </table:table-row>
        <table:table-row table:style-name="ro1">
          <table:table-cell office:value-type="float" office:value="0.03567678" calcext:value-type="float">
            <text:p>0.03567678</text:p>
          </table:table-cell>
        </table:table-row>
        <table:table-row table:style-name="ro1">
          <table:table-cell office:value-type="float" office:value="0.03560461" calcext:value-type="float">
            <text:p>0.03560461</text:p>
          </table:table-cell>
        </table:table-row>
        <table:table-row table:style-name="ro1">
          <table:table-cell office:value-type="float" office:value="0.03553273" calcext:value-type="float">
            <text:p>0.03553273</text:p>
          </table:table-cell>
        </table:table-row>
        <table:table-row table:style-name="ro1">
          <table:table-cell office:value-type="float" office:value="0.03546113" calcext:value-type="float">
            <text:p>0.03546113</text:p>
          </table:table-cell>
        </table:table-row>
        <table:table-row table:style-name="ro1">
          <table:table-cell office:value-type="float" office:value="0.03538981" calcext:value-type="float">
            <text:p>0.03538981</text:p>
          </table:table-cell>
        </table:table-row>
        <table:table-row table:style-name="ro1">
          <table:table-cell office:value-type="float" office:value="0.03531876" calcext:value-type="float">
            <text:p>0.03531876</text:p>
          </table:table-cell>
        </table:table-row>
        <table:table-row table:style-name="ro1">
          <table:table-cell office:value-type="float" office:value="0.03524799" calcext:value-type="float">
            <text:p>0.03524799</text:p>
          </table:table-cell>
        </table:table-row>
        <table:table-row table:style-name="ro1">
          <table:table-cell office:value-type="float" office:value="0.0351775" calcext:value-type="float">
            <text:p>0.0351775</text:p>
          </table:table-cell>
        </table:table-row>
        <table:table-row table:style-name="ro1">
          <table:table-cell office:value-type="float" office:value="0.03510728" calcext:value-type="float">
            <text:p>0.03510728</text:p>
          </table:table-cell>
        </table:table-row>
        <table:table-row table:style-name="ro1">
          <table:table-cell office:value-type="float" office:value="0.03503733" calcext:value-type="float">
            <text:p>0.03503733</text:p>
          </table:table-cell>
        </table:table-row>
        <table:table-row table:style-name="ro1">
          <table:table-cell office:value-type="float" office:value="0.03496765" calcext:value-type="float">
            <text:p>0.03496765</text:p>
          </table:table-cell>
        </table:table-row>
        <table:table-row table:style-name="ro1">
          <table:table-cell office:value-type="float" office:value="0.03489824" calcext:value-type="float">
            <text:p>0.03489824</text:p>
          </table:table-cell>
        </table:table-row>
        <table:table-row table:style-name="ro1">
          <table:table-cell office:value-type="float" office:value="0.03482909" calcext:value-type="float">
            <text:p>0.03482909</text:p>
          </table:table-cell>
        </table:table-row>
        <table:table-row table:style-name="ro1">
          <table:table-cell office:value-type="float" office:value="0.03476021" calcext:value-type="float">
            <text:p>0.03476021</text:p>
          </table:table-cell>
        </table:table-row>
        <table:table-row table:style-name="ro1">
          <table:table-cell office:value-type="float" office:value="0.0346916" calcext:value-type="float">
            <text:p>0.0346916</text:p>
          </table:table-cell>
        </table:table-row>
        <table:table-row table:style-name="ro1">
          <table:table-cell office:value-type="float" office:value="0.03462325" calcext:value-type="float">
            <text:p>0.03462325</text:p>
          </table:table-cell>
        </table:table-row>
        <table:table-row table:style-name="ro1">
          <table:table-cell office:value-type="float" office:value="0.03455516" calcext:value-type="float">
            <text:p>0.03455516</text:p>
          </table:table-cell>
        </table:table-row>
        <table:table-row table:style-name="ro1">
          <table:table-cell office:value-type="float" office:value="0.03448733" calcext:value-type="float">
            <text:p>0.03448733</text:p>
          </table:table-cell>
        </table:table-row>
        <table:table-row table:style-name="ro1">
          <table:table-cell office:value-type="float" office:value="0.03441976" calcext:value-type="float">
            <text:p>0.03441976</text:p>
          </table:table-cell>
        </table:table-row>
        <table:table-row table:style-name="ro1">
          <table:table-cell office:value-type="float" office:value="0.03435244" calcext:value-type="float">
            <text:p>0.03435244</text:p>
          </table:table-cell>
        </table:table-row>
        <table:table-row table:style-name="ro1">
          <table:table-cell office:value-type="float" office:value="0.03428538" calcext:value-type="float">
            <text:p>0.03428538</text:p>
          </table:table-cell>
        </table:table-row>
        <table:table-row table:style-name="ro1">
          <table:table-cell office:value-type="float" office:value="0.03421858" calcext:value-type="float">
            <text:p>0.03421858</text:p>
          </table:table-cell>
        </table:table-row>
        <table:table-row table:style-name="ro1">
          <table:table-cell office:value-type="float" office:value="0.03415203" calcext:value-type="float">
            <text:p>0.03415203</text:p>
          </table:table-cell>
        </table:table-row>
        <table:table-row table:style-name="ro1">
          <table:table-cell office:value-type="float" office:value="0.03408573" calcext:value-type="float">
            <text:p>0.03408573</text:p>
          </table:table-cell>
        </table:table-row>
        <table:table-row table:style-name="ro1">
          <table:table-cell office:value-type="float" office:value="0.03401967" calcext:value-type="float">
            <text:p>0.03401967</text:p>
          </table:table-cell>
        </table:table-row>
        <table:table-row table:style-name="ro1">
          <table:table-cell office:value-type="float" office:value="0.03395387" calcext:value-type="float">
            <text:p>0.03395387</text:p>
          </table:table-cell>
        </table:table-row>
        <table:table-row table:style-name="ro1">
          <table:table-cell office:value-type="float" office:value="0.03388832" calcext:value-type="float">
            <text:p>0.03388832</text:p>
          </table:table-cell>
        </table:table-row>
        <table:table-row table:style-name="ro1">
          <table:table-cell office:value-type="float" office:value="0.03382301" calcext:value-type="float">
            <text:p>0.03382301</text:p>
          </table:table-cell>
        </table:table-row>
        <table:table-row table:style-name="ro1">
          <table:table-cell office:value-type="float" office:value="0.03375795" calcext:value-type="float">
            <text:p>0.03375795</text:p>
          </table:table-cell>
        </table:table-row>
        <table:table-row table:style-name="ro1">
          <table:table-cell office:value-type="float" office:value="0.03369312" calcext:value-type="float">
            <text:p>0.03369312</text:p>
          </table:table-cell>
        </table:table-row>
        <table:table-row table:style-name="ro1">
          <table:table-cell office:value-type="float" office:value="0.03362855" calcext:value-type="float">
            <text:p>0.03362855</text:p>
          </table:table-cell>
        </table:table-row>
        <table:table-row table:style-name="ro1">
          <table:table-cell office:value-type="float" office:value="0.03356421" calcext:value-type="float">
            <text:p>0.03356421</text:p>
          </table:table-cell>
        </table:table-row>
        <table:table-row table:style-name="ro1">
          <table:table-cell office:value-type="float" office:value="0.03350011" calcext:value-type="float">
            <text:p>0.03350011</text:p>
          </table:table-cell>
        </table:table-row>
        <table:table-row table:style-name="ro1">
          <table:table-cell office:value-type="float" office:value="0.03343625" calcext:value-type="float">
            <text:p>0.03343625</text:p>
          </table:table-cell>
        </table:table-row>
        <table:table-row table:style-name="ro1">
          <table:table-cell office:value-type="float" office:value="0.03337263" calcext:value-type="float">
            <text:p>0.03337263</text:p>
          </table:table-cell>
        </table:table-row>
        <table:table-row table:style-name="ro1">
          <table:table-cell office:value-type="float" office:value="0.03330924" calcext:value-type="float">
            <text:p>0.03330924</text:p>
          </table:table-cell>
        </table:table-row>
        <table:table-row table:style-name="ro1">
          <table:table-cell office:value-type="float" office:value="0.03324609" calcext:value-type="float">
            <text:p>0.03324609</text:p>
          </table:table-cell>
        </table:table-row>
        <table:table-row table:style-name="ro1">
          <table:table-cell office:value-type="float" office:value="0.03318317" calcext:value-type="float">
            <text:p>0.03318317</text:p>
          </table:table-cell>
        </table:table-row>
        <table:table-row table:style-name="ro1">
          <table:table-cell office:value-type="float" office:value="0.03312048" calcext:value-type="float">
            <text:p>0.03312048</text:p>
          </table:table-cell>
        </table:table-row>
        <table:table-row table:style-name="ro1">
          <table:table-cell office:value-type="float" office:value="0.03305802" calcext:value-type="float">
            <text:p>0.03305802</text:p>
          </table:table-cell>
        </table:table-row>
        <table:table-row table:style-name="ro1">
          <table:table-cell office:value-type="float" office:value="0.03299579" calcext:value-type="float">
            <text:p>0.03299579</text:p>
          </table:table-cell>
        </table:table-row>
        <table:table-row table:style-name="ro1">
          <table:table-cell office:value-type="float" office:value="0.03293379" calcext:value-type="float">
            <text:p>0.03293379</text:p>
          </table:table-cell>
        </table:table-row>
        <table:table-row table:style-name="ro1">
          <table:table-cell office:value-type="float" office:value="0.03287202" calcext:value-type="float">
            <text:p>0.03287202</text:p>
          </table:table-cell>
        </table:table-row>
        <table:table-row table:style-name="ro1">
          <table:table-cell office:value-type="float" office:value="0.03281047" calcext:value-type="float">
            <text:p>0.03281047</text:p>
          </table:table-cell>
        </table:table-row>
        <table:table-row table:style-name="ro1">
          <table:table-cell office:value-type="float" office:value="0.03274915" calcext:value-type="float">
            <text:p>0.03274915</text:p>
          </table:table-cell>
        </table:table-row>
        <table:table-row table:style-name="ro1">
          <table:table-cell office:value-type="float" office:value="0.03268805" calcext:value-type="float">
            <text:p>0.03268805</text:p>
          </table:table-cell>
        </table:table-row>
        <table:table-row table:style-name="ro1">
          <table:table-cell office:value-type="float" office:value="0.03262718" calcext:value-type="float">
            <text:p>0.03262718</text:p>
          </table:table-cell>
        </table:table-row>
        <table:table-row table:style-name="ro1">
          <table:table-cell office:value-type="float" office:value="0.03256652" calcext:value-type="float">
            <text:p>0.03256652</text:p>
          </table:table-cell>
        </table:table-row>
        <table:table-row table:style-name="ro1">
          <table:table-cell office:value-type="float" office:value="0.03250608" calcext:value-type="float">
            <text:p>0.03250608</text:p>
          </table:table-cell>
        </table:table-row>
        <table:table-row table:style-name="ro1">
          <table:table-cell office:value-type="float" office:value="0.03244587" calcext:value-type="float">
            <text:p>0.03244587</text:p>
          </table:table-cell>
        </table:table-row>
        <table:table-row table:style-name="ro1">
          <table:table-cell office:value-type="float" office:value="0.03238587" calcext:value-type="float">
            <text:p>0.03238587</text:p>
          </table:table-cell>
        </table:table-row>
        <table:table-row table:style-name="ro1">
          <table:table-cell office:value-type="float" office:value="0.03232609" calcext:value-type="float">
            <text:p>0.03232609</text:p>
          </table:table-cell>
        </table:table-row>
        <table:table-row table:style-name="ro1">
          <table:table-cell office:value-type="float" office:value="0.03226652" calcext:value-type="float">
            <text:p>0.03226652</text:p>
          </table:table-cell>
        </table:table-row>
        <table:table-row table:style-name="ro1">
          <table:table-cell office:value-type="float" office:value="0.03220717" calcext:value-type="float">
            <text:p>0.03220717</text:p>
          </table:table-cell>
        </table:table-row>
        <table:table-row table:style-name="ro1">
          <table:table-cell office:value-type="float" office:value="0.03214803" calcext:value-type="float">
            <text:p>0.03214803</text:p>
          </table:table-cell>
        </table:table-row>
        <table:table-row table:style-name="ro1">
          <table:table-cell office:value-type="float" office:value="0.0320891" calcext:value-type="float">
            <text:p>0.0320891</text:p>
          </table:table-cell>
        </table:table-row>
        <table:table-row table:style-name="ro1">
          <table:table-cell office:value-type="float" office:value="0.03203038" calcext:value-type="float">
            <text:p>0.03203038</text:p>
          </table:table-cell>
        </table:table-row>
        <table:table-row table:style-name="ro1">
          <table:table-cell office:value-type="float" office:value="0.03197188" calcext:value-type="float">
            <text:p>0.03197188</text:p>
          </table:table-cell>
        </table:table-row>
        <table:table-row table:style-name="ro1">
          <table:table-cell office:value-type="float" office:value="0.03191358" calcext:value-type="float">
            <text:p>0.03191358</text:p>
          </table:table-cell>
        </table:table-row>
        <table:table-row table:style-name="ro1">
          <table:table-cell office:value-type="float" office:value="0.03185549" calcext:value-type="float">
            <text:p>0.03185549</text:p>
          </table:table-cell>
        </table:table-row>
        <table:table-row table:style-name="ro1">
          <table:table-cell office:value-type="float" office:value="0.03179761" calcext:value-type="float">
            <text:p>0.03179761</text:p>
          </table:table-cell>
        </table:table-row>
        <table:table-row table:style-name="ro1">
          <table:table-cell office:value-type="float" office:value="0.03173993" calcext:value-type="float">
            <text:p>0.03173993</text:p>
          </table:table-cell>
        </table:table-row>
        <table:table-row table:style-name="ro1">
          <table:table-cell office:value-type="float" office:value="0.03168246" calcext:value-type="float">
            <text:p>0.03168246</text:p>
          </table:table-cell>
        </table:table-row>
        <table:table-row table:style-name="ro1">
          <table:table-cell office:value-type="float" office:value="0.03162519" calcext:value-type="float">
            <text:p>0.03162519</text:p>
          </table:table-cell>
        </table:table-row>
        <table:table-row table:style-name="ro1">
          <table:table-cell office:value-type="float" office:value="0.03156812" calcext:value-type="float">
            <text:p>0.03156812</text:p>
          </table:table-cell>
        </table:table-row>
        <table:table-row table:style-name="ro1">
          <table:table-cell office:value-type="float" office:value="0.03151125" calcext:value-type="float">
            <text:p>0.03151125</text:p>
          </table:table-cell>
        </table:table-row>
        <table:table-row table:style-name="ro1">
          <table:table-cell office:value-type="float" office:value="0.03145459" calcext:value-type="float">
            <text:p>0.03145459</text:p>
          </table:table-cell>
        </table:table-row>
        <table:table-row table:style-name="ro1">
          <table:table-cell office:value-type="float" office:value="0.03139812" calcext:value-type="float">
            <text:p>0.03139812</text:p>
          </table:table-cell>
        </table:table-row>
        <table:table-row table:style-name="ro1">
          <table:table-cell office:value-type="float" office:value="0.03134186" calcext:value-type="float">
            <text:p>0.03134186</text:p>
          </table:table-cell>
        </table:table-row>
        <table:table-row table:style-name="ro1">
          <table:table-cell office:value-type="float" office:value="0.03128579" calcext:value-type="float">
            <text:p>0.03128579</text:p>
          </table:table-cell>
        </table:table-row>
        <table:table-row table:style-name="ro1">
          <table:table-cell office:value-type="float" office:value="0.03122991" calcext:value-type="float">
            <text:p>0.03122991</text:p>
          </table:table-cell>
        </table:table-row>
        <table:table-row table:style-name="ro1">
          <table:table-cell office:value-type="float" office:value="0.03117424" calcext:value-type="float">
            <text:p>0.03117424</text:p>
          </table:table-cell>
        </table:table-row>
        <table:table-row table:style-name="ro1">
          <table:table-cell office:value-type="float" office:value="0.03111875" calcext:value-type="float">
            <text:p>0.03111875</text:p>
          </table:table-cell>
        </table:table-row>
        <table:table-row table:style-name="ro1">
          <table:table-cell office:value-type="float" office:value="0.03106346" calcext:value-type="float">
            <text:p>0.03106346</text:p>
          </table:table-cell>
        </table:table-row>
        <table:table-row table:style-name="ro1">
          <table:table-cell office:value-type="float" office:value="0.03100836" calcext:value-type="float">
            <text:p>0.03100836</text:p>
          </table:table-cell>
        </table:table-row>
        <table:table-row table:style-name="ro1">
          <table:table-cell office:value-type="float" office:value="0.03095346" calcext:value-type="float">
            <text:p>0.03095346</text:p>
          </table:table-cell>
        </table:table-row>
        <table:table-row table:style-name="ro1">
          <table:table-cell office:value-type="float" office:value="0.03089874" calcext:value-type="float">
            <text:p>0.03089874</text:p>
          </table:table-cell>
        </table:table-row>
        <table:table-row table:style-name="ro1">
          <table:table-cell office:value-type="float" office:value="0.03084422" calcext:value-type="float">
            <text:p>0.03084422</text:p>
          </table:table-cell>
        </table:table-row>
        <table:table-row table:style-name="ro1">
          <table:table-cell office:value-type="float" office:value="0.03078988" calcext:value-type="float">
            <text:p>0.03078988</text:p>
          </table:table-cell>
        </table:table-row>
        <table:table-row table:style-name="ro1">
          <table:table-cell office:value-type="float" office:value="0.03073573" calcext:value-type="float">
            <text:p>0.03073573</text:p>
          </table:table-cell>
        </table:table-row>
        <table:table-row table:style-name="ro1">
          <table:table-cell office:value-type="float" office:value="0.03068177" calcext:value-type="float">
            <text:p>0.03068177</text:p>
          </table:table-cell>
        </table:table-row>
        <table:table-row table:style-name="ro1">
          <table:table-cell office:value-type="float" office:value="0.03062799" calcext:value-type="float">
            <text:p>0.03062799</text:p>
          </table:table-cell>
        </table:table-row>
        <table:table-row table:style-name="ro1">
          <table:table-cell office:value-type="float" office:value="0.0305744" calcext:value-type="float">
            <text:p>0.0305744</text:p>
          </table:table-cell>
        </table:table-row>
        <table:table-row table:style-name="ro1">
          <table:table-cell office:value-type="float" office:value="0.03052099" calcext:value-type="float">
            <text:p>0.03052099</text:p>
          </table:table-cell>
        </table:table-row>
        <table:table-row table:style-name="ro1">
          <table:table-cell office:value-type="float" office:value="0.03046777" calcext:value-type="float">
            <text:p>0.03046777</text:p>
          </table:table-cell>
        </table:table-row>
        <table:table-row table:style-name="ro1">
          <table:table-cell office:value-type="float" office:value="0.03041472" calcext:value-type="float">
            <text:p>0.03041472</text:p>
          </table:table-cell>
        </table:table-row>
        <table:table-row table:style-name="ro1">
          <table:table-cell office:value-type="float" office:value="0.03036186" calcext:value-type="float">
            <text:p>0.03036186</text:p>
          </table:table-cell>
        </table:table-row>
        <table:table-row table:style-name="ro1">
          <table:table-cell office:value-type="float" office:value="0.03030918" calcext:value-type="float">
            <text:p>0.03030918</text:p>
          </table:table-cell>
        </table:table-row>
        <table:table-row table:style-name="ro1">
          <table:table-cell office:value-type="float" office:value="0.03025668" calcext:value-type="float">
            <text:p>0.03025668</text:p>
          </table:table-cell>
        </table:table-row>
        <table:table-row table:style-name="ro1">
          <table:table-cell office:value-type="float" office:value="0.03020436" calcext:value-type="float">
            <text:p>0.03020436</text:p>
          </table:table-cell>
        </table:table-row>
        <table:table-row table:style-name="ro1">
          <table:table-cell office:value-type="float" office:value="0.03015221" calcext:value-type="float">
            <text:p>0.03015221</text:p>
          </table:table-cell>
        </table:table-row>
        <table:table-row table:style-name="ro1">
          <table:table-cell office:value-type="float" office:value="0.03010024" calcext:value-type="float">
            <text:p>0.03010024</text:p>
          </table:table-cell>
        </table:table-row>
        <table:table-row table:style-name="ro1">
          <table:table-cell office:value-type="float" office:value="0.03004845" calcext:value-type="float">
            <text:p>0.03004845</text:p>
          </table:table-cell>
        </table:table-row>
        <table:table-row table:style-name="ro1">
          <table:table-cell office:value-type="float" office:value="0.02999683" calcext:value-type="float">
            <text:p>0.02999683</text:p>
          </table:table-cell>
        </table:table-row>
        <table:table-row table:style-name="ro1">
          <table:table-cell office:value-type="float" office:value="0.02994539" calcext:value-type="float">
            <text:p>0.02994539</text:p>
          </table:table-cell>
        </table:table-row>
        <table:table-row table:style-name="ro1">
          <table:table-cell office:value-type="float" office:value="0.02989412" calcext:value-type="float">
            <text:p>0.02989412</text:p>
          </table:table-cell>
        </table:table-row>
        <table:table-row table:style-name="ro1">
          <table:table-cell office:value-type="float" office:value="0.02984303" calcext:value-type="float">
            <text:p>0.02984303</text:p>
          </table:table-cell>
        </table:table-row>
        <table:table-row table:style-name="ro1">
          <table:table-cell office:value-type="float" office:value="0.0297921" calcext:value-type="float">
            <text:p>0.0297921</text:p>
          </table:table-cell>
        </table:table-row>
        <table:table-row table:style-name="ro1">
          <table:table-cell office:value-type="float" office:value="0.02974135" calcext:value-type="float">
            <text:p>0.02974135</text:p>
          </table:table-cell>
        </table:table-row>
        <table:table-row table:style-name="ro1">
          <table:table-cell office:value-type="float" office:value="0.02969076" calcext:value-type="float">
            <text:p>0.02969076</text:p>
          </table:table-cell>
        </table:table-row>
        <table:table-row table:style-name="ro1">
          <table:table-cell office:value-type="float" office:value="0.02964035" calcext:value-type="float">
            <text:p>0.02964035</text:p>
          </table:table-cell>
        </table:table-row>
        <table:table-row table:style-name="ro1">
          <table:table-cell office:value-type="float" office:value="0.0295901" calcext:value-type="float">
            <text:p>0.0295901</text:p>
          </table:table-cell>
        </table:table-row>
        <table:table-row table:style-name="ro1">
          <table:table-cell office:value-type="float" office:value="0.02954003" calcext:value-type="float">
            <text:p>0.02954003</text:p>
          </table:table-cell>
        </table:table-row>
        <table:table-row table:style-name="ro1">
          <table:table-cell office:value-type="float" office:value="0.02949011" calcext:value-type="float">
            <text:p>0.02949011</text:p>
          </table:table-cell>
        </table:table-row>
        <table:table-row table:style-name="ro1">
          <table:table-cell office:value-type="float" office:value="0.02944037" calcext:value-type="float">
            <text:p>0.02944037</text:p>
          </table:table-cell>
        </table:table-row>
        <table:table-row table:style-name="ro1">
          <table:table-cell office:value-type="float" office:value="0.02939079" calcext:value-type="float">
            <text:p>0.02939079</text:p>
          </table:table-cell>
        </table:table-row>
        <table:table-row table:style-name="ro1">
          <table:table-cell office:value-type="float" office:value="0.02934137" calcext:value-type="float">
            <text:p>0.02934137</text:p>
          </table:table-cell>
        </table:table-row>
        <table:table-row table:style-name="ro1">
          <table:table-cell office:value-type="float" office:value="0.02929212" calcext:value-type="float">
            <text:p>0.02929212</text:p>
          </table:table-cell>
        </table:table-row>
        <table:table-row table:style-name="ro1">
          <table:table-cell office:value-type="float" office:value="0.02924303" calcext:value-type="float">
            <text:p>0.02924303</text:p>
          </table:table-cell>
        </table:table-row>
        <table:table-row table:style-name="ro1">
          <table:table-cell office:value-type="float" office:value="0.02919411" calcext:value-type="float">
            <text:p>0.02919411</text:p>
          </table:table-cell>
        </table:table-row>
        <table:table-row table:style-name="ro1">
          <table:table-cell office:value-type="float" office:value="0.02914534" calcext:value-type="float">
            <text:p>0.02914534</text:p>
          </table:table-cell>
        </table:table-row>
        <table:table-row table:style-name="ro1">
          <table:table-cell office:value-type="float" office:value="0.02909674" calcext:value-type="float">
            <text:p>0.02909674</text:p>
          </table:table-cell>
        </table:table-row>
        <table:table-row table:style-name="ro1">
          <table:table-cell office:value-type="float" office:value="0.02904829" calcext:value-type="float">
            <text:p>0.02904829</text:p>
          </table:table-cell>
        </table:table-row>
        <table:table-row table:style-name="ro1">
          <table:table-cell office:value-type="float" office:value="0.02900001" calcext:value-type="float">
            <text:p>0.02900001</text:p>
          </table:table-cell>
        </table:table-row>
        <table:table-row table:style-name="ro1">
          <table:table-cell office:value-type="float" office:value="0.02895188" calcext:value-type="float">
            <text:p>0.02895188</text:p>
          </table:table-cell>
        </table:table-row>
        <table:table-row table:style-name="ro1">
          <table:table-cell office:value-type="float" office:value="0.02890391" calcext:value-type="float">
            <text:p>0.02890391</text:p>
          </table:table-cell>
        </table:table-row>
        <table:table-row table:style-name="ro1">
          <table:table-cell office:value-type="float" office:value="0.0288561" calcext:value-type="float">
            <text:p>0.0288561</text:p>
          </table:table-cell>
        </table:table-row>
        <table:table-row table:style-name="ro1">
          <table:table-cell office:value-type="float" office:value="0.02880844" calcext:value-type="float">
            <text:p>0.02880844</text:p>
          </table:table-cell>
        </table:table-row>
        <table:table-row table:style-name="ro1">
          <table:table-cell office:value-type="float" office:value="0.02876094" calcext:value-type="float">
            <text:p>0.02876094</text:p>
          </table:table-cell>
        </table:table-row>
        <table:table-row table:style-name="ro1">
          <table:table-cell office:value-type="float" office:value="0.02871359" calcext:value-type="float">
            <text:p>0.02871359</text:p>
          </table:table-cell>
        </table:table-row>
        <table:table-row table:style-name="ro1">
          <table:table-cell office:value-type="float" office:value="0.0286664" calcext:value-type="float">
            <text:p>0.0286664</text:p>
          </table:table-cell>
        </table:table-row>
        <table:table-row table:style-name="ro1">
          <table:table-cell office:value-type="float" office:value="0.02861936" calcext:value-type="float">
            <text:p>0.02861936</text:p>
          </table:table-cell>
        </table:table-row>
        <table:table-row table:style-name="ro1">
          <table:table-cell office:value-type="float" office:value="0.02857247" calcext:value-type="float">
            <text:p>0.02857247</text:p>
          </table:table-cell>
        </table:table-row>
        <table:table-row table:style-name="ro1">
          <table:table-cell office:value-type="float" office:value="0.02852573" calcext:value-type="float">
            <text:p>0.02852573</text:p>
          </table:table-cell>
        </table:table-row>
        <table:table-row table:style-name="ro1">
          <table:table-cell office:value-type="float" office:value="0.02847915" calcext:value-type="float">
            <text:p>0.02847915</text:p>
          </table:table-cell>
        </table:table-row>
        <table:table-row table:style-name="ro1">
          <table:table-cell office:value-type="float" office:value="0.02843271" calcext:value-type="float">
            <text:p>0.02843271</text:p>
          </table:table-cell>
        </table:table-row>
        <table:table-row table:style-name="ro1">
          <table:table-cell office:value-type="float" office:value="0.02838643" calcext:value-type="float">
            <text:p>0.02838643</text:p>
          </table:table-cell>
        </table:table-row>
        <table:table-row table:style-name="ro1">
          <table:table-cell office:value-type="float" office:value="0.02834029" calcext:value-type="float">
            <text:p>0.02834029</text:p>
          </table:table-cell>
        </table:table-row>
        <table:table-row table:style-name="ro1">
          <table:table-cell office:value-type="float" office:value="0.02829431" calcext:value-type="float">
            <text:p>0.02829431</text:p>
          </table:table-cell>
        </table:table-row>
        <table:table-row table:style-name="ro1">
          <table:table-cell office:value-type="float" office:value="0.02824847" calcext:value-type="float">
            <text:p>0.02824847</text:p>
          </table:table-cell>
        </table:table-row>
        <table:table-row table:style-name="ro1">
          <table:table-cell office:value-type="float" office:value="0.02820277" calcext:value-type="float">
            <text:p>0.02820277</text:p>
          </table:table-cell>
        </table:table-row>
        <table:table-row table:style-name="ro1">
          <table:table-cell office:value-type="float" office:value="0.02815722" calcext:value-type="float">
            <text:p>0.02815722</text:p>
          </table:table-cell>
        </table:table-row>
        <table:table-row table:style-name="ro1">
          <table:table-cell office:value-type="float" office:value="0.02811182" calcext:value-type="float">
            <text:p>0.02811182</text:p>
          </table:table-cell>
        </table:table-row>
        <table:table-row table:style-name="ro1">
          <table:table-cell office:value-type="float" office:value="0.02806657" calcext:value-type="float">
            <text:p>0.02806657</text:p>
          </table:table-cell>
        </table:table-row>
        <table:table-row table:style-name="ro1">
          <table:table-cell office:value-type="float" office:value="0.02802145" calcext:value-type="float">
            <text:p>0.02802145</text:p>
          </table:table-cell>
        </table:table-row>
        <table:table-row table:style-name="ro1">
          <table:table-cell office:value-type="float" office:value="0.02797649" calcext:value-type="float">
            <text:p>0.02797649</text:p>
          </table:table-cell>
        </table:table-row>
        <table:table-row table:style-name="ro1">
          <table:table-cell office:value-type="float" office:value="0.02793166" calcext:value-type="float">
            <text:p>0.02793166</text:p>
          </table:table-cell>
        </table:table-row>
        <table:table-row table:style-name="ro1">
          <table:table-cell office:value-type="float" office:value="0.02788698" calcext:value-type="float">
            <text:p>0.02788698</text:p>
          </table:table-cell>
        </table:table-row>
        <table:table-row table:style-name="ro1">
          <table:table-cell office:value-type="float" office:value="0.02784243" calcext:value-type="float">
            <text:p>0.02784243</text:p>
          </table:table-cell>
        </table:table-row>
        <table:table-row table:style-name="ro1">
          <table:table-cell office:value-type="float" office:value="0.02779803" calcext:value-type="float">
            <text:p>0.02779803</text:p>
          </table:table-cell>
        </table:table-row>
        <table:table-row table:style-name="ro1">
          <table:table-cell office:value-type="float" office:value="0.02775377" calcext:value-type="float">
            <text:p>0.02775377</text:p>
          </table:table-cell>
        </table:table-row>
        <table:table-row table:style-name="ro1">
          <table:table-cell office:value-type="float" office:value="0.02770965" calcext:value-type="float">
            <text:p>0.02770965</text:p>
          </table:table-cell>
        </table:table-row>
        <table:table-row table:style-name="ro1">
          <table:table-cell office:value-type="float" office:value="0.02766567" calcext:value-type="float">
            <text:p>0.02766567</text:p>
          </table:table-cell>
        </table:table-row>
        <table:table-row table:style-name="ro1">
          <table:table-cell office:value-type="float" office:value="0.02762182" calcext:value-type="float">
            <text:p>0.02762182</text:p>
          </table:table-cell>
        </table:table-row>
        <table:table-row table:style-name="ro1">
          <table:table-cell office:value-type="float" office:value="0.02757812" calcext:value-type="float">
            <text:p>0.02757812</text:p>
          </table:table-cell>
        </table:table-row>
        <table:table-row table:style-name="ro1">
          <table:table-cell office:value-type="float" office:value="0.02753455" calcext:value-type="float">
            <text:p>0.02753455</text:p>
          </table:table-cell>
        </table:table-row>
        <table:table-row table:style-name="ro1">
          <table:table-cell office:value-type="float" office:value="0.02749111" calcext:value-type="float">
            <text:p>0.02749111</text:p>
          </table:table-cell>
        </table:table-row>
        <table:table-row table:style-name="ro1">
          <table:table-cell office:value-type="float" office:value="0.02744782" calcext:value-type="float">
            <text:p>0.02744782</text:p>
          </table:table-cell>
        </table:table-row>
        <table:table-row table:style-name="ro1">
          <table:table-cell office:value-type="float" office:value="0.02740466" calcext:value-type="float">
            <text:p>0.02740466</text:p>
          </table:table-cell>
        </table:table-row>
        <table:table-row table:style-name="ro1">
          <table:table-cell office:value-type="float" office:value="0.02736163" calcext:value-type="float">
            <text:p>0.02736163</text:p>
          </table:table-cell>
        </table:table-row>
        <table:table-row table:style-name="ro1">
          <table:table-cell office:value-type="float" office:value="0.02731874" calcext:value-type="float">
            <text:p>0.02731874</text:p>
          </table:table-cell>
        </table:table-row>
        <table:table-row table:style-name="ro1">
          <table:table-cell office:value-type="float" office:value="0.02727598" calcext:value-type="float">
            <text:p>0.02727598</text:p>
          </table:table-cell>
        </table:table-row>
        <table:table-row table:style-name="ro1">
          <table:table-cell office:value-type="float" office:value="0.02723335" calcext:value-type="float">
            <text:p>0.02723335</text:p>
          </table:table-cell>
        </table:table-row>
        <table:table-row table:style-name="ro1">
          <table:table-cell office:value-type="float" office:value="0.02719086" calcext:value-type="float">
            <text:p>0.02719086</text:p>
          </table:table-cell>
        </table:table-row>
        <table:table-row table:style-name="ro1">
          <table:table-cell office:value-type="float" office:value="0.02714849" calcext:value-type="float">
            <text:p>0.02714849</text:p>
          </table:table-cell>
        </table:table-row>
        <table:table-row table:style-name="ro1">
          <table:table-cell office:value-type="float" office:value="0.02710626" calcext:value-type="float">
            <text:p>0.02710626</text:p>
          </table:table-cell>
        </table:table-row>
        <table:table-row table:style-name="ro1">
          <table:table-cell office:value-type="float" office:value="0.02706416" calcext:value-type="float">
            <text:p>0.02706416</text:p>
          </table:table-cell>
        </table:table-row>
        <table:table-row table:style-name="ro1">
          <table:table-cell office:value-type="float" office:value="0.02702219" calcext:value-type="float">
            <text:p>0.02702219</text:p>
          </table:table-cell>
        </table:table-row>
        <table:table-row table:style-name="ro1">
          <table:table-cell office:value-type="float" office:value="0.02698035" calcext:value-type="float">
            <text:p>0.02698035</text:p>
          </table:table-cell>
        </table:table-row>
        <table:table-row table:style-name="ro1">
          <table:table-cell office:value-type="float" office:value="0.02693863" calcext:value-type="float">
            <text:p>0.02693863</text:p>
          </table:table-cell>
        </table:table-row>
        <table:table-row table:style-name="ro1">
          <table:table-cell office:value-type="float" office:value="0.02689705" calcext:value-type="float">
            <text:p>0.02689705</text:p>
          </table:table-cell>
        </table:table-row>
        <table:table-row table:style-name="ro1">
          <table:table-cell office:value-type="float" office:value="0.02685559" calcext:value-type="float">
            <text:p>0.02685559</text:p>
          </table:table-cell>
        </table:table-row>
        <table:table-row table:style-name="ro1">
          <table:table-cell office:value-type="float" office:value="0.02681426" calcext:value-type="float">
            <text:p>0.02681426</text:p>
          </table:table-cell>
        </table:table-row>
        <table:table-row table:style-name="ro1">
          <table:table-cell office:value-type="float" office:value="0.02677306" calcext:value-type="float">
            <text:p>0.02677306</text:p>
          </table:table-cell>
        </table:table-row>
        <table:table-row table:style-name="ro1">
          <table:table-cell office:value-type="float" office:value="0.02673198" calcext:value-type="float">
            <text:p>0.02673198</text:p>
          </table:table-cell>
        </table:table-row>
        <table:table-row table:style-name="ro1">
          <table:table-cell office:value-type="float" office:value="0.02669103" calcext:value-type="float">
            <text:p>0.02669103</text:p>
          </table:table-cell>
        </table:table-row>
        <table:table-row table:style-name="ro1">
          <table:table-cell office:value-type="float" office:value="0.0266502" calcext:value-type="float">
            <text:p>0.0266502</text:p>
          </table:table-cell>
        </table:table-row>
        <table:table-row table:style-name="ro1">
          <table:table-cell office:value-type="float" office:value="0.02660949" calcext:value-type="float">
            <text:p>0.02660949</text:p>
          </table:table-cell>
        </table:table-row>
        <table:table-row table:style-name="ro1">
          <table:table-cell office:value-type="float" office:value="0.02656891" calcext:value-type="float">
            <text:p>0.02656891</text:p>
          </table:table-cell>
        </table:table-row>
        <table:table-row table:style-name="ro1">
          <table:table-cell office:value-type="float" office:value="0.02652846" calcext:value-type="float">
            <text:p>0.02652846</text:p>
          </table:table-cell>
        </table:table-row>
        <table:table-row table:style-name="ro1">
          <table:table-cell office:value-type="float" office:value="0.02648812" calcext:value-type="float">
            <text:p>0.02648812</text:p>
          </table:table-cell>
        </table:table-row>
        <table:table-row table:style-name="ro1">
          <table:table-cell office:value-type="float" office:value="0.02644791" calcext:value-type="float">
            <text:p>0.02644791</text:p>
          </table:table-cell>
        </table:table-row>
        <table:table-row table:style-name="ro1">
          <table:table-cell office:value-type="float" office:value="0.02640782" calcext:value-type="float">
            <text:p>0.02640782</text:p>
          </table:table-cell>
        </table:table-row>
        <table:table-row table:style-name="ro1">
          <table:table-cell office:value-type="float" office:value="0.02636785" calcext:value-type="float">
            <text:p>0.02636785</text:p>
          </table:table-cell>
        </table:table-row>
        <table:table-row table:style-name="ro1">
          <table:table-cell office:value-type="float" office:value="0.026328" calcext:value-type="float">
            <text:p>0.026328</text:p>
          </table:table-cell>
        </table:table-row>
        <table:table-row table:style-name="ro1">
          <table:table-cell office:value-type="float" office:value="0.02628827" calcext:value-type="float">
            <text:p>0.02628827</text:p>
          </table:table-cell>
        </table:table-row>
        <table:table-row table:style-name="ro1">
          <table:table-cell office:value-type="float" office:value="0.02624866" calcext:value-type="float">
            <text:p>0.02624866</text:p>
          </table:table-cell>
        </table:table-row>
        <table:table-row table:style-name="ro1">
          <table:table-cell office:value-type="float" office:value="0.02620917" calcext:value-type="float">
            <text:p>0.02620917</text:p>
          </table:table-cell>
        </table:table-row>
        <table:table-row table:style-name="ro1">
          <table:table-cell office:value-type="float" office:value="0.0261698" calcext:value-type="float">
            <text:p>0.0261698</text:p>
          </table:table-cell>
        </table:table-row>
        <table:table-row table:style-name="ro1">
          <table:table-cell office:value-type="float" office:value="0.02613055" calcext:value-type="float">
            <text:p>0.02613055</text:p>
          </table:table-cell>
        </table:table-row>
        <table:table-row table:style-name="ro1">
          <table:table-cell office:value-type="float" office:value="0.02609141" calcext:value-type="float">
            <text:p>0.02609141</text:p>
          </table:table-cell>
        </table:table-row>
        <table:table-row table:style-name="ro1">
          <table:table-cell office:value-type="float" office:value="0.02605239" calcext:value-type="float">
            <text:p>0.02605239</text:p>
          </table:table-cell>
        </table:table-row>
        <table:table-row table:style-name="ro1">
          <table:table-cell office:value-type="float" office:value="0.02601349" calcext:value-type="float">
            <text:p>0.02601349</text:p>
          </table:table-cell>
        </table:table-row>
        <table:table-row table:style-name="ro1">
          <table:table-cell office:value-type="float" office:value="0.0259747" calcext:value-type="float">
            <text:p>0.0259747</text:p>
          </table:table-cell>
        </table:table-row>
        <table:table-row table:style-name="ro1">
          <table:table-cell office:value-type="float" office:value="0.02593603" calcext:value-type="float">
            <text:p>0.02593603</text:p>
          </table:table-cell>
        </table:table-row>
        <table:table-row table:style-name="ro1">
          <table:table-cell office:value-type="float" office:value="0.02589747" calcext:value-type="float">
            <text:p>0.02589747</text:p>
          </table:table-cell>
        </table:table-row>
        <table:table-row table:style-name="ro1">
          <table:table-cell office:value-type="float" office:value="0.02585903" calcext:value-type="float">
            <text:p>0.02585903</text:p>
          </table:table-cell>
        </table:table-row>
        <table:table-row table:style-name="ro1">
          <table:table-cell office:value-type="float" office:value="0.0258207" calcext:value-type="float">
            <text:p>0.0258207</text:p>
          </table:table-cell>
        </table:table-row>
        <table:table-row table:style-name="ro1">
          <table:table-cell office:value-type="float" office:value="0.02578248" calcext:value-type="float">
            <text:p>0.02578248</text:p>
          </table:table-cell>
        </table:table-row>
        <table:table-row table:style-name="ro1">
          <table:table-cell office:value-type="float" office:value="0.02574438" calcext:value-type="float">
            <text:p>0.02574438</text:p>
          </table:table-cell>
        </table:table-row>
        <table:table-row table:style-name="ro1">
          <table:table-cell office:value-type="float" office:value="0.02570639" calcext:value-type="float">
            <text:p>0.02570639</text:p>
          </table:table-cell>
        </table:table-row>
        <table:table-row table:style-name="ro1">
          <table:table-cell office:value-type="float" office:value="0.02566851" calcext:value-type="float">
            <text:p>0.02566851</text:p>
          </table:table-cell>
        </table:table-row>
        <table:table-row table:style-name="ro1">
          <table:table-cell office:value-type="float" office:value="0.02563075" calcext:value-type="float">
            <text:p>0.02563075</text:p>
          </table:table-cell>
        </table:table-row>
        <table:table-row table:style-name="ro1">
          <table:table-cell office:value-type="float" office:value="0.02559309" calcext:value-type="float">
            <text:p>0.02559309</text:p>
          </table:table-cell>
        </table:table-row>
        <table:table-row table:style-name="ro1">
          <table:table-cell office:value-type="float" office:value="0.02555554" calcext:value-type="float">
            <text:p>0.02555554</text:p>
          </table:table-cell>
        </table:table-row>
        <table:table-row table:style-name="ro1">
          <table:table-cell office:value-type="float" office:value="0.02551811" calcext:value-type="float">
            <text:p>0.02551811</text:p>
          </table:table-cell>
        </table:table-row>
        <table:table-row table:style-name="ro1">
          <table:table-cell office:value-type="float" office:value="0.02548078" calcext:value-type="float">
            <text:p>0.02548078</text:p>
          </table:table-cell>
        </table:table-row>
        <table:table-row table:style-name="ro1">
          <table:table-cell office:value-type="float" office:value="0.02544357" calcext:value-type="float">
            <text:p>0.02544357</text:p>
          </table:table-cell>
        </table:table-row>
        <table:table-row table:style-name="ro1">
          <table:table-cell office:value-type="float" office:value="0.02540646" calcext:value-type="float">
            <text:p>0.02540646</text:p>
          </table:table-cell>
        </table:table-row>
        <table:table-row table:style-name="ro1">
          <table:table-cell office:value-type="float" office:value="0.02536946" calcext:value-type="float">
            <text:p>0.02536946</text:p>
          </table:table-cell>
        </table:table-row>
        <table:table-row table:style-name="ro1">
          <table:table-cell office:value-type="float" office:value="0.02533257" calcext:value-type="float">
            <text:p>0.02533257</text:p>
          </table:table-cell>
        </table:table-row>
        <table:table-row table:style-name="ro1">
          <table:table-cell office:value-type="float" office:value="0.02529579" calcext:value-type="float">
            <text:p>0.02529579</text:p>
          </table:table-cell>
        </table:table-row>
        <table:table-row table:style-name="ro1">
          <table:table-cell office:value-type="float" office:value="0.02525911" calcext:value-type="float">
            <text:p>0.02525911</text:p>
          </table:table-cell>
        </table:table-row>
        <table:table-row table:style-name="ro1">
          <table:table-cell office:value-type="float" office:value="0.02522254" calcext:value-type="float">
            <text:p>0.02522254</text:p>
          </table:table-cell>
        </table:table-row>
        <table:table-row table:style-name="ro1">
          <table:table-cell office:value-type="float" office:value="0.02518607" calcext:value-type="float">
            <text:p>0.02518607</text:p>
          </table:table-cell>
        </table:table-row>
        <table:table-row table:style-name="ro1">
          <table:table-cell office:value-type="float" office:value="0.02514971" calcext:value-type="float">
            <text:p>0.02514971</text:p>
          </table:table-cell>
        </table:table-row>
        <table:table-row table:style-name="ro1">
          <table:table-cell office:value-type="float" office:value="0.02511346" calcext:value-type="float">
            <text:p>0.02511346</text:p>
          </table:table-cell>
        </table:table-row>
        <table:table-row table:style-name="ro1">
          <table:table-cell office:value-type="float" office:value="0.02507731" calcext:value-type="float">
            <text:p>0.02507731</text:p>
          </table:table-cell>
        </table:table-row>
        <table:table-row table:style-name="ro1">
          <table:table-cell office:value-type="float" office:value="0.02504126" calcext:value-type="float">
            <text:p>0.02504126</text:p>
          </table:table-cell>
        </table:table-row>
        <table:table-row table:style-name="ro1">
          <table:table-cell office:value-type="float" office:value="0.02500532" calcext:value-type="float">
            <text:p>0.02500532</text:p>
          </table:table-cell>
        </table:table-row>
        <table:table-row table:style-name="ro1">
          <table:table-cell office:value-type="float" office:value="0.02496948" calcext:value-type="float">
            <text:p>0.02496948</text:p>
          </table:table-cell>
        </table:table-row>
        <table:table-row table:style-name="ro1">
          <table:table-cell office:value-type="float" office:value="0.02493375" calcext:value-type="float">
            <text:p>0.02493375</text:p>
          </table:table-cell>
        </table:table-row>
        <table:table-row table:style-name="ro1">
          <table:table-cell office:value-type="float" office:value="0.02489812" calcext:value-type="float">
            <text:p>0.02489812</text:p>
          </table:table-cell>
        </table:table-row>
        <table:table-row table:style-name="ro1">
          <table:table-cell office:value-type="float" office:value="0.02486259" calcext:value-type="float">
            <text:p>0.02486259</text:p>
          </table:table-cell>
        </table:table-row>
        <table:table-row table:style-name="ro1">
          <table:table-cell office:value-type="float" office:value="0.02482716" calcext:value-type="float">
            <text:p>0.02482716</text:p>
          </table:table-cell>
        </table:table-row>
        <table:table-row table:style-name="ro1">
          <table:table-cell office:value-type="float" office:value="0.02479183" calcext:value-type="float">
            <text:p>0.02479183</text:p>
          </table:table-cell>
        </table:table-row>
        <table:table-row table:style-name="ro1">
          <table:table-cell office:value-type="float" office:value="0.0247566" calcext:value-type="float">
            <text:p>0.0247566</text:p>
          </table:table-cell>
        </table:table-row>
        <table:table-row table:style-name="ro1">
          <table:table-cell office:value-type="float" office:value="0.02472147" calcext:value-type="float">
            <text:p>0.02472147</text:p>
          </table:table-cell>
        </table:table-row>
        <table:table-row table:style-name="ro1">
          <table:table-cell office:value-type="float" office:value="0.02468645" calcext:value-type="float">
            <text:p>0.02468645</text:p>
          </table:table-cell>
        </table:table-row>
        <table:table-row table:style-name="ro1">
          <table:table-cell office:value-type="float" office:value="0.02465152" calcext:value-type="float">
            <text:p>0.02465152</text:p>
          </table:table-cell>
        </table:table-row>
        <table:table-row table:style-name="ro1">
          <table:table-cell office:value-type="float" office:value="0.02461669" calcext:value-type="float">
            <text:p>0.02461669</text:p>
          </table:table-cell>
        </table:table-row>
        <table:table-row table:style-name="ro1">
          <table:table-cell office:value-type="float" office:value="0.02458196" calcext:value-type="float">
            <text:p>0.02458196</text:p>
          </table:table-cell>
        </table:table-row>
        <table:table-row table:style-name="ro1">
          <table:table-cell office:value-type="float" office:value="0.02454733" calcext:value-type="float">
            <text:p>0.02454733</text:p>
          </table:table-cell>
        </table:table-row>
        <table:table-row table:style-name="ro1">
          <table:table-cell office:value-type="float" office:value="0.0245128" calcext:value-type="float">
            <text:p>0.0245128</text:p>
          </table:table-cell>
        </table:table-row>
        <table:table-row table:style-name="ro1">
          <table:table-cell office:value-type="float" office:value="0.02447837" calcext:value-type="float">
            <text:p>0.02447837</text:p>
          </table:table-cell>
        </table:table-row>
        <table:table-row table:style-name="ro1">
          <table:table-cell office:value-type="float" office:value="0.02444403" calcext:value-type="float">
            <text:p>0.02444403</text:p>
          </table:table-cell>
        </table:table-row>
        <table:table-row table:style-name="ro1">
          <table:table-cell office:value-type="float" office:value="0.02440979" calcext:value-type="float">
            <text:p>0.02440979</text:p>
          </table:table-cell>
        </table:table-row>
        <table:table-row table:style-name="ro1">
          <table:table-cell office:value-type="float" office:value="0.02437564" calcext:value-type="float">
            <text:p>0.02437564</text:p>
          </table:table-cell>
        </table:table-row>
        <table:table-row table:style-name="ro1">
          <table:table-cell office:value-type="float" office:value="0.02434159" calcext:value-type="float">
            <text:p>0.02434159</text:p>
          </table:table-cell>
        </table:table-row>
        <table:table-row table:style-name="ro1">
          <table:table-cell office:value-type="float" office:value="0.02430764" calcext:value-type="float">
            <text:p>0.02430764</text:p>
          </table:table-cell>
        </table:table-row>
        <table:table-row table:style-name="ro1">
          <table:table-cell office:value-type="float" office:value="0.02427378" calcext:value-type="float">
            <text:p>0.02427378</text:p>
          </table:table-cell>
        </table:table-row>
        <table:table-row table:style-name="ro1">
          <table:table-cell office:value-type="float" office:value="0.02424002" calcext:value-type="float">
            <text:p>0.02424002</text:p>
          </table:table-cell>
        </table:table-row>
        <table:table-row table:style-name="ro1">
          <table:table-cell office:value-type="float" office:value="0.02420635" calcext:value-type="float">
            <text:p>0.02420635</text:p>
          </table:table-cell>
        </table:table-row>
        <table:table-row table:style-name="ro1">
          <table:table-cell office:value-type="float" office:value="0.02417277" calcext:value-type="float">
            <text:p>0.02417277</text:p>
          </table:table-cell>
        </table:table-row>
        <table:table-row table:style-name="ro1">
          <table:table-cell office:value-type="float" office:value="0.02413929" calcext:value-type="float">
            <text:p>0.02413929</text:p>
          </table:table-cell>
        </table:table-row>
        <table:table-row table:style-name="ro1">
          <table:table-cell office:value-type="float" office:value="0.0241059" calcext:value-type="float">
            <text:p>0.0241059</text:p>
          </table:table-cell>
        </table:table-row>
        <table:table-row table:style-name="ro1">
          <table:table-cell office:value-type="float" office:value="0.02407261" calcext:value-type="float">
            <text:p>0.02407261</text:p>
          </table:table-cell>
        </table:table-row>
        <table:table-row table:style-name="ro1">
          <table:table-cell office:value-type="float" office:value="0.02403941" calcext:value-type="float">
            <text:p>0.02403941</text:p>
          </table:table-cell>
        </table:table-row>
        <table:table-row table:style-name="ro1">
          <table:table-cell office:value-type="float" office:value="0.0240063" calcext:value-type="float">
            <text:p>0.0240063</text:p>
          </table:table-cell>
        </table:table-row>
        <table:table-row table:style-name="ro1">
          <table:table-cell office:value-type="float" office:value="0.02397328" calcext:value-type="float">
            <text:p>0.02397328</text:p>
          </table:table-cell>
        </table:table-row>
        <table:table-row table:style-name="ro1">
          <table:table-cell office:value-type="float" office:value="0.02394035" calcext:value-type="float">
            <text:p>0.02394035</text:p>
          </table:table-cell>
        </table:table-row>
        <table:table-row table:style-name="ro1">
          <table:table-cell office:value-type="float" office:value="0.02390751" calcext:value-type="float">
            <text:p>0.02390751</text:p>
          </table:table-cell>
        </table:table-row>
        <table:table-row table:style-name="ro1">
          <table:table-cell office:value-type="float" office:value="0.02387477" calcext:value-type="float">
            <text:p>0.02387477</text:p>
          </table:table-cell>
        </table:table-row>
        <table:table-row table:style-name="ro1">
          <table:table-cell office:value-type="float" office:value="0.02384211" calcext:value-type="float">
            <text:p>0.02384211</text:p>
          </table:table-cell>
        </table:table-row>
        <table:table-row table:style-name="ro1">
          <table:table-cell office:value-type="float" office:value="0.02380955" calcext:value-type="float">
            <text:p>0.02380955</text:p>
          </table:table-cell>
        </table:table-row>
        <table:table-row table:style-name="ro1">
          <table:table-cell office:value-type="float" office:value="0.02377707" calcext:value-type="float">
            <text:p>0.02377707</text:p>
          </table:table-cell>
        </table:table-row>
        <table:table-row table:style-name="ro1">
          <table:table-cell office:value-type="float" office:value="0.02374469" calcext:value-type="float">
            <text:p>0.02374469</text:p>
          </table:table-cell>
        </table:table-row>
        <table:table-row table:style-name="ro1">
          <table:table-cell office:value-type="float" office:value="0.02371239" calcext:value-type="float">
            <text:p>0.02371239</text:p>
          </table:table-cell>
        </table:table-row>
        <table:table-row table:style-name="ro1">
          <table:table-cell office:value-type="float" office:value="0.02368018" calcext:value-type="float">
            <text:p>0.02368018</text:p>
          </table:table-cell>
        </table:table-row>
        <table:table-row table:style-name="ro1">
          <table:table-cell office:value-type="float" office:value="0.02364806" calcext:value-type="float">
            <text:p>0.02364806</text:p>
          </table:table-cell>
        </table:table-row>
        <table:table-row table:style-name="ro1">
          <table:table-cell office:value-type="float" office:value="0.02361603" calcext:value-type="float">
            <text:p>0.02361603</text:p>
          </table:table-cell>
        </table:table-row>
        <table:table-row table:style-name="ro1">
          <table:table-cell office:value-type="float" office:value="0.02358408" calcext:value-type="float">
            <text:p>0.02358408</text:p>
          </table:table-cell>
        </table:table-row>
        <table:table-row table:style-name="ro1">
          <table:table-cell office:value-type="float" office:value="0.02355222" calcext:value-type="float">
            <text:p>0.02355222</text:p>
          </table:table-cell>
        </table:table-row>
        <table:table-row table:style-name="ro1">
          <table:table-cell office:value-type="float" office:value="0.02352045" calcext:value-type="float">
            <text:p>0.02352045</text:p>
          </table:table-cell>
        </table:table-row>
        <table:table-row table:style-name="ro1">
          <table:table-cell office:value-type="float" office:value="0.02348877" calcext:value-type="float">
            <text:p>0.02348877</text:p>
          </table:table-cell>
        </table:table-row>
        <table:table-row table:style-name="ro1">
          <table:table-cell office:value-type="float" office:value="0.02345717" calcext:value-type="float">
            <text:p>0.02345717</text:p>
          </table:table-cell>
        </table:table-row>
        <table:table-row table:style-name="ro1">
          <table:table-cell office:value-type="float" office:value="0.02342566" calcext:value-type="float">
            <text:p>0.02342566</text:p>
          </table:table-cell>
        </table:table-row>
        <table:table-row table:style-name="ro1">
          <table:table-cell office:value-type="float" office:value="0.02339423" calcext:value-type="float">
            <text:p>0.02339423</text:p>
          </table:table-cell>
        </table:table-row>
        <table:table-row table:style-name="ro1">
          <table:table-cell office:value-type="float" office:value="0.02336289" calcext:value-type="float">
            <text:p>0.02336289</text:p>
          </table:table-cell>
        </table:table-row>
        <table:table-row table:style-name="ro1">
          <table:table-cell office:value-type="float" office:value="0.02333163" calcext:value-type="float">
            <text:p>0.02333163</text:p>
          </table:table-cell>
        </table:table-row>
        <table:table-row table:style-name="ro1">
          <table:table-cell office:value-type="float" office:value="0.02330046" calcext:value-type="float">
            <text:p>0.02330046</text:p>
          </table:table-cell>
        </table:table-row>
        <table:table-row table:style-name="ro1">
          <table:table-cell office:value-type="float" office:value="0.02326937" calcext:value-type="float">
            <text:p>0.02326937</text:p>
          </table:table-cell>
        </table:table-row>
        <table:table-row table:style-name="ro1">
          <table:table-cell office:value-type="float" office:value="0.02323836" calcext:value-type="float">
            <text:p>0.02323836</text:p>
          </table:table-cell>
        </table:table-row>
        <table:table-row table:style-name="ro1">
          <table:table-cell office:value-type="float" office:value="0.02320744" calcext:value-type="float">
            <text:p>0.02320744</text:p>
          </table:table-cell>
        </table:table-row>
        <table:table-row table:style-name="ro1">
          <table:table-cell office:value-type="float" office:value="0.0231766" calcext:value-type="float">
            <text:p>0.0231766</text:p>
          </table:table-cell>
        </table:table-row>
        <table:table-row table:style-name="ro1">
          <table:table-cell office:value-type="float" office:value="0.02314585" calcext:value-type="float">
            <text:p>0.02314585</text:p>
          </table:table-cell>
        </table:table-row>
        <table:table-row table:style-name="ro1">
          <table:table-cell office:value-type="float" office:value="0.02311518" calcext:value-type="float">
            <text:p>0.02311518</text:p>
          </table:table-cell>
        </table:table-row>
        <table:table-row table:style-name="ro1">
          <table:table-cell office:value-type="float" office:value="0.02308458" calcext:value-type="float">
            <text:p>0.02308458</text:p>
          </table:table-cell>
        </table:table-row>
        <table:table-row table:style-name="ro1">
          <table:table-cell office:value-type="float" office:value="0.02305408" calcext:value-type="float">
            <text:p>0.02305408</text:p>
          </table:table-cell>
        </table:table-row>
        <table:table-row table:style-name="ro1">
          <table:table-cell office:value-type="float" office:value="0.02302365" calcext:value-type="float">
            <text:p>0.02302365</text:p>
          </table:table-cell>
        </table:table-row>
        <table:table-row table:style-name="ro1">
          <table:table-cell office:value-type="float" office:value="0.0229933" calcext:value-type="float">
            <text:p>0.0229933</text:p>
          </table:table-cell>
        </table:table-row>
        <table:table-row table:style-name="ro1">
          <table:table-cell office:value-type="float" office:value="0.02296304" calcext:value-type="float">
            <text:p>0.02296304</text:p>
          </table:table-cell>
        </table:table-row>
        <table:table-row table:style-name="ro1">
          <table:table-cell office:value-type="float" office:value="0.02293285" calcext:value-type="float">
            <text:p>0.02293285</text:p>
          </table:table-cell>
        </table:table-row>
        <table:table-row table:style-name="ro1">
          <table:table-cell office:value-type="float" office:value="0.02290275" calcext:value-type="float">
            <text:p>0.02290275</text:p>
          </table:table-cell>
        </table:table-row>
        <table:table-row table:style-name="ro1">
          <table:table-cell office:value-type="float" office:value="0.02287272" calcext:value-type="float">
            <text:p>0.02287272</text:p>
          </table:table-cell>
        </table:table-row>
        <table:table-row table:style-name="ro1">
          <table:table-cell office:value-type="float" office:value="0.02284278" calcext:value-type="float">
            <text:p>0.02284278</text:p>
          </table:table-cell>
        </table:table-row>
        <table:table-row table:style-name="ro1">
          <table:table-cell office:value-type="float" office:value="0.02281291" calcext:value-type="float">
            <text:p>0.02281291</text:p>
          </table:table-cell>
        </table:table-row>
        <table:table-row table:style-name="ro1">
          <table:table-cell office:value-type="float" office:value="0.02278313" calcext:value-type="float">
            <text:p>0.02278313</text:p>
          </table:table-cell>
        </table:table-row>
        <table:table-row table:style-name="ro1">
          <table:table-cell office:value-type="float" office:value="0.02275342" calcext:value-type="float">
            <text:p>0.02275342</text:p>
          </table:table-cell>
        </table:table-row>
        <table:table-row table:style-name="ro1">
          <table:table-cell office:value-type="float" office:value="0.02272379" calcext:value-type="float">
            <text:p>0.02272379</text:p>
          </table:table-cell>
        </table:table-row>
        <table:table-row table:style-name="ro1">
          <table:table-cell office:value-type="float" office:value="0.02269424" calcext:value-type="float">
            <text:p>0.02269424</text:p>
          </table:table-cell>
        </table:table-row>
        <table:table-row table:style-name="ro1">
          <table:table-cell office:value-type="float" office:value="0.02266477" calcext:value-type="float">
            <text:p>0.02266477</text:p>
          </table:table-cell>
        </table:table-row>
        <table:table-row table:style-name="ro1">
          <table:table-cell office:value-type="float" office:value="0.02263537" calcext:value-type="float">
            <text:p>0.02263537</text:p>
          </table:table-cell>
        </table:table-row>
        <table:table-row table:style-name="ro1">
          <table:table-cell office:value-type="float" office:value="0.02260605" calcext:value-type="float">
            <text:p>0.02260605</text:p>
          </table:table-cell>
        </table:table-row>
        <table:table-row table:style-name="ro1">
          <table:table-cell office:value-type="float" office:value="0.02257681" calcext:value-type="float">
            <text:p>0.02257681</text:p>
          </table:table-cell>
        </table:table-row>
        <table:table-row table:style-name="ro1">
          <table:table-cell office:value-type="float" office:value="0.02254765" calcext:value-type="float">
            <text:p>0.02254765</text:p>
          </table:table-cell>
        </table:table-row>
        <table:table-row table:style-name="ro1">
          <table:table-cell office:value-type="float" office:value="0.02251856" calcext:value-type="float">
            <text:p>0.02251856</text:p>
          </table:table-cell>
        </table:table-row>
        <table:table-row table:style-name="ro1">
          <table:table-cell office:value-type="float" office:value="0.02248955" calcext:value-type="float">
            <text:p>0.02248955</text:p>
          </table:table-cell>
        </table:table-row>
        <table:table-row table:style-name="ro1">
          <table:table-cell office:value-type="float" office:value="0.02246061" calcext:value-type="float">
            <text:p>0.02246061</text:p>
          </table:table-cell>
        </table:table-row>
        <table:table-row table:style-name="ro1">
          <table:table-cell office:value-type="float" office:value="0.02243175" calcext:value-type="float">
            <text:p>0.02243175</text:p>
          </table:table-cell>
        </table:table-row>
        <table:table-row table:style-name="ro1">
          <table:table-cell office:value-type="float" office:value="0.02240297" calcext:value-type="float">
            <text:p>0.02240297</text:p>
          </table:table-cell>
        </table:table-row>
        <table:table-row table:style-name="ro1">
          <table:table-cell office:value-type="float" office:value="0.02237426" calcext:value-type="float">
            <text:p>0.02237426</text:p>
          </table:table-cell>
        </table:table-row>
        <table:table-row table:style-name="ro1">
          <table:table-cell office:value-type="float" office:value="0.02234562" calcext:value-type="float">
            <text:p>0.02234562</text:p>
          </table:table-cell>
        </table:table-row>
        <table:table-row table:style-name="ro1">
          <table:table-cell office:value-type="float" office:value="0.02231706" calcext:value-type="float">
            <text:p>0.02231706</text:p>
          </table:table-cell>
        </table:table-row>
        <table:table-row table:style-name="ro1">
          <table:table-cell office:value-type="float" office:value="0.02228857" calcext:value-type="float">
            <text:p>0.02228857</text:p>
          </table:table-cell>
        </table:table-row>
        <table:table-row table:style-name="ro1">
          <table:table-cell office:value-type="float" office:value="0.02226016" calcext:value-type="float">
            <text:p>0.02226016</text:p>
          </table:table-cell>
        </table:table-row>
        <table:table-row table:style-name="ro1">
          <table:table-cell office:value-type="float" office:value="0.02223182" calcext:value-type="float">
            <text:p>0.02223182</text:p>
          </table:table-cell>
        </table:table-row>
        <table:table-row table:style-name="ro1">
          <table:table-cell office:value-type="float" office:value="0.02220355" calcext:value-type="float">
            <text:p>0.02220355</text:p>
          </table:table-cell>
        </table:table-row>
        <table:table-row table:style-name="ro1">
          <table:table-cell office:value-type="float" office:value="0.02217536" calcext:value-type="float">
            <text:p>0.02217536</text:p>
          </table:table-cell>
        </table:table-row>
        <table:table-row table:style-name="ro1">
          <table:table-cell office:value-type="float" office:value="0.02214724" calcext:value-type="float">
            <text:p>0.02214724</text:p>
          </table:table-cell>
        </table:table-row>
        <table:table-row table:style-name="ro1">
          <table:table-cell office:value-type="float" office:value="0.02211919" calcext:value-type="float">
            <text:p>0.02211919</text:p>
          </table:table-cell>
        </table:table-row>
        <table:table-row table:style-name="ro1">
          <table:table-cell office:value-type="float" office:value="0.02209121" calcext:value-type="float">
            <text:p>0.02209121</text:p>
          </table:table-cell>
        </table:table-row>
        <table:table-row table:style-name="ro1">
          <table:table-cell office:value-type="float" office:value="0.02206331" calcext:value-type="float">
            <text:p>0.02206331</text:p>
          </table:table-cell>
        </table:table-row>
        <table:table-row table:style-name="ro1">
          <table:table-cell office:value-type="float" office:value="0.02203548" calcext:value-type="float">
            <text:p>0.02203548</text:p>
          </table:table-cell>
        </table:table-row>
        <table:table-row table:style-name="ro1">
          <table:table-cell office:value-type="float" office:value="0.02200772" calcext:value-type="float">
            <text:p>0.02200772</text:p>
          </table:table-cell>
        </table:table-row>
        <table:table-row table:style-name="ro1">
          <table:table-cell office:value-type="float" office:value="0.02198003" calcext:value-type="float">
            <text:p>0.02198003</text:p>
          </table:table-cell>
        </table:table-row>
        <table:table-row table:style-name="ro1">
          <table:table-cell office:value-type="float" office:value="0.02195241" calcext:value-type="float">
            <text:p>0.02195241</text:p>
          </table:table-cell>
        </table:table-row>
        <table:table-row table:style-name="ro1">
          <table:table-cell office:value-type="float" office:value="0.02192486" calcext:value-type="float">
            <text:p>0.02192486</text:p>
          </table:table-cell>
        </table:table-row>
        <table:table-row table:style-name="ro1">
          <table:table-cell office:value-type="float" office:value="0.02189738" calcext:value-type="float">
            <text:p>0.02189738</text:p>
          </table:table-cell>
        </table:table-row>
        <table:table-row table:style-name="ro1">
          <table:table-cell office:value-type="float" office:value="0.02186998" calcext:value-type="float">
            <text:p>0.02186998</text:p>
          </table:table-cell>
        </table:table-row>
        <table:table-row table:style-name="ro1">
          <table:table-cell office:value-type="float" office:value="0.02184264" calcext:value-type="float">
            <text:p>0.02184264</text:p>
          </table:table-cell>
        </table:table-row>
        <table:table-row table:style-name="ro1">
          <table:table-cell office:value-type="float" office:value="0.02181537" calcext:value-type="float">
            <text:p>0.02181537</text:p>
          </table:table-cell>
        </table:table-row>
        <table:table-row table:style-name="ro1">
          <table:table-cell office:value-type="float" office:value="0.02178817" calcext:value-type="float">
            <text:p>0.02178817</text:p>
          </table:table-cell>
        </table:table-row>
        <table:table-row table:style-name="ro1">
          <table:table-cell office:value-type="float" office:value="0.02176104" calcext:value-type="float">
            <text:p>0.02176104</text:p>
          </table:table-cell>
        </table:table-row>
        <table:table-row table:style-name="ro1">
          <table:table-cell office:value-type="float" office:value="0.02173398" calcext:value-type="float">
            <text:p>0.02173398</text:p>
          </table:table-cell>
        </table:table-row>
        <table:table-row table:style-name="ro1">
          <table:table-cell office:value-type="float" office:value="0.02170699" calcext:value-type="float">
            <text:p>0.02170699</text:p>
          </table:table-cell>
        </table:table-row>
        <table:table-row table:style-name="ro1">
          <table:table-cell office:value-type="float" office:value="0.02168006" calcext:value-type="float">
            <text:p>0.02168006</text:p>
          </table:table-cell>
        </table:table-row>
        <table:table-row table:style-name="ro1">
          <table:table-cell office:value-type="float" office:value="0.02165321" calcext:value-type="float">
            <text:p>0.02165321</text:p>
          </table:table-cell>
        </table:table-row>
        <table:table-row table:style-name="ro1">
          <table:table-cell office:value-type="float" office:value="0.02162642" calcext:value-type="float">
            <text:p>0.02162642</text:p>
          </table:table-cell>
        </table:table-row>
        <table:table-row table:style-name="ro1">
          <table:table-cell office:value-type="float" office:value="0.0215997" calcext:value-type="float">
            <text:p>0.0215997</text:p>
          </table:table-cell>
        </table:table-row>
        <table:table-row table:style-name="ro1">
          <table:table-cell office:value-type="float" office:value="0.02157304" calcext:value-type="float">
            <text:p>0.02157304</text:p>
          </table:table-cell>
        </table:table-row>
        <table:table-row table:style-name="ro1">
          <table:table-cell office:value-type="float" office:value="0.02154646" calcext:value-type="float">
            <text:p>0.02154646</text:p>
          </table:table-cell>
        </table:table-row>
        <table:table-row table:style-name="ro1">
          <table:table-cell office:value-type="float" office:value="0.02151994" calcext:value-type="float">
            <text:p>0.02151994</text:p>
          </table:table-cell>
        </table:table-row>
        <table:table-row table:style-name="ro1">
          <table:table-cell office:value-type="float" office:value="0.02149348" calcext:value-type="float">
            <text:p>0.02149348</text:p>
          </table:table-cell>
        </table:table-row>
        <table:table-row table:style-name="ro1">
          <table:table-cell office:value-type="float" office:value="0.0214671" calcext:value-type="float">
            <text:p>0.0214671</text:p>
          </table:table-cell>
        </table:table-row>
        <table:table-row table:style-name="ro1">
          <table:table-cell office:value-type="float" office:value="0.02144078" calcext:value-type="float">
            <text:p>0.02144078</text:p>
          </table:table-cell>
        </table:table-row>
        <table:table-row table:style-name="ro1">
          <table:table-cell office:value-type="float" office:value="0.02141452" calcext:value-type="float">
            <text:p>0.02141452</text:p>
          </table:table-cell>
        </table:table-row>
        <table:table-row table:style-name="ro1">
          <table:table-cell office:value-type="float" office:value="0.02138833" calcext:value-type="float">
            <text:p>0.02138833</text:p>
          </table:table-cell>
        </table:table-row>
        <table:table-row table:style-name="ro1">
          <table:table-cell office:value-type="float" office:value="0.02136221" calcext:value-type="float">
            <text:p>0.02136221</text:p>
          </table:table-cell>
        </table:table-row>
        <table:table-row table:style-name="ro1">
          <table:table-cell office:value-type="float" office:value="0.02133615" calcext:value-type="float">
            <text:p>0.02133615</text:p>
          </table:table-cell>
        </table:table-row>
        <table:table-row table:style-name="ro1">
          <table:table-cell office:value-type="float" office:value="0.02131016" calcext:value-type="float">
            <text:p>0.02131016</text:p>
          </table:table-cell>
        </table:table-row>
        <table:table-row table:style-name="ro1">
          <table:table-cell office:value-type="float" office:value="0.02128423" calcext:value-type="float">
            <text:p>0.02128423</text:p>
          </table:table-cell>
        </table:table-row>
        <table:table-row table:style-name="ro1">
          <table:table-cell office:value-type="float" office:value="0.02125836" calcext:value-type="float">
            <text:p>0.02125836</text:p>
          </table:table-cell>
        </table:table-row>
        <table:table-row table:style-name="ro1">
          <table:table-cell office:value-type="float" office:value="0.02123256" calcext:value-type="float">
            <text:p>0.02123256</text:p>
          </table:table-cell>
        </table:table-row>
        <table:table-row table:style-name="ro1">
          <table:table-cell office:value-type="float" office:value="0.02120683" calcext:value-type="float">
            <text:p>0.02120683</text:p>
          </table:table-cell>
        </table:table-row>
        <table:table-row table:style-name="ro1">
          <table:table-cell office:value-type="float" office:value="0.02118115" calcext:value-type="float">
            <text:p>0.02118115</text:p>
          </table:table-cell>
        </table:table-row>
        <table:table-row table:style-name="ro1">
          <table:table-cell office:value-type="float" office:value="0.02115554" calcext:value-type="float">
            <text:p>0.02115554</text:p>
          </table:table-cell>
        </table:table-row>
        <table:table-row table:style-name="ro1">
          <table:table-cell office:value-type="float" office:value="0.02113" calcext:value-type="float">
            <text:p>0.02113</text:p>
          </table:table-cell>
        </table:table-row>
        <table:table-row table:style-name="ro1">
          <table:table-cell office:value-type="float" office:value="0.02110452" calcext:value-type="float">
            <text:p>0.02110452</text:p>
          </table:table-cell>
        </table:table-row>
        <table:table-row table:style-name="ro1">
          <table:table-cell office:value-type="float" office:value="0.0210791" calcext:value-type="float">
            <text:p>0.0210791</text:p>
          </table:table-cell>
        </table:table-row>
        <table:table-row table:style-name="ro1">
          <table:table-cell office:value-type="float" office:value="0.02105374" calcext:value-type="float">
            <text:p>0.02105374</text:p>
          </table:table-cell>
        </table:table-row>
        <table:table-row table:style-name="ro1">
          <table:table-cell office:value-type="float" office:value="0.02102844" calcext:value-type="float">
            <text:p>0.02102844</text:p>
          </table:table-cell>
        </table:table-row>
        <table:table-row table:style-name="ro1">
          <table:table-cell office:value-type="float" office:value="0.02100321" calcext:value-type="float">
            <text:p>0.02100321</text:p>
          </table:table-cell>
        </table:table-row>
        <table:table-row table:style-name="ro1">
          <table:table-cell office:value-type="float" office:value="0.02097804" calcext:value-type="float">
            <text:p>0.02097804</text:p>
          </table:table-cell>
        </table:table-row>
        <table:table-row table:style-name="ro1">
          <table:table-cell office:value-type="float" office:value="0.02095293" calcext:value-type="float">
            <text:p>0.02095293</text:p>
          </table:table-cell>
        </table:table-row>
        <table:table-row table:style-name="ro1">
          <table:table-cell office:value-type="float" office:value="0.02092788" calcext:value-type="float">
            <text:p>0.02092788</text:p>
          </table:table-cell>
        </table:table-row>
        <table:table-row table:style-name="ro1">
          <table:table-cell office:value-type="float" office:value="0.0209029" calcext:value-type="float">
            <text:p>0.0209029</text:p>
          </table:table-cell>
        </table:table-row>
        <table:table-row table:style-name="ro1">
          <table:table-cell office:value-type="float" office:value="0.02087797" calcext:value-type="float">
            <text:p>0.02087797</text:p>
          </table:table-cell>
        </table:table-row>
        <table:table-row table:style-name="ro1">
          <table:table-cell office:value-type="float" office:value="0.02085311" calcext:value-type="float">
            <text:p>0.02085311</text:p>
          </table:table-cell>
        </table:table-row>
        <table:table-row table:style-name="ro1">
          <table:table-cell office:value-type="float" office:value="0.02082831" calcext:value-type="float">
            <text:p>0.02082831</text:p>
          </table:table-cell>
        </table:table-row>
        <table:table-row table:style-name="ro1">
          <table:table-cell office:value-type="float" office:value="0.02080356" calcext:value-type="float">
            <text:p>0.02080356</text:p>
          </table:table-cell>
        </table:table-row>
        <table:table-row table:style-name="ro1">
          <table:table-cell office:value-type="float" office:value="0.02077888" calcext:value-type="float">
            <text:p>0.02077888</text:p>
          </table:table-cell>
        </table:table-row>
        <table:table-row table:style-name="ro1">
          <table:table-cell office:value-type="float" office:value="0.02075426" calcext:value-type="float">
            <text:p>0.02075426</text:p>
          </table:table-cell>
        </table:table-row>
        <table:table-row table:style-name="ro1">
          <table:table-cell office:value-type="float" office:value="0.02072969" calcext:value-type="float">
            <text:p>0.02072969</text:p>
          </table:table-cell>
        </table:table-row>
        <table:table-row table:style-name="ro1">
          <table:table-cell office:value-type="float" office:value="0.02070519" calcext:value-type="float">
            <text:p>0.02070519</text:p>
          </table:table-cell>
        </table:table-row>
        <table:table-row table:style-name="ro1">
          <table:table-cell office:value-type="float" office:value="0.02068075" calcext:value-type="float">
            <text:p>0.02068075</text:p>
          </table:table-cell>
        </table:table-row>
        <table:table-row table:style-name="ro1">
          <table:table-cell office:value-type="float" office:value="0.02065636" calcext:value-type="float">
            <text:p>0.02065636</text:p>
          </table:table-cell>
        </table:table-row>
        <table:table-row table:style-name="ro1">
          <table:table-cell office:value-type="float" office:value="0.02063204" calcext:value-type="float">
            <text:p>0.02063204</text:p>
          </table:table-cell>
        </table:table-row>
        <table:table-row table:style-name="ro1">
          <table:table-cell office:value-type="float" office:value="0.02060777" calcext:value-type="float">
            <text:p>0.02060777</text:p>
          </table:table-cell>
        </table:table-row>
        <table:table-row table:style-name="ro1">
          <table:table-cell office:value-type="float" office:value="0.02058356" calcext:value-type="float">
            <text:p>0.02058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3:01:07.745673928</dc:date>
    <meta:editing-duration>PT1M29S</meta:editing-duration>
    <meta:editing-cycles>1</meta:editing-cycles>
    <meta:document-statistic meta:table-count="1" meta:cell-count="1001" meta:object-count="1"/>
    <meta:generator>LibreOffice/6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cm" svg:height="9.006cm" xlink:href=".." xlink:type="simple" chart:class="chart:line" chart:style-name="ch1">
        <chart:title svg:x="12.734cm" svg:y="0.316cm" chart:style-name="ch2">
          <text:p>Learning Progress</text:p>
        </chart:title>
        <chart:plot-area chart:style-name="ch3" table:cell-range-address="'extra_0.8_0.2_1000'.A1:'extra_0.8_0.2_1000'.A1001" chart:data-source-has-labels="row" svg:x="1.596cm" svg:y="1.275cm" svg:width="27.079cm" svg:height="6.57cm">
          <chartooo:coordinate-region svg:x="2.323cm" svg:y="1.275cm" svg:width="26.352cm" svg:height="5.447cm"/>
          <chart:axis chart:dimension="x" chart:name="primary-x" chart:style-name="ch4">
            <chart:title svg:x="14.496cm" svg:y="8.025cm" chart:style-name="ch5">
              <text:p>Iteration</text:p>
            </chart:title>
          </chart:axis>
          <chart:axis chart:dimension="y" chart:name="primary-y" chart:style-name="ch4">
            <chart:title svg:x="0.451cm" svg:y="4.974cm" chart:style-name="ch6">
              <text:p>Error</text:p>
            </chart:title>
            <chart:grid chart:style-name="ch7" chart:class="major"/>
          </chart:axis>
          <chart:series chart:style-name="ch8" chart:values-cell-range-address="'extra_0.8_0.2_1000'.A2:'extra_0.8_0.2_1000'.A1001" chart:label-cell-address="'extra_0.8_0.2_1000'.A1:'extra_0.8_0.2_1000'.A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'extra_0.8_0.2_1000'.A1:'extra_0.8_0.2_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1462483">
                <text:p>3.61462483</text:p>
                <draw:g>
                  <svg:desc>'extra_0.8_0.2_1000'.A2:'extra_0.8_0.2_1000'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1866301">
                <text:p>2.51866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05406">
                <text:p>2.4505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3576645">
                <text:p>2.43576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549242">
                <text:p>2.42549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1549899">
                <text:p>2.4154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52209">
                <text:p>2.4052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9447487">
                <text:p>2.39447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8313062">
                <text:p>2.38313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106999">
                <text:p>2.37106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5818126">
                <text:p>2.35818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435915">
                <text:p>2.34435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2950628">
                <text:p>2.32950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1353535">
                <text:p>2.3135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9637171">
                <text:p>2.29637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795638">
                <text:p>2.27795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824907">
                <text:p>2.25824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3723119">
                <text:p>2.23723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1490835">
                <text:p>2.21490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131212">
                <text:p>2.1913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650073">
                <text:p>2.16650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4055833">
                <text:p>2.14055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359281">
                <text:p>2.11359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573217">
                <text:p>2.08573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5711954">
                <text:p>2.05711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2790736">
                <text:p>2.02790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82511">
                <text:p>1.9982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683031">
                <text:p>1.9683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8207">
                <text:p>1.938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0809319">
                <text:p>1.90809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807555">
                <text:p>1.87807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4824948">
                <text:p>1.8482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869133">
                <text:p>1.81869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89459">
                <text:p>1.789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6059337">
                <text:p>1.76059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3212049">
                <text:p>1.73212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0405408">
                <text:p>1.70405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639821">
                <text:p>1.67639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4914989">
                <text:p>1.64914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230146">
                <text:p>1.62230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9584271">
                <text:p>1.59584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976256">
                <text:p>1.56976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405043">
                <text:p>1.54405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1869719">
                <text:p>1.51869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369578">
                <text:p>1.493695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904155">
                <text:p>1.46904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473229">
                <text:p>1.44473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2076811">
                <text:p>1.42076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9715114">
                <text:p>1.39715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388516">
                <text:p>1.37388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097514">
                <text:p>1.35097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2842676">
                <text:p>1.32842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6246">
                <text:p>1.306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844387">
                <text:p>1.2844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630102">
                <text:p>1.2630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4196504">
                <text:p>1.24196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2130675">
                <text:p>1.22130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0103768">
                <text:p>1.20103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115889">
                <text:p>1.18115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16701">
                <text:p>1.1616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256976">
                <text:p>1.14256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385502">
                <text:p>1.12385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552186">
                <text:p>1.10552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756516">
                <text:p>1.08756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997885">
                <text:p>1.06997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2756">
                <text:p>1.052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588896">
                <text:p>1.03588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93695">
                <text:p>1.0193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318891">
                <text:p>1.00318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733811">
                <text:p>0.98733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180779">
                <text:p>0.97180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658846">
                <text:p>0.95658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167059">
                <text:p>0.94167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704465">
                <text:p>0.92704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270121">
                <text:p>0.91270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863099">
                <text:p>0.89863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482493">
                <text:p>0.88482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127426">
                <text:p>0.871274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579705">
                <text:p>0.8579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490557">
                <text:p>0.84490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207178">
                <text:p>0.832071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94619">
                <text:p>0.819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706914">
                <text:p>0.80706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488725">
                <text:p>0.79488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8291046">
                <text:p>0.78291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113355">
                <text:p>0.77113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955181">
                <text:p>0.75955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816105">
                <text:p>0.74816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95757">
                <text:p>0.73695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593814">
                <text:p>0.72593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1509996">
                <text:p>0.7150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0444061">
                <text:p>0.70444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9395801">
                <text:p>0.69395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365031">
                <text:p>0.68365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351592">
                <text:p>0.67351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6355336">
                <text:p>0.66355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376125">
                <text:p>0.65376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413826">
                <text:p>0.64413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468304">
                <text:p>0.63468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53942">
                <text:p>0.6253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627027">
                <text:p>0.616270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73097">
                <text:p>0.6073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851081">
                <text:p>0.59851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8987181">
                <text:p>0.589871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139079">
                <text:p>0.58139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7306573">
                <text:p>0.57306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48945">
                <text:p>0.56489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687488">
                <text:p>0.55687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900456">
                <text:p>0.54900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128114">
                <text:p>0.54128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37022">
                <text:p>0.53370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626523">
                <text:p>0.52626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896773">
                <text:p>0.51896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180714">
                <text:p>0.51180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0478091">
                <text:p>0.50478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9788648">
                <text:p>0.49788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11213">
                <text:p>0.4911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448282">
                <text:p>0.48448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796854">
                <text:p>0.47796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157595">
                <text:p>0.47157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530258">
                <text:p>0.46530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914601">
                <text:p>0.459146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5310384">
                <text:p>0.45310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717371">
                <text:p>0.44717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135331">
                <text:p>0.44135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564035">
                <text:p>0.435640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00326">
                <text:p>0.4300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452788">
                <text:p>0.42452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912404">
                <text:p>0.41912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381898">
                <text:p>0.41381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861064">
                <text:p>0.40861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3497">
                <text:p>0.403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847611">
                <text:p>0.39847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354602">
                <text:p>0.39354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870485">
                <text:p>0.38870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395075">
                <text:p>0.38395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928193">
                <text:p>0.37928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469662">
                <text:p>0.374696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019308">
                <text:p>0.37019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576963">
                <text:p>0.36576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142462">
                <text:p>0.36142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715643">
                <text:p>0.35715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296349">
                <text:p>0.352963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4884423">
                <text:p>0.34884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479716">
                <text:p>0.34479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8208">
                <text:p>0.3408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691368">
                <text:p>0.33691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30744">
                <text:p>0.3330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930157">
                <text:p>0.32930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559384">
                <text:p>0.325593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194987">
                <text:p>0.321949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836836">
                <text:p>0.31836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1484805">
                <text:p>0.31484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1138768">
                <text:p>0.31138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798604">
                <text:p>0.30798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64193">
                <text:p>0.30464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13542">
                <text:p>0.3013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9812168">
                <text:p>0.298121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9494327">
                <text:p>0.29494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181787">
                <text:p>0.29181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874441">
                <text:p>0.288744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572184">
                <text:p>0.28572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274913">
                <text:p>0.28274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982528">
                <text:p>0.27982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7694929">
                <text:p>0.276949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7412022">
                <text:p>0.27412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133711">
                <text:p>0.271337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859905">
                <text:p>0.26859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590513">
                <text:p>0.265905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325447">
                <text:p>0.26325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064619">
                <text:p>0.26064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807947">
                <text:p>0.25807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555347">
                <text:p>0.25555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5306737">
                <text:p>0.253067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062039">
                <text:p>0.25062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821176">
                <text:p>0.24821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58407">
                <text:p>0.2458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350649">
                <text:p>0.24350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120839">
                <text:p>0.24120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3894569">
                <text:p>0.238945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67177">
                <text:p>0.23671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452374">
                <text:p>0.23452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236314">
                <text:p>0.232363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023525">
                <text:p>0.23023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813944">
                <text:p>0.22813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607508">
                <text:p>0.22607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404157">
                <text:p>0.224041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20383">
                <text:p>0.2220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200647">
                <text:p>0.2200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81202">
                <text:p>0.2181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620423">
                <text:p>0.216204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431625">
                <text:p>0.21431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245573">
                <text:p>0.212455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1062215">
                <text:p>0.21062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881499">
                <text:p>0.20881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703376">
                <text:p>0.20703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527797">
                <text:p>0.205277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354714">
                <text:p>0.20354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18408">
                <text:p>0.20184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01585">
                <text:p>0.20015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849979">
                <text:p>0.198499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686422">
                <text:p>0.196864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525138">
                <text:p>0.19525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366085">
                <text:p>0.19366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20922">
                <text:p>0.1920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054506">
                <text:p>0.19054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901901">
                <text:p>0.189019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8751368">
                <text:p>0.187513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602869">
                <text:p>0.186028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456368">
                <text:p>0.184563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311828">
                <text:p>0.183118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8169215">
                <text:p>0.181692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028493">
                <text:p>0.180284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788963">
                <text:p>0.1788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752592">
                <text:p>0.17752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7617347">
                <text:p>0.17617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7483863">
                <text:p>0.174838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35211">
                <text:p>0.17352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7222057">
                <text:p>0.172220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093674">
                <text:p>0.170936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966933">
                <text:p>0.169669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841806">
                <text:p>0.16841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718264">
                <text:p>0.167182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596279">
                <text:p>0.165962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475827">
                <text:p>0.164758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35688">
                <text:p>0.1635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239412">
                <text:p>0.162394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1234">
                <text:p>0.1612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008818">
                <text:p>0.160088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895642">
                <text:p>0.158956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783849">
                <text:p>0.157838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673416">
                <text:p>0.15673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56432">
                <text:p>0.15564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456539">
                <text:p>0.154565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350051">
                <text:p>0.153500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44836">
                <text:p>0.152448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140872">
                <text:p>0.151408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503814">
                <text:p>0.1503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936618">
                <text:p>0.149366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836288">
                <text:p>0.148362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4737131">
                <text:p>0.147371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4639126">
                <text:p>0.146391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542258">
                <text:p>0.14542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446506">
                <text:p>0.144465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351853">
                <text:p>0.143518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258283">
                <text:p>0.14258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165778">
                <text:p>0.14165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074321">
                <text:p>0.140743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3983896">
                <text:p>0.139838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894487">
                <text:p>0.13894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806078">
                <text:p>0.13806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3718654">
                <text:p>0.137186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36322">
                <text:p>0.1363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3546701">
                <text:p>0.135467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462142">
                <text:p>0.13462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378509">
                <text:p>0.133785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3295787">
                <text:p>0.132957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213965">
                <text:p>0.132139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133026">
                <text:p>0.131330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05296">
                <text:p>0.1305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973752">
                <text:p>0.129737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895389">
                <text:p>0.128953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281786">
                <text:p>0.12817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741152">
                <text:p>0.127411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665253">
                <text:p>0.126652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2590152">
                <text:p>0.125901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515835">
                <text:p>0.125158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442293">
                <text:p>0.12442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2369513">
                <text:p>0.12369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297486">
                <text:p>0.122974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22262">
                <text:p>0.122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2155644">
                <text:p>0.121556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2085809">
                <text:p>0.120858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016683">
                <text:p>0.120166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1948257">
                <text:p>0.119482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880522">
                <text:p>0.118805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813466">
                <text:p>0.118134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747082">
                <text:p>0.117470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681359">
                <text:p>0.116813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616289">
                <text:p>0.116162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551861">
                <text:p>0.115518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488069">
                <text:p>0.114880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424902">
                <text:p>0.114249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62352">
                <text:p>0.113623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00411">
                <text:p>0.113004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23907">
                <text:p>0.11239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178322">
                <text:p>0.111783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118158">
                <text:p>0.111181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058571">
                <text:p>0.11058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999553">
                <text:p>0.109995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941096">
                <text:p>0.109410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883193">
                <text:p>0.108831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825836">
                <text:p>0.10825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769018">
                <text:p>0.10769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712733">
                <text:p>0.107127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656973">
                <text:p>0.106569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601732">
                <text:p>0.106017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547002">
                <text:p>0.10547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492777">
                <text:p>0.104927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43905">
                <text:p>0.10439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385816">
                <text:p>0.103858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333067">
                <text:p>0.103330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280798">
                <text:p>0.102807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229002">
                <text:p>0.102290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177674">
                <text:p>0.101776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126807">
                <text:p>0.10126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076396">
                <text:p>0.100763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026435">
                <text:p>0.100264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976919">
                <text:p>0.099769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927841">
                <text:p>0.099278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879196">
                <text:p>0.098791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83098">
                <text:p>0.09830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783186">
                <text:p>0.097831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73581">
                <text:p>0.09735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688846">
                <text:p>0.096888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4229">
                <text:p>0.09642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596136">
                <text:p>0.095961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55038">
                <text:p>0.09550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505016">
                <text:p>0.095050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46004">
                <text:p>0.0946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415448">
                <text:p>0.094154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371234">
                <text:p>0.093712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327395">
                <text:p>0.09327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283925">
                <text:p>0.092839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240821">
                <text:p>0.092408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9198077">
                <text:p>0.09198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155691">
                <text:p>0.09155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9113657">
                <text:p>0.091136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9071972">
                <text:p>0.090719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9030631">
                <text:p>0.090306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98963">
                <text:p>0.0898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948966">
                <text:p>0.089489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908635">
                <text:p>0.089086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868632">
                <text:p>0.08868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828955">
                <text:p>0.088289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789598">
                <text:p>0.087895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75056">
                <text:p>0.0875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711835">
                <text:p>0.087118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673421">
                <text:p>0.08673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635313">
                <text:p>0.086353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597509">
                <text:p>0.085975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560005">
                <text:p>0.08560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522798">
                <text:p>0.085227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485885">
                <text:p>0.084858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449261">
                <text:p>0.084492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412925">
                <text:p>0.0841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8376872">
                <text:p>0.083768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83411">
                <text:p>0.0834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305605">
                <text:p>0.083056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270385">
                <text:p>0.082703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8235436">
                <text:p>0.082354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200756">
                <text:p>0.082007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166342">
                <text:p>0.081663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13219">
                <text:p>0.08132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098299">
                <text:p>0.080982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064664">
                <text:p>0.08064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031284">
                <text:p>0.080312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998156">
                <text:p>0.07998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965276">
                <text:p>0.079652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932643">
                <text:p>0.079326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900254">
                <text:p>0.079002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868106">
                <text:p>0.078681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836197">
                <text:p>0.078361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804523">
                <text:p>0.078045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773084">
                <text:p>0.077730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741875">
                <text:p>0.07741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710896">
                <text:p>0.07710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680143">
                <text:p>0.076801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649614">
                <text:p>0.076496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619307">
                <text:p>0.07619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589219">
                <text:p>0.075892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559349">
                <text:p>0.075593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529694">
                <text:p>0.07529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500251">
                <text:p>0.075002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47102">
                <text:p>0.07471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441997">
                <text:p>0.074419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41318">
                <text:p>0.07413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384568">
                <text:p>0.073845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56158">
                <text:p>0.073561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27948">
                <text:p>0.073279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299937">
                <text:p>0.072999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272122">
                <text:p>0.072721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244502">
                <text:p>0.07244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217073">
                <text:p>0.072170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189836">
                <text:p>0.071898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162787">
                <text:p>0.071627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135925">
                <text:p>0.071359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09248">
                <text:p>0.071092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082755">
                <text:p>0.070827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056442">
                <text:p>0.070564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03031">
                <text:p>0.07030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004355">
                <text:p>0.070043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978576">
                <text:p>0.069785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952972">
                <text:p>0.06952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927541">
                <text:p>0.069275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902281">
                <text:p>0.069022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877191">
                <text:p>0.06877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6852268">
                <text:p>0.068522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827512">
                <text:p>0.068275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802921">
                <text:p>0.068029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778492">
                <text:p>0.06778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754226">
                <text:p>0.067542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73012">
                <text:p>0.0673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706172">
                <text:p>0.067061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682381">
                <text:p>0.066823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658746">
                <text:p>0.066587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635266">
                <text:p>0.066352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611938">
                <text:p>0.066119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588762">
                <text:p>0.065887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565736">
                <text:p>0.06565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542858">
                <text:p>0.065428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520128">
                <text:p>0.06520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497543">
                <text:p>0.064975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475103">
                <text:p>0.064751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452807">
                <text:p>0.064528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430652">
                <text:p>0.064306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408639">
                <text:p>0.064086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386764">
                <text:p>0.063867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365028">
                <text:p>0.063650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343429">
                <text:p>0.063434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321965">
                <text:p>0.063219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300636">
                <text:p>0.063006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279441">
                <text:p>0.062794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258377">
                <text:p>0.062583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237444">
                <text:p>0.06237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216641">
                <text:p>0.062166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195967">
                <text:p>0.061959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175421">
                <text:p>0.061754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155">
                <text:p>0.061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134705">
                <text:p>0.061347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114535">
                <text:p>0.06114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094487">
                <text:p>0.060944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074561">
                <text:p>0.06074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054757">
                <text:p>0.060547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035072">
                <text:p>0.060350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015506">
                <text:p>0.060155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996058">
                <text:p>0.059960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5976727">
                <text:p>0.059767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5957512">
                <text:p>0.059575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938412">
                <text:p>0.059384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919426">
                <text:p>0.059194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5900553">
                <text:p>0.05900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5881791">
                <text:p>0.058817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863141">
                <text:p>0.05863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5844601">
                <text:p>0.058446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582617">
                <text:p>0.05826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5807847">
                <text:p>0.05807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789632">
                <text:p>0.057896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771523">
                <text:p>0.057715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75352">
                <text:p>0.05753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735621">
                <text:p>0.057356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5717826">
                <text:p>0.057178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700134">
                <text:p>0.057001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5682545">
                <text:p>0.05682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665056">
                <text:p>0.056650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5647669">
                <text:p>0.056476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63038">
                <text:p>0.05630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5613191">
                <text:p>0.056131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596099">
                <text:p>0.055960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579105">
                <text:p>0.055791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5562208">
                <text:p>0.055622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5545405">
                <text:p>0.055454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5528698">
                <text:p>0.055286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5512085">
                <text:p>0.055120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495565">
                <text:p>0.054955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5479138">
                <text:p>0.05479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5462803">
                <text:p>0.054628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446559">
                <text:p>0.054465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5430405">
                <text:p>0.054304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5414341">
                <text:p>0.054143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398366">
                <text:p>0.053983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5382479">
                <text:p>0.053824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36668">
                <text:p>0.05366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350968">
                <text:p>0.05350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5335342">
                <text:p>0.05335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5319801">
                <text:p>0.053198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304346">
                <text:p>0.053043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288974">
                <text:p>0.052889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273687">
                <text:p>0.052736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5258482">
                <text:p>0.052584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5243359">
                <text:p>0.052433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228318">
                <text:p>0.05228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213358">
                <text:p>0.05213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5198478">
                <text:p>0.051984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183678">
                <text:p>0.051836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168958">
                <text:p>0.051689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154315">
                <text:p>0.051543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139751">
                <text:p>0.051397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125264">
                <text:p>0.051252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110854">
                <text:p>0.051108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509652">
                <text:p>0.05096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5082262">
                <text:p>0.050822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068079">
                <text:p>0.050680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505397">
                <text:p>0.0505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039935">
                <text:p>0.050399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5025974">
                <text:p>0.050259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5012085">
                <text:p>0.050120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98269">
                <text:p>0.049982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84524">
                <text:p>0.049845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97085">
                <text:p>0.04970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4957248">
                <text:p>0.049572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943715">
                <text:p>0.049437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4930252">
                <text:p>0.049302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4916858">
                <text:p>0.049168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903533">
                <text:p>0.049035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4890276">
                <text:p>0.048902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877087">
                <text:p>0.048770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863964">
                <text:p>0.048639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850909">
                <text:p>0.048509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837919">
                <text:p>0.048379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4824995">
                <text:p>0.048249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812137">
                <text:p>0.048121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4799343">
                <text:p>0.047993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786613">
                <text:p>0.047866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4773947">
                <text:p>0.047739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4761345">
                <text:p>0.047613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748805">
                <text:p>0.047488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4736328">
                <text:p>0.047363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723913">
                <text:p>0.047239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711559">
                <text:p>0.047115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4699267">
                <text:p>0.046992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687035">
                <text:p>0.046870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4674864">
                <text:p>0.046748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662752">
                <text:p>0.046627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6507">
                <text:p>0.0465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4638706">
                <text:p>0.046387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626772">
                <text:p>0.046267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614895">
                <text:p>0.046148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4603076">
                <text:p>0.046030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591315">
                <text:p>0.045913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4579611">
                <text:p>0.045796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4567963">
                <text:p>0.04567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4556371">
                <text:p>0.045563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4544835">
                <text:p>0.045448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533355">
                <text:p>0.045333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52193">
                <text:p>0.04521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510559">
                <text:p>0.045105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499242">
                <text:p>0.044992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48798">
                <text:p>0.04487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476771">
                <text:p>0.044767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465615">
                <text:p>0.044656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454512">
                <text:p>0.044545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4443461">
                <text:p>0.044434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4432463">
                <text:p>0.044324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4421516">
                <text:p>0.044215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410621">
                <text:p>0.044106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399777">
                <text:p>0.043997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4388983">
                <text:p>0.043889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37824">
                <text:p>0.04378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367547">
                <text:p>0.043675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4356903">
                <text:p>0.043569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346309">
                <text:p>0.043463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4335764">
                <text:p>0.043357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4325268">
                <text:p>0.043252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31482">
                <text:p>0.04314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30442">
                <text:p>0.04304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4294068">
                <text:p>0.042940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283764">
                <text:p>0.042837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273506">
                <text:p>0.042735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4263295">
                <text:p>0.042632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4253131">
                <text:p>0.042531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4243013">
                <text:p>0.042430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232941">
                <text:p>0.042329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4222915">
                <text:p>0.042229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212934">
                <text:p>0.042129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4202998">
                <text:p>0.042029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4193106">
                <text:p>0.041931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4183259">
                <text:p>0.041832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173456">
                <text:p>0.041734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163698">
                <text:p>0.041636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4153982">
                <text:p>0.041539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414431">
                <text:p>0.04144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134681">
                <text:p>0.041346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125095">
                <text:p>0.041250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4115551">
                <text:p>0.041155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10605">
                <text:p>0.04106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409659">
                <text:p>0.04096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4087173">
                <text:p>0.040871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4077796">
                <text:p>0.040777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4068461">
                <text:p>0.040684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059167">
                <text:p>0.040591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049913">
                <text:p>0.040499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0407">
                <text:p>0.0404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031526">
                <text:p>0.040315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022393">
                <text:p>0.040223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013299">
                <text:p>0.040132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4004245">
                <text:p>0.040042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99523">
                <text:p>0.03995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986254">
                <text:p>0.039862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977316">
                <text:p>0.039773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968417">
                <text:p>0.039684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959556">
                <text:p>0.039595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950733">
                <text:p>0.03950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941948">
                <text:p>0.039419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9332">
                <text:p>0.0393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924489">
                <text:p>0.039244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3915816">
                <text:p>0.039158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907179">
                <text:p>0.039071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898579">
                <text:p>0.03898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890015">
                <text:p>0.038900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3881488">
                <text:p>0.038814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872996">
                <text:p>0.038729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86454">
                <text:p>0.03864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3856119">
                <text:p>0.038561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847734">
                <text:p>0.038477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839384">
                <text:p>0.038393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831068">
                <text:p>0.038310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3822788">
                <text:p>0.038227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814541">
                <text:p>0.038145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806329">
                <text:p>0.038063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798151">
                <text:p>0.037981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790007">
                <text:p>0.037900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3781896">
                <text:p>0.037818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773819">
                <text:p>0.037738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765775">
                <text:p>0.037657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757764">
                <text:p>0.037577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749786">
                <text:p>0.037497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74184">
                <text:p>0.03741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3733927">
                <text:p>0.037339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726046">
                <text:p>0.037260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3718198">
                <text:p>0.037181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3710381">
                <text:p>0.037103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702596">
                <text:p>0.037025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694842">
                <text:p>0.036948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68712">
                <text:p>0.03687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3679428">
                <text:p>0.036794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671768">
                <text:p>0.036717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664139">
                <text:p>0.036641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65654">
                <text:p>0.03656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3648971">
                <text:p>0.036489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3641433">
                <text:p>0.036414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633925">
                <text:p>0.036339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626447">
                <text:p>0.036264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618999">
                <text:p>0.036189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61158">
                <text:p>0.03611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60419">
                <text:p>0.03604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59683">
                <text:p>0.03596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589499">
                <text:p>0.035894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582196">
                <text:p>0.035821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574923">
                <text:p>0.035749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567678">
                <text:p>0.0356767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3560461">
                <text:p>0.035604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553273">
                <text:p>0.035532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546113">
                <text:p>0.035461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538981">
                <text:p>0.035389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531876">
                <text:p>0.035318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524799">
                <text:p>0.035247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51775">
                <text:p>0.03517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3510728">
                <text:p>0.035107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503733">
                <text:p>0.035037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496765">
                <text:p>0.034967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3489824">
                <text:p>0.034898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482909">
                <text:p>0.034829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476021">
                <text:p>0.034760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46916">
                <text:p>0.03469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462325">
                <text:p>0.034623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3455516">
                <text:p>0.034555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3448733">
                <text:p>0.034487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3441976">
                <text:p>0.034419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435244">
                <text:p>0.034352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3428538">
                <text:p>0.034285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3421858">
                <text:p>0.034218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3415203">
                <text:p>0.034152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408573">
                <text:p>0.034085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401967">
                <text:p>0.03401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395387">
                <text:p>0.033953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388832">
                <text:p>0.033888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3382301">
                <text:p>0.033823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375795">
                <text:p>0.033757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3369312">
                <text:p>0.03369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3362855">
                <text:p>0.033628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3356421">
                <text:p>0.033564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3350011">
                <text:p>0.033500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3343625">
                <text:p>0.03343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3337263">
                <text:p>0.03337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330924">
                <text:p>0.033309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3324609">
                <text:p>0.033246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3318317">
                <text:p>0.033183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3312048">
                <text:p>0.03312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3305802">
                <text:p>0.033058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299579">
                <text:p>0.032995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293379">
                <text:p>0.032933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3287202">
                <text:p>0.032872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281047">
                <text:p>0.032810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274915">
                <text:p>0.032749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3268805">
                <text:p>0.032688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262718">
                <text:p>0.032627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256652">
                <text:p>0.032566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250608">
                <text:p>0.032506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244587">
                <text:p>0.032445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238587">
                <text:p>0.032385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232609">
                <text:p>0.032326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226652">
                <text:p>0.032266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3220717">
                <text:p>0.032207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214803">
                <text:p>0.032148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320891">
                <text:p>0.03208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203038">
                <text:p>0.032030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197188">
                <text:p>0.031971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191358">
                <text:p>0.031913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185549">
                <text:p>0.031855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179761">
                <text:p>0.031797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173993">
                <text:p>0.031739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168246">
                <text:p>0.031682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162519">
                <text:p>0.031625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156812">
                <text:p>0.031568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151125">
                <text:p>0.031511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145459">
                <text:p>0.031454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139812">
                <text:p>0.031398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3134186">
                <text:p>0.031341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128579">
                <text:p>0.031285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3122991">
                <text:p>0.031229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3117424">
                <text:p>0.031174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111875">
                <text:p>0.031118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3106346">
                <text:p>0.031063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100836">
                <text:p>0.03100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3095346">
                <text:p>0.030953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089874">
                <text:p>0.030898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3084422">
                <text:p>0.030844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078988">
                <text:p>0.030789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3073573">
                <text:p>0.030735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3068177">
                <text:p>0.030681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062799">
                <text:p>0.030627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05744">
                <text:p>0.03057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3052099">
                <text:p>0.030520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3046777">
                <text:p>0.030467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3041472">
                <text:p>0.030414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036186">
                <text:p>0.030361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030918">
                <text:p>0.030309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3025668">
                <text:p>0.030256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3020436">
                <text:p>0.030204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015221">
                <text:p>0.030152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010024">
                <text:p>0.030100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004845">
                <text:p>0.030048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999683">
                <text:p>0.029996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2994539">
                <text:p>0.029945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989412">
                <text:p>0.029894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2984303">
                <text:p>0.029843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297921">
                <text:p>0.02979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2974135">
                <text:p>0.029741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969076">
                <text:p>0.029690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964035">
                <text:p>0.029640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95901">
                <text:p>0.02959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954003">
                <text:p>0.029540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949011">
                <text:p>0.029490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2944037">
                <text:p>0.029440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2939079">
                <text:p>0.029390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934137">
                <text:p>0.029341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2929212">
                <text:p>0.029292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2924303">
                <text:p>0.029243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919411">
                <text:p>0.029194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2914534">
                <text:p>0.029145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2909674">
                <text:p>0.029096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2904829">
                <text:p>0.029048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900001">
                <text:p>0.029000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895188">
                <text:p>0.028951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890391">
                <text:p>0.028903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88561">
                <text:p>0.02885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880844">
                <text:p>0.028808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876094">
                <text:p>0.028760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2871359">
                <text:p>0.028713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86664">
                <text:p>0.02866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861936">
                <text:p>0.028619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857247">
                <text:p>0.028572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2852573">
                <text:p>0.028525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2847915">
                <text:p>0.028479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2843271">
                <text:p>0.028432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838643">
                <text:p>0.028386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834029">
                <text:p>0.028340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829431">
                <text:p>0.028294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2824847">
                <text:p>0.028248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2820277">
                <text:p>0.028202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2815722">
                <text:p>0.028157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2811182">
                <text:p>0.028111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2806657">
                <text:p>0.028066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802145">
                <text:p>0.028021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2797649">
                <text:p>0.027976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793166">
                <text:p>0.027931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2788698">
                <text:p>0.027886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784243">
                <text:p>0.027842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779803">
                <text:p>0.0277980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775377">
                <text:p>0.027753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770965">
                <text:p>0.027709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766567">
                <text:p>0.027665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2762182">
                <text:p>0.027621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757812">
                <text:p>0.027578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753455">
                <text:p>0.027534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2749111">
                <text:p>0.02749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744782">
                <text:p>0.027447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740466">
                <text:p>0.027404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736163">
                <text:p>0.027361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2731874">
                <text:p>0.027318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727598">
                <text:p>0.027275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2723335">
                <text:p>0.027233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2719086">
                <text:p>0.027190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2714849">
                <text:p>0.027148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710626">
                <text:p>0.027106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2706416">
                <text:p>0.027064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702219">
                <text:p>0.027022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2698035">
                <text:p>0.026980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693863">
                <text:p>0.026938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2689705">
                <text:p>0.026897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2685559">
                <text:p>0.02685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681426">
                <text:p>0.026814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677306">
                <text:p>0.026773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2673198">
                <text:p>0.026731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2669103">
                <text:p>0.026691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266502">
                <text:p>0.02665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2660949">
                <text:p>0.026609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2656891">
                <text:p>0.026568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652846">
                <text:p>0.026528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2648812">
                <text:p>0.026488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644791">
                <text:p>0.026447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2640782">
                <text:p>0.026407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2636785">
                <text:p>0.026367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26328">
                <text:p>0.0263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2628827">
                <text:p>0.026288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2624866">
                <text:p>0.026248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2620917">
                <text:p>0.026209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261698">
                <text:p>0.02616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2613055">
                <text:p>0.026130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2609141">
                <text:p>0.026091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2605239">
                <text:p>0.026052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2601349">
                <text:p>0.026013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259747">
                <text:p>0.02597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2593603">
                <text:p>0.025936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2589747">
                <text:p>0.025897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2585903">
                <text:p>0.025859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258207">
                <text:p>0.02582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578248">
                <text:p>0.025782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2574438">
                <text:p>0.025744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2570639">
                <text:p>0.025706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2566851">
                <text:p>0.025668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2563075">
                <text:p>0.025630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2559309">
                <text:p>0.025593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2555554">
                <text:p>0.025555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2551811">
                <text:p>0.025518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2548078">
                <text:p>0.02548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2544357">
                <text:p>0.025443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2540646">
                <text:p>0.025406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536946">
                <text:p>0.025369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2533257">
                <text:p>0.025332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2529579">
                <text:p>0.0252957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2525911">
                <text:p>0.025259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522254">
                <text:p>0.025222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2518607">
                <text:p>0.025186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2514971">
                <text:p>0.025149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511346">
                <text:p>0.025113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2507731">
                <text:p>0.025077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2504126">
                <text:p>0.025041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500532">
                <text:p>0.025005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2496948">
                <text:p>0.024969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2493375">
                <text:p>0.024933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2489812">
                <text:p>0.024898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2486259">
                <text:p>0.024862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2482716">
                <text:p>0.024827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2479183">
                <text:p>0.0247918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247566">
                <text:p>0.02475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2472147">
                <text:p>0.0247214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468645">
                <text:p>0.024686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2465152">
                <text:p>0.024651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2461669">
                <text:p>0.024616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458196">
                <text:p>0.024581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2454733">
                <text:p>0.024547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245128">
                <text:p>0.02451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2447837">
                <text:p>0.0244783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444403">
                <text:p>0.024444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2440979">
                <text:p>0.024409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2437564">
                <text:p>0.024375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2434159">
                <text:p>0.024341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2430764">
                <text:p>0.024307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2427378">
                <text:p>0.024273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2424002">
                <text:p>0.024240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2420635">
                <text:p>0.024206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417277">
                <text:p>0.024172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2413929">
                <text:p>0.024139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241059">
                <text:p>0.02410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2407261">
                <text:p>0.024072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403941">
                <text:p>0.0240394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240063">
                <text:p>0.02400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397328">
                <text:p>0.023973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394035">
                <text:p>0.023940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390751">
                <text:p>0.023907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2387477">
                <text:p>0.023874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2384211">
                <text:p>0.023842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380955">
                <text:p>0.023809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2377707">
                <text:p>0.023777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2374469">
                <text:p>0.023744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371239">
                <text:p>0.023712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2368018">
                <text:p>0.023680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2364806">
                <text:p>0.023648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2361603">
                <text:p>0.023616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2358408">
                <text:p>0.023584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2355222">
                <text:p>0.023552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2352045">
                <text:p>0.023520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348877">
                <text:p>0.023488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2345717">
                <text:p>0.023457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2342566">
                <text:p>0.023425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2339423">
                <text:p>0.023394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336289">
                <text:p>0.023362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333163">
                <text:p>0.023331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2330046">
                <text:p>0.023300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326937">
                <text:p>0.023269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2323836">
                <text:p>0.023238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2320744">
                <text:p>0.023207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231766">
                <text:p>0.02317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2314585">
                <text:p>0.0231458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2311518">
                <text:p>0.023115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2308458">
                <text:p>0.023084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305408">
                <text:p>0.023054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302365">
                <text:p>0.023023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229933">
                <text:p>0.02299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2296304">
                <text:p>0.022963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293285">
                <text:p>0.022932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2290275">
                <text:p>0.022902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7272">
                <text:p>0.022872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2284278">
                <text:p>0.022842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2281291">
                <text:p>0.022812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278313">
                <text:p>0.022783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2275342">
                <text:p>0.022753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2272379">
                <text:p>0.022723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2269424">
                <text:p>0.022694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2266477">
                <text:p>0.022664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263537">
                <text:p>0.022635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2260605">
                <text:p>0.022606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2257681">
                <text:p>0.022576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2254765">
                <text:p>0.022547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2251856">
                <text:p>0.022518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248955">
                <text:p>0.022489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2246061">
                <text:p>0.022460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243175">
                <text:p>0.022431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2240297">
                <text:p>0.022402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2237426">
                <text:p>0.022374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2234562">
                <text:p>0.022345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2231706">
                <text:p>0.022317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2228857">
                <text:p>0.022288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2226016">
                <text:p>0.022260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223182">
                <text:p>0.022231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2220355">
                <text:p>0.022203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2217536">
                <text:p>0.022175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2214724">
                <text:p>0.022147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2211919">
                <text:p>0.022119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2209121">
                <text:p>0.022091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2206331">
                <text:p>0.022063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203548">
                <text:p>0.022035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2200772">
                <text:p>0.022007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2198003">
                <text:p>0.021980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2195241">
                <text:p>0.021952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2192486">
                <text:p>0.021924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2189738">
                <text:p>0.021897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2186998">
                <text:p>0.021869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184264">
                <text:p>0.021842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2181537">
                <text:p>0.021815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178817">
                <text:p>0.021788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2176104">
                <text:p>0.021761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173398">
                <text:p>0.021733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170699">
                <text:p>0.021706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168006">
                <text:p>0.021680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165321">
                <text:p>0.021653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162642">
                <text:p>0.021626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15997">
                <text:p>0.02159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157304">
                <text:p>0.021573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154646">
                <text:p>0.021546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151994">
                <text:p>0.021519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149348">
                <text:p>0.021493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14671">
                <text:p>0.02146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144078">
                <text:p>0.021440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141452">
                <text:p>0.021414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138833">
                <text:p>0.021388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136221">
                <text:p>0.021362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133615">
                <text:p>0.021336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131016">
                <text:p>0.021310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128423">
                <text:p>0.021284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125836">
                <text:p>0.021258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123256">
                <text:p>0.021232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120683">
                <text:p>0.021206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118115">
                <text:p>0.021181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115554">
                <text:p>0.021155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113">
                <text:p>0.021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110452">
                <text:p>0.02110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210791">
                <text:p>0.02107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2105374">
                <text:p>0.021053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2102844">
                <text:p>0.021028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100321">
                <text:p>0.021003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2097804">
                <text:p>0.0209780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095293">
                <text:p>0.020952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092788">
                <text:p>0.020927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09029">
                <text:p>0.02090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2087797">
                <text:p>0.020877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085311">
                <text:p>0.020853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2082831">
                <text:p>0.0208283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080356">
                <text:p>0.020803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2077888">
                <text:p>0.020778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075426">
                <text:p>0.020754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072969">
                <text:p>0.020729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2070519">
                <text:p>0.02070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068075">
                <text:p>0.020680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2065636">
                <text:p>0.020656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2063204">
                <text:p>0.020632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2060777">
                <text:p>0.020607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058356">
                <text:p>0.02058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